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1cm" svg:stroke-color="#000000" draw:marker-start-width="0.276cm" draw:marker-end-width="0.276cm" draw:fill="solid" draw:fill-color="#ffff99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-width="0.276cm" draw:marker-end="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solid" draw:fill-color="#ff9999" draw:textarea-vertical-align="middle"/>
    </style:style>
    <style:style style:name="gr6" style:family="graphic" style:parent-style-name="standard">
      <style:graphic-properties draw:stroke="none" draw:fill="solid" draw:fill-color="#8bee00" draw:textarea-vertical-align="middle"/>
    </style:style>
    <style:style style:name="gr7" style:family="graphic" style:parent-style-name="objectwithoutfill">
      <style:graphic-properties draw:marker-end="Arrow" draw:fill="none" draw:textarea-vertical-align="middle"/>
    </style:style>
    <style:style style:name="gr8" style:family="graphic" style:parent-style-name="standard">
      <style:graphic-properties svg:stroke-width="0cm" svg:stroke-color="#000000" draw:marker-start-width="0.2cm" draw:marker-end-width="0.2cm" draw:fill="solid" draw:fill-color="#ffff99" draw:textarea-vertical-align="middle" fo:padding-top="0.125cm" fo:padding-bottom="0.125cm" fo:padding-left="0.25cm" fo:padding-right="0.25cm"/>
    </style:style>
    <style:style style:name="gr9" style:family="graphic" style:parent-style-name="objectwithoutfill">
      <style:graphic-properties draw:marker-end="" draw:fill="none" draw:textarea-vertical-align="middle"/>
    </style:style>
    <style:style style:name="gr10" style:family="graphic" style:parent-style-name="standard">
      <style:graphic-properties svg:stroke-width="0cm" svg:stroke-color="#000000" draw:marker-start-width="0.2cm" draw:marker-end="" draw:marker-end-width="0.2cm" draw:fill="solid" draw:fill-color="#ffff99" draw:textarea-vertical-align="middle" fo:padding-top="0.125cm" fo:padding-bottom="0.125cm" fo:padding-left="0.25cm" fo:padding-right="0.25cm"/>
    </style:style>
    <style:style style:name="gr11" style:family="graphic" style:parent-style-name="objectwithoutfill">
      <style:graphic-properties svg:stroke-width="0.051cm" svg:stroke-color="#dc2300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cm" svg:stroke-color="#000000" draw:marker-start-width="0.2cm" draw:marker-end-width="0.2cm" draw:fill="solid" draw:fill-color="#ff9999" draw:textarea-vertical-align="middle" fo:padding-top="0.125cm" fo:padding-bottom="0.125cm" fo:padding-left="0.25cm" fo:padding-right="0.25cm"/>
    </style:style>
    <style:style style:name="gr13" style:family="graphic" style:parent-style-name="objectwithoutfill">
      <style:graphic-properties svg:stroke-width="0.102cm" svg:stroke-color="#dc2300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cm" svg:stroke-color="#000000" draw:marker-start-width="0.2cm" draw:marker-end="" draw:marker-end-width="0.2cm" draw:fill="solid" draw:fill-color="#ff9999" draw:textarea-vertical-align="middle" fo:padding-top="0.125cm" fo:padding-bottom="0.125cm" fo:padding-left="0.25cm" fo:padding-right="0.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3cm" fo:min-width="0cm"/>
    </style:style>
    <style:style style:name="gr16" style:family="graphic" style:parent-style-name="objectwithoutfill">
      <style:graphic-properties svg:stroke-width="0.051cm" svg:stroke-color="#dc2300" draw:marker-start-width="0.276cm" draw:marker-end="Arrow" draw:marker-end-width="0.276cm" draw:fill="solid" draw:fill-color="#ff8080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cm" svg:stroke-color="#000000" draw:marker-start-width="0.2cm" draw:marker-end-width="0.2cm" draw:fill="solid" draw:fill-color="#ff8080" draw:textarea-vertical-align="middle" fo:padding-top="0.125cm" fo:padding-bottom="0.125cm" fo:padding-left="0.25cm" fo:padding-right="0.25cm"/>
    </style:style>
    <style:style style:name="gr18" style:family="graphic" style:parent-style-name="objectwithoutfill">
      <style:graphic-properties svg:stroke-width="0.102cm" svg:stroke-color="#ff0000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cm" svg:stroke-color="#000000" draw:marker-start-width="0.2cm" draw:marker-end="" draw:marker-end-width="0.2cm" draw:fill="solid" draw:fill-color="#ff8080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draw:fill="solid" draw:fill-color="#7fbf10" draw:textarea-vertical-align="middle"/>
    </style:style>
    <style:style style:name="gr21" style:family="graphic" style:parent-style-name="standard">
      <style:graphic-properties draw:textarea-vertical-align="middle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standard">
      <style:graphic-properties svg:stroke-width="0cm" svg:stroke-color="#000000" draw:marker-start-width="0.2cm" draw:marker-end-width="0.2cm" draw:fill="solid" draw:fill-color="#ff950e" draw:textarea-vertical-align="middle" fo:padding-top="0.125cm" fo:padding-bottom="0.125cm" fo:padding-left="0.25cm" fo:padding-right="0.25cm"/>
    </style:style>
    <style:style style:name="gr24" style:family="graphic" style:parent-style-name="standard">
      <style:graphic-properties svg:stroke-width="0cm" svg:stroke-color="#000000" draw:marker-start-width="0.2cm" draw:marker-end="" draw:marker-end-width="0.2cm" draw:fill="solid" draw:fill-color="#ff950e" draw:textarea-vertical-align="middle" fo:padding-top="0.125cm" fo:padding-bottom="0.125cm" fo:padding-left="0.25cm" fo:padding-right="0.25cm"/>
    </style:style>
    <style:style style:name="gr25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27" style:family="graphic" style:parent-style-name="objectwithoutfill">
      <style:graphic-properties svg:stroke-width="0.051cm" svg:stroke-color="#ff0000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1cm" svg:stroke-color="#ff3366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P3" style:family="paragraph">
      <style:text-properties fo:font-family="'Times New Roman'" style:font-family-generic="roman" style:font-pitch="variable" fo:font-size="14pt" style:font-size-asian="14pt" style:font-size-complex="14pt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14pt" style:font-size-asian="14pt" style:font-size-complex="14pt"/>
    </style:style>
    <style:style style:name="P6" style:family="paragraph">
      <style:text-properties fo:font-size="18pt"/>
    </style:style>
    <style:style style:name="T1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2" style:family="text">
      <style:text-properties fo:font-family="'Times New Roman'" style:font-family-generic="roman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666cm" svg:height="0.486cm" svg:x="3.413cm" svg:y="2.672cm" svg:viewBox="0 0 2667 487" svg:d="M0 487c1818-1016 2667-127 2667-127">
          <text:p/>
        </draw:path>
        <draw:path draw:style-name="gr1" draw:text-style-name="P1" draw:layer="layout" svg:width="0.68cm" svg:height="1.65cm" svg:x="2.986cm" svg:y="3.667cm" svg:viewBox="0 0 681 1651" svg:d="M46 0c-254 1016 635 1651 635 1651">
          <text:p/>
        </draw:path>
        <draw:path draw:style-name="gr1" draw:text-style-name="P1" draw:layer="layout" svg:width="1.089cm" svg:height="2.158cm" svg:x="6.334cm" svg:y="3.413cm" svg:viewBox="0 0 1090 2159" svg:d="M889 0c762 1270-889 2159-889 2159">
          <text:p/>
        </draw:path>
        <draw:ellipse draw:style-name="gr2" draw:text-style-name="P2" draw:layer="layout" svg:width="1.905cm" svg:height="0.762cm" svg:x="2.143cm" svg:y="2.905cm">
          <text:p text:style-name="P1"><text:span text:style-name="T1">Fred</text:span></text:p>
        </draw:ellipse>
        <draw:ellipse draw:style-name="gr2" draw:text-style-name="P2" draw:layer="layout" svg:width="1.905cm" svg:height="0.762cm" svg:x="5.826cm" svg:y="2.905cm">
          <text:p text:style-name="P1"><text:span text:style-name="T1">Luther</text:span></text:p>
        </draw:ellipse>
        <draw:ellipse draw:style-name="gr2" draw:text-style-name="P2" draw:layer="layout" svg:width="2.794cm" svg:height="0.762cm" svg:x="3.521cm" svg:y="5.245cm">
          <text:p text:style-name="P1"><text:span text:style-name="T1">Baby-Daisy</text:span></text:p>
        </draw:ellipse>
        <draw:path draw:style-name="gr3" draw:text-style-name="P1" draw:layer="layout" svg:width="2.793cm" svg:height="0.486cm" svg:x="11.413cm" svg:y="2.707cm" svg:viewBox="0 0 2794 487" svg:d="M0 487c1905-1016 2794-127 2794-127">
          <text:p/>
        </draw:path>
        <draw:path draw:style-name="gr3" draw:text-style-name="P1" draw:layer="layout" svg:width="0.808cm" svg:height="1.869cm" svg:x="10.986cm" svg:y="3.702cm" svg:viewBox="0 0 809 1870" svg:d="M54 0c-302 1151 755 1870 755 1870">
          <text:p/>
        </draw:path>
        <draw:path draw:style-name="gr3" draw:text-style-name="P1" draw:layer="layout" svg:width="1.089cm" svg:height="2.158cm" svg:x="14.334cm" svg:y="3.448cm" svg:viewBox="0 0 1090 2159" svg:d="M889 0c762 1270-889 2159-889 2159">
          <text:p/>
        </draw:path>
        <draw:ellipse draw:style-name="gr2" draw:text-style-name="P2" draw:layer="layout" svg:width="1.905cm" svg:height="0.762cm" svg:x="10.143cm" svg:y="2.94cm">
          <text:p text:style-name="P1"><text:span text:style-name="T1">Larry</text:span></text:p>
        </draw:ellipse>
        <draw:ellipse draw:style-name="gr2" draw:text-style-name="P2" draw:layer="layout" svg:width="1.905cm" svg:height="0.762cm" svg:x="13.826cm" svg:y="2.94cm">
          <text:p text:style-name="P1"><text:span text:style-name="T1">Moe</text:span></text:p>
        </draw:ellipse>
        <draw:ellipse draw:style-name="gr2" draw:text-style-name="P2" draw:layer="layout" svg:width="2.794cm" svg:height="0.762cm" svg:x="11.521cm" svg:y="5.28cm">
          <text:p text:style-name="P1"><text:span text:style-name="T1">Curly</text:span></text:p>
        </draw:ellipse>
        <draw:frame draw:style-name="gr4" draw:text-style-name="P3" draw:layer="layout" svg:width="3.558cm" svg:height="0.797cm" svg:x="3.197cm" svg:y="6.442cm">
          <draw:text-box>
            <text:p text:style-name="P3"><text:span text:style-name="T2">Directed Graph</text:span></text:p>
          </draw:text-box>
        </draw:frame>
        <draw:frame draw:style-name="gr4" draw:text-style-name="P3" draw:layer="layout" svg:width="4.054cm" svg:height="0.797cm" svg:x="11.097cm" svg:y="6.443cm">
          <draw:text-box>
            <text:p text:style-name="P3"><text:span text:style-name="T2">Undirected Graph</text:span></text:p>
          </draw:text-box>
        </draw:frame>
      </draw:page>
      <draw:page draw:name="page2" draw:style-name="dp1" draw:master-page-name="Default">
        <draw:rect draw:style-name="gr5" draw:text-style-name="P1" draw:layer="layout" svg:width="1.905cm" svg:height="1.27cm" svg:x="8.112cm" svg:y="1.127cm">
          <text:p/>
        </draw:rect>
        <draw:ellipse draw:style-name="gr5" draw:text-style-name="P1" draw:layer="layout" svg:width="2.667cm" svg:height="1.905cm" svg:x="13.573cm" svg:y="2.398cm">
          <text:p/>
        </draw:ellipse>
        <draw:ellipse draw:style-name="gr5" draw:text-style-name="P1" draw:layer="layout" svg:width="3.43cm" svg:height="1.904cm" draw:transform="skewX (0.0272271363311064) rotate (0.0274016692563058) translate (11.287cm 4.684cm)">
          <text:p/>
        </draw:ellipse>
        <draw:ellipse draw:style-name="gr5" draw:text-style-name="P1" draw:layer="layout" svg:width="2.667cm" svg:height="1.905cm" svg:x="9.763cm" svg:y="2.271cm">
          <text:p/>
        </draw:ellipse>
        <draw:ellipse draw:style-name="gr5" draw:text-style-name="P1" draw:layer="layout" svg:width="2.667cm" svg:height="1.905cm" svg:x="5.572cm" svg:y="2.397cm">
          <text:p/>
        </draw:ellipse>
        <draw:ellipse draw:style-name="gr5" draw:text-style-name="P1" draw:layer="layout" svg:width="3.43cm" svg:height="1.904cm" draw:transform="skewX (0.0272271363311064) rotate (0.0274016692563058) translate (3.286cm 4.683cm)">
          <text:p/>
        </draw:ellipse>
        <draw:path draw:style-name="gr1" draw:text-style-name="P1" draw:layer="layout" svg:width="2.666cm" svg:height="0.486cm" svg:x="3.413cm" svg:y="2.672cm" svg:viewBox="0 0 2667 487" svg:d="M0 487c1818-1016 2667-127 2667-127">
          <text:p/>
        </draw:path>
        <draw:path draw:style-name="gr1" draw:text-style-name="P1" draw:layer="layout" svg:width="0.68cm" svg:height="1.65cm" svg:x="2.986cm" svg:y="3.667cm" svg:viewBox="0 0 681 1651" svg:d="M46 0c-254 1016 635 1651 635 1651">
          <text:p/>
        </draw:path>
        <draw:path draw:style-name="gr1" draw:text-style-name="P1" draw:layer="layout" svg:width="1.089cm" svg:height="2.158cm" svg:x="6.334cm" svg:y="3.413cm" svg:viewBox="0 0 1090 2159" svg:d="M889 0c762 1270-889 2159-889 2159">
          <text:p/>
        </draw:path>
        <draw:ellipse draw:style-name="gr5" draw:text-style-name="P1" draw:layer="layout" svg:width="2.667cm" svg:height="1.905cm" svg:x="1.762cm" svg:y="2.27cm">
          <text:p/>
        </draw:ellipse>
        <draw:ellipse draw:style-name="gr2" draw:text-style-name="P2" draw:layer="layout" svg:width="1.905cm" svg:height="0.762cm" svg:x="2.143cm" svg:y="2.905cm">
          <text:p text:style-name="P4"><text:span text:style-name="T1">Fred</text:span></text:p>
        </draw:ellipse>
        <draw:ellipse draw:style-name="gr2" draw:text-style-name="P2" draw:layer="layout" svg:width="1.905cm" svg:height="0.762cm" svg:x="5.826cm" svg:y="2.905cm">
          <text:p text:style-name="P4"><text:span text:style-name="T1">Luther</text:span></text:p>
        </draw:ellipse>
        <draw:ellipse draw:style-name="gr2" draw:text-style-name="P2" draw:layer="layout" svg:width="2.794cm" svg:height="0.762cm" svg:x="3.521cm" svg:y="5.245cm">
          <text:p text:style-name="P4"><text:span text:style-name="T1">Baby-Daisy</text:span></text:p>
        </draw:ellipse>
        <draw:path draw:style-name="gr3" draw:text-style-name="P1" draw:layer="layout" svg:width="2.793cm" svg:height="0.486cm" svg:x="11.413cm" svg:y="2.707cm" svg:viewBox="0 0 2794 487" svg:d="M0 487c1905-1016 2794-127 2794-127">
          <text:p/>
        </draw:path>
        <draw:path draw:style-name="gr3" draw:text-style-name="P1" draw:layer="layout" svg:width="0.808cm" svg:height="1.869cm" svg:x="10.986cm" svg:y="3.702cm" svg:viewBox="0 0 809 1870" svg:d="M54 0c-302 1151 755 1870 755 1870">
          <text:p/>
        </draw:path>
        <draw:path draw:style-name="gr3" draw:text-style-name="P1" draw:layer="layout" svg:width="1.089cm" svg:height="2.158cm" svg:x="14.334cm" svg:y="3.448cm" svg:viewBox="0 0 1090 2159" svg:d="M889 0c762 1270-889 2159-889 2159">
          <text:p/>
        </draw:path>
        <draw:ellipse draw:style-name="gr2" draw:text-style-name="P2" draw:layer="layout" svg:width="1.905cm" svg:height="0.762cm" svg:x="10.143cm" svg:y="2.94cm">
          <text:p text:style-name="P4"><text:span text:style-name="T1">Larry</text:span></text:p>
        </draw:ellipse>
        <draw:ellipse draw:style-name="gr2" draw:text-style-name="P2" draw:layer="layout" svg:width="1.905cm" svg:height="0.762cm" svg:x="13.826cm" svg:y="2.94cm">
          <text:p text:style-name="P4"><text:span text:style-name="T1">Moe</text:span></text:p>
        </draw:ellipse>
        <draw:ellipse draw:style-name="gr2" draw:text-style-name="P2" draw:layer="layout" svg:width="2.794cm" svg:height="0.762cm" svg:x="11.521cm" svg:y="5.28cm">
          <text:p text:style-name="P4"><text:span text:style-name="T1">Curly</text:span></text:p>
        </draw:ellipse>
        <draw:frame draw:style-name="gr4" draw:text-style-name="P3" draw:layer="layout" svg:width="3.558cm" svg:height="0.797cm" svg:x="3.197cm" svg:y="6.442cm">
          <draw:text-box>
            <text:p text:style-name="P3"><text:span text:style-name="T2">Directed Graph</text:span></text:p>
          </draw:text-box>
        </draw:frame>
        <draw:frame draw:style-name="gr4" draw:text-style-name="P3" draw:layer="layout" svg:width="4.054cm" svg:height="0.797cm" svg:x="11.097cm" svg:y="6.443cm">
          <draw:text-box>
            <text:p text:style-name="P3"><text:span text:style-name="T2">Undirected Graph</text:span></text:p>
          </draw:text-box>
        </draw:frame>
        <draw:frame draw:style-name="gr4" draw:text-style-name="P5" draw:layer="layout" svg:width="2.149cm" svg:height="1.343cm" svg:x="8.05cm" svg:y="1.092cm">
          <draw:text-box>
            <text:p text:style-name="P5"><text:span text:style-name="T2">Nodes</text:span></text:p>
            <text:p text:style-name="P5"><text:span text:style-name="T2">Vertices</text:span></text:p>
          </draw:text-box>
        </draw:frame>
      </draw:page>
      <draw:page draw:name="page3" draw:style-name="dp1" draw:master-page-name="Default">
        <draw:ellipse draw:style-name="gr6" draw:text-style-name="P1" draw:layer="layout" svg:width="1.27cm" svg:height="2.413cm" draw:transform="rotate (-0.473158760216761) translate (6.928cm 3.256cm)">
          <text:p/>
        </draw:ellipse>
        <draw:ellipse draw:style-name="gr6" draw:text-style-name="P1" draw:layer="layout" svg:width="1.68cm" svg:height="2.403cm" draw:transform="skewX (0.0713839664065546) rotate (0.071558499331754) translate (2.499cm 3.221cm)">
          <text:p/>
        </draw:ellipse>
        <draw:ellipse draw:style-name="gr6" draw:text-style-name="P1" draw:layer="layout" svg:width="2.667cm" svg:height="1.143cm" svg:x="3.769cm" svg:y="2.397cm">
          <text:p/>
        </draw:ellipse>
        <draw:ellipse draw:style-name="gr6" draw:text-style-name="P1" draw:layer="layout" svg:width="2.667cm" svg:height="1.016cm" svg:x="7.577cm" svg:y="1cm">
          <text:p/>
        </draw:ellipse>
        <draw:ellipse draw:style-name="gr6" draw:text-style-name="P1" draw:layer="layout" svg:width="1.27cm" svg:height="2.413cm" draw:transform="rotate (-0.473158760216761) translate (14.827cm 3.256cm)">
          <text:p/>
        </draw:ellipse>
        <draw:ellipse draw:style-name="gr6" draw:text-style-name="P1" draw:layer="layout" svg:width="1.531cm" svg:height="2.653cm" draw:transform="skewX (0.086393797973703) rotate (0.086393797973703) translate (10.498cm 3.227cm)">
          <text:p/>
        </draw:ellipse>
        <draw:ellipse draw:style-name="gr6" draw:text-style-name="P1" draw:layer="layout" svg:width="2.667cm" svg:height="1.143cm" svg:x="11.668cm" svg:y="2.397cm">
          <text:p/>
        </draw:ellipse>
        <draw:path draw:style-name="gr1" draw:text-style-name="P1" draw:layer="layout" svg:width="2.666cm" svg:height="0.486cm" svg:x="3.413cm" svg:y="2.672cm" svg:viewBox="0 0 2667 487" svg:d="M0 487c1818-1016 2667-127 2667-127">
          <text:p/>
        </draw:path>
        <draw:path draw:style-name="gr1" draw:text-style-name="P1" draw:layer="layout" svg:width="0.68cm" svg:height="1.65cm" svg:x="2.986cm" svg:y="3.667cm" svg:viewBox="0 0 681 1651" svg:d="M46 0c-254 1016 635 1651 635 1651">
          <text:p/>
        </draw:path>
        <draw:path draw:style-name="gr1" draw:text-style-name="P1" draw:layer="layout" svg:width="1.089cm" svg:height="2.158cm" svg:x="6.334cm" svg:y="3.413cm" svg:viewBox="0 0 1090 2159" svg:d="M889 0c762 1270-889 2159-889 2159">
          <text:p/>
        </draw:path>
        <draw:ellipse draw:style-name="gr2" draw:text-style-name="P2" draw:layer="layout" svg:width="1.905cm" svg:height="0.762cm" svg:x="2.143cm" svg:y="2.905cm">
          <text:p text:style-name="P4"><text:span text:style-name="T1">Fred</text:span></text:p>
        </draw:ellipse>
        <draw:ellipse draw:style-name="gr2" draw:text-style-name="P2" draw:layer="layout" svg:width="1.905cm" svg:height="0.762cm" svg:x="5.826cm" svg:y="2.905cm">
          <text:p text:style-name="P4"><text:span text:style-name="T1">Luther</text:span></text:p>
        </draw:ellipse>
        <draw:ellipse draw:style-name="gr2" draw:text-style-name="P2" draw:layer="layout" svg:width="2.794cm" svg:height="0.762cm" svg:x="3.521cm" svg:y="5.245cm">
          <text:p text:style-name="P4"><text:span text:style-name="T1">Baby-Daisy</text:span></text:p>
        </draw:ellipse>
        <draw:path draw:style-name="gr3" draw:text-style-name="P1" draw:layer="layout" svg:width="2.793cm" svg:height="0.486cm" svg:x="11.413cm" svg:y="2.707cm" svg:viewBox="0 0 2794 487" svg:d="M0 487c1905-1016 2794-127 2794-127">
          <text:p/>
        </draw:path>
        <draw:path draw:style-name="gr3" draw:text-style-name="P1" draw:layer="layout" svg:width="0.808cm" svg:height="1.869cm" svg:x="10.986cm" svg:y="3.702cm" svg:viewBox="0 0 809 1870" svg:d="M54 0c-302 1151 755 1870 755 1870">
          <text:p/>
        </draw:path>
        <draw:path draw:style-name="gr3" draw:text-style-name="P1" draw:layer="layout" svg:width="1.089cm" svg:height="2.158cm" svg:x="14.334cm" svg:y="3.448cm" svg:viewBox="0 0 1090 2159" svg:d="M889 0c762 1270-889 2159-889 2159">
          <text:p/>
        </draw:path>
        <draw:ellipse draw:style-name="gr2" draw:text-style-name="P2" draw:layer="layout" svg:width="1.905cm" svg:height="0.762cm" svg:x="10.143cm" svg:y="2.94cm">
          <text:p text:style-name="P4"><text:span text:style-name="T1">Larry</text:span></text:p>
        </draw:ellipse>
        <draw:ellipse draw:style-name="gr2" draw:text-style-name="P2" draw:layer="layout" svg:width="1.905cm" svg:height="0.762cm" svg:x="13.826cm" svg:y="2.94cm">
          <text:p text:style-name="P4"><text:span text:style-name="T1">Moe</text:span></text:p>
        </draw:ellipse>
        <draw:ellipse draw:style-name="gr2" draw:text-style-name="P2" draw:layer="layout" svg:width="2.794cm" svg:height="0.762cm" svg:x="11.521cm" svg:y="5.28cm">
          <text:p text:style-name="P4"><text:span text:style-name="T1">Curly</text:span></text:p>
        </draw:ellipse>
        <draw:frame draw:style-name="gr4" draw:text-style-name="P3" draw:layer="layout" svg:width="3.558cm" svg:height="0.797cm" svg:x="3.197cm" svg:y="6.442cm">
          <draw:text-box>
            <text:p text:style-name="P3"><text:span text:style-name="T2">Directed Graph</text:span></text:p>
          </draw:text-box>
        </draw:frame>
        <draw:frame draw:style-name="gr4" draw:text-style-name="P3" draw:layer="layout" svg:width="4.054cm" svg:height="0.797cm" svg:x="11.097cm" svg:y="6.443cm">
          <draw:text-box>
            <text:p text:style-name="P3"><text:span text:style-name="T2">Undirected Graph</text:span></text:p>
          </draw:text-box>
        </draw:frame>
        <draw:frame draw:style-name="gr4" draw:text-style-name="P3" draw:layer="layout" svg:width="1.709cm" svg:height="0.797cm" svg:x="8.05cm" svg:y="1.092cm">
          <draw:text-box>
            <text:p text:style-name="P3"><text:span text:style-name="T2">Edges</text:span></text:p>
          </draw:text-box>
        </draw:frame>
      </draw:page>
      <draw:page draw:name="page4" draw:style-name="dp1" draw:master-page-name="Default">
        <draw:path draw:style-name="gr7" draw:text-style-name="P1" draw:layer="layout" svg:width="0.888cm" svg:height="0.209cm" svg:x="4.175cm" svg:y="7.909cm" svg:viewBox="0 0 889 210" svg:d="M889 0c-635 381-889 127-889 127">
          <text:p/>
        </draw:path>
        <draw:path draw:style-name="gr7" draw:text-style-name="P1" draw:layer="layout" svg:width="0.888cm" svg:height="0.209cm" svg:x="5.445cm" svg:y="7.909cm" svg:viewBox="0 0 889 210" svg:d="M889 0c-635 381-889 127-889 127">
          <text:p/>
        </draw:path>
        <draw:path draw:style-name="gr7" draw:text-style-name="P1" draw:layer="layout" svg:width="1.015cm" svg:height="0.263cm" svg:x="3.921cm" svg:y="3.54cm" svg:viewBox="0 0 1016 264" svg:d="M0 264c508-508 1016-127 1016-127">
          <text:p/>
        </draw:path>
        <draw:path draw:style-name="gr7" draw:text-style-name="P1" draw:layer="layout" svg:width="1.015cm" svg:height="0.263cm" svg:x="3.921cm" svg:y="4.81cm" svg:viewBox="0 0 1016 264" svg:d="M0 264c508-508 1016-127 1016-127">
          <text:p/>
        </draw:path>
        <draw:path draw:style-name="gr7" draw:text-style-name="P1" draw:layer="layout" svg:width="0.209cm" svg:height="0.888cm" svg:x="3.584cm" svg:y="4.048cm" svg:viewBox="0 0 210 889" svg:d="M210 0c-381 508-127 889-127 889">
          <text:p/>
        </draw:path>
        <draw:path draw:style-name="gr7" draw:text-style-name="P1" draw:layer="layout" svg:width="0.209cm" svg:height="0.888cm" svg:x="4.886cm" svg:y="4.048cm" svg:viewBox="0 0 210 889" svg:d="M210 0c-381 508-127 889-127 889">
          <text:p/>
        </draw:path>
        <draw:circle draw:style-name="gr8" draw:text-style-name="P1" draw:layer="layout" svg:width="0.635cm" svg:height="0.635cm" svg:x="3.54cm" svg:y="3.677cm">
          <text:p/>
        </draw:circle>
        <draw:path draw:style-name="gr7" draw:text-style-name="P1" draw:layer="layout" svg:width="1.015cm" svg:height="0.263cm" svg:x="5.191cm" svg:y="3.54cm" svg:viewBox="0 0 1016 264" svg:d="M0 264c508-508 1016-127 1016-127">
          <text:p/>
        </draw:path>
        <draw:path draw:style-name="gr7" draw:text-style-name="P1" draw:layer="layout" svg:width="0.888cm" svg:height="0.209cm" svg:x="5.445cm" svg:y="5.328cm" svg:viewBox="0 0 889 210" svg:d="M889 0c-635 381-889 127-889 127">
          <text:p/>
        </draw:path>
        <draw:path draw:style-name="gr7" draw:text-style-name="P1" draw:layer="layout" svg:width="0.209cm" svg:height="0.888cm" svg:x="6.156cm" svg:y="4.048cm" svg:viewBox="0 0 210 889" svg:d="M210 0c-381 508-127 889-127 889">
          <text:p/>
        </draw:path>
        <draw:path draw:style-name="gr7" draw:text-style-name="P1" draw:layer="layout" svg:width="0.209cm" svg:height="0.888cm" svg:x="7.426cm" svg:y="4.048cm" svg:viewBox="0 0 210 889" svg:d="M210 0c-381 508-127 889-127 889">
          <text:p/>
        </draw:path>
        <draw:path draw:style-name="gr7" draw:text-style-name="P1" draw:layer="layout" svg:width="0.055cm" svg:height="0.761cm" svg:x="7.763cm" svg:y="4.302cm" svg:viewBox="0 0 56 762" svg:d="M0 762c127-508 0-762 0-762">
          <text:p/>
        </draw:path>
        <draw:circle draw:style-name="gr8" draw:text-style-name="P1" draw:layer="layout" svg:width="0.635cm" svg:height="0.635cm" svg:x="7.35cm" svg:y="3.677cm">
          <text:p/>
        </draw:circle>
        <draw:circle draw:style-name="gr8" draw:text-style-name="P1" draw:layer="layout" svg:width="0.635cm" svg:height="0.635cm" svg:x="4.81cm" svg:y="3.677cm">
          <text:p/>
        </draw:circle>
        <draw:circle draw:style-name="gr8" draw:text-style-name="P1" draw:layer="layout" svg:width="0.635cm" svg:height="0.635cm" svg:x="6.08cm" svg:y="3.677cm">
          <text:p/>
        </draw:circle>
        <draw:path draw:style-name="gr7" draw:text-style-name="P1" draw:layer="layout" svg:width="1.015cm" svg:height="0.263cm" svg:x="3.921cm" svg:y="6.08cm" svg:viewBox="0 0 1016 264" svg:d="M0 264c508-508 1016-127 1016-127">
          <text:p/>
        </draw:path>
        <draw:path draw:style-name="gr7" draw:text-style-name="P1" draw:layer="layout" svg:width="0.209cm" svg:height="0.888cm" svg:x="3.584cm" svg:y="5.318cm" svg:viewBox="0 0 210 889" svg:d="M210 0c-381 508-127 889-127 889">
          <text:p/>
        </draw:path>
        <draw:path draw:style-name="gr7" draw:text-style-name="P1" draw:layer="layout" svg:width="0.055cm" svg:height="0.761cm" svg:x="3.921cm" svg:y="5.572cm" svg:viewBox="0 0 56 762" svg:d="M0 762c127-508 0-762 0-762">
          <text:p/>
        </draw:path>
        <draw:path draw:style-name="gr7" draw:text-style-name="P1" draw:layer="layout" svg:width="0.209cm" svg:height="0.888cm" svg:x="4.886cm" svg:y="5.318cm" svg:viewBox="0 0 210 889" svg:d="M210 0c-381 508-127 889-127 889">
          <text:p/>
        </draw:path>
        <draw:path draw:style-name="gr7" draw:text-style-name="P1" draw:layer="layout" svg:width="0.888cm" svg:height="0.209cm" svg:x="5.445cm" svg:y="5.328cm" svg:viewBox="0 0 889 210" svg:d="M889 0c-635 381-889 127-889 127">
          <text:p/>
        </draw:path>
        <draw:path draw:style-name="gr7" draw:text-style-name="P1" draw:layer="layout" svg:width="1.015cm" svg:height="0.263cm" svg:x="5.191cm" svg:y="6.08cm" svg:viewBox="0 0 1016 264" svg:d="M0 264c508-508 1016-127 1016-127">
          <text:p/>
        </draw:path>
        <draw:path draw:style-name="gr7" draw:text-style-name="P1" draw:layer="layout" svg:width="0.209cm" svg:height="0.888cm" svg:x="6.156cm" svg:y="5.318cm" svg:viewBox="0 0 210 889" svg:d="M210 0c-381 508-127 889-127 889">
          <text:p/>
        </draw:path>
        <draw:path draw:style-name="gr7" draw:text-style-name="P1" draw:layer="layout" svg:width="1.015cm" svg:height="0.263cm" svg:x="6.461cm" svg:y="6.08cm" svg:viewBox="0 0 1016 264" svg:d="M0 264c508-508 1016-127 1016-127">
          <text:p/>
        </draw:path>
        <draw:path draw:style-name="gr7" draw:text-style-name="P1" draw:layer="layout" svg:width="0.888cm" svg:height="0.209cm" svg:x="4.175cm" svg:y="6.598cm" svg:viewBox="0 0 889 210" svg:d="M889 0c-635 381-889 127-889 127">
          <text:p/>
        </draw:path>
        <draw:path draw:style-name="gr7" draw:text-style-name="P1" draw:layer="layout" svg:width="1.015cm" svg:height="0.263cm" svg:x="3.921cm" svg:y="7.35cm" svg:viewBox="0 0 1016 264" svg:d="M0 264c508-508 1016-127 1016-127">
          <text:p/>
        </draw:path>
        <draw:path draw:style-name="gr7" draw:text-style-name="P1" draw:layer="layout" svg:width="0.055cm" svg:height="0.761cm" svg:x="3.921cm" svg:y="6.842cm" svg:viewBox="0 0 56 762" svg:d="M0 762c127-508 0-762 0-762">
          <text:p/>
        </draw:path>
        <draw:circle draw:style-name="gr8" draw:text-style-name="P1" draw:layer="layout" svg:width="0.635cm" svg:height="0.635cm" svg:x="3.54cm" svg:y="7.487cm">
          <text:p/>
        </draw:circle>
        <draw:path draw:style-name="gr7" draw:text-style-name="P1" draw:layer="layout" svg:width="0.209cm" svg:height="0.888cm" svg:x="6.156cm" svg:y="6.588cm" svg:viewBox="0 0 210 889" svg:d="M210 0c-381 508-127 889-127 889">
          <text:p/>
        </draw:path>
        <draw:path draw:style-name="gr7" draw:text-style-name="P1" draw:layer="layout" svg:width="0.888cm" svg:height="0.209cm" svg:x="6.715cm" svg:y="6.598cm" svg:viewBox="0 0 889 210" svg:d="M889 0c-635 381-889 127-889 127">
          <text:p/>
        </draw:path>
        <draw:path draw:style-name="gr7" draw:text-style-name="P1" draw:layer="layout" svg:width="1.015cm" svg:height="0.263cm" svg:x="6.461cm" svg:y="7.35cm" svg:viewBox="0 0 1016 264" svg:d="M0 264c508-508 1016-127 1016-127">
          <text:p/>
        </draw:path>
        <draw:path draw:style-name="gr7" draw:text-style-name="P1" draw:layer="layout" svg:width="0.209cm" svg:height="0.888cm" svg:x="7.426cm" svg:y="6.588cm" svg:viewBox="0 0 210 889" svg:d="M210 0c-381 508-127 889-127 889">
          <text:p/>
        </draw:path>
        <draw:path draw:style-name="gr7" draw:text-style-name="P1" draw:layer="layout" svg:width="0.055cm" svg:height="0.761cm" svg:x="7.763cm" svg:y="6.842cm" svg:viewBox="0 0 56 762" svg:d="M0 762c127-508 0-762 0-762">
          <text:p/>
        </draw:path>
        <draw:circle draw:style-name="gr8" draw:text-style-name="P1" draw:layer="layout" svg:width="0.635cm" svg:height="0.635cm" svg:x="7.35cm" svg:y="7.487cm">
          <text:p/>
        </draw:circle>
        <draw:circle draw:style-name="gr8" draw:text-style-name="P1" draw:layer="layout" svg:width="0.635cm" svg:height="0.635cm" svg:x="4.81cm" svg:y="7.487cm">
          <text:p/>
        </draw:circle>
        <draw:circle draw:style-name="gr8" draw:text-style-name="P1" draw:layer="layout" svg:width="0.635cm" svg:height="0.635cm" svg:x="6.08cm" svg:y="7.487cm">
          <text:p/>
        </draw:circle>
        <draw:circle draw:style-name="gr8" draw:text-style-name="P1" draw:layer="layout" svg:width="0.635cm" svg:height="0.635cm" svg:x="3.54cm" svg:y="4.947cm">
          <text:p/>
        </draw:circle>
        <draw:circle draw:style-name="gr8" draw:text-style-name="P1" draw:layer="layout" svg:width="0.635cm" svg:height="0.635cm" svg:x="7.35cm" svg:y="4.947cm">
          <text:p/>
        </draw:circle>
        <draw:circle draw:style-name="gr8" draw:text-style-name="P1" draw:layer="layout" svg:width="0.635cm" svg:height="0.635cm" svg:x="4.81cm" svg:y="4.947cm">
          <text:p/>
        </draw:circle>
        <draw:circle draw:style-name="gr8" draw:text-style-name="P1" draw:layer="layout" svg:width="0.635cm" svg:height="0.635cm" svg:x="6.08cm" svg:y="4.947cm">
          <text:p/>
        </draw:circle>
        <draw:circle draw:style-name="gr8" draw:text-style-name="P1" draw:layer="layout" svg:width="0.635cm" svg:height="0.635cm" svg:x="3.54cm" svg:y="6.217cm">
          <text:p/>
        </draw:circle>
        <draw:circle draw:style-name="gr8" draw:text-style-name="P1" draw:layer="layout" svg:width="0.635cm" svg:height="0.635cm" svg:x="7.35cm" svg:y="6.217cm">
          <text:p/>
        </draw:circle>
        <draw:circle draw:style-name="gr8" draw:text-style-name="P1" draw:layer="layout" svg:width="0.635cm" svg:height="0.635cm" svg:x="4.81cm" svg:y="6.217cm">
          <text:p/>
        </draw:circle>
        <draw:circle draw:style-name="gr8" draw:text-style-name="P1" draw:layer="layout" svg:width="0.635cm" svg:height="0.635cm" svg:x="6.08cm" svg:y="6.217cm">
          <text:p/>
        </draw:circle>
        <draw:frame draw:style-name="gr4" draw:text-style-name="P3" draw:layer="layout" svg:width="3.558cm" svg:height="0.797cm" svg:x="3.997cm" svg:y="2.142cm">
          <draw:text-box>
            <text:p text:style-name="P3"><text:span text:style-name="T2">Directed Graph</text:span></text:p>
          </draw:text-box>
        </draw:frame>
        <draw:frame draw:style-name="gr4" draw:text-style-name="P3" draw:layer="layout" svg:width="4.054cm" svg:height="0.797cm" svg:x="10.997cm" svg:y="2.243cm">
          <draw:text-box>
            <text:p text:style-name="P3"><text:span text:style-name="T2">Undirected Graph</text:span></text:p>
          </draw:text-box>
        </draw:frame>
        <draw:path draw:style-name="gr9" draw:text-style-name="P1" draw:layer="layout" svg:width="0.888cm" svg:height="0.209cm" svg:x="11.251cm" svg:y="7.92cm" svg:viewBox="0 0 889 210" svg:d="M889 0c-635 381-889 127-889 127">
          <text:p/>
        </draw:path>
        <draw:path draw:style-name="gr9" draw:text-style-name="P1" draw:layer="layout" svg:width="0.888cm" svg:height="0.209cm" svg:x="12.521cm" svg:y="7.92cm" svg:viewBox="0 0 889 210" svg:d="M889 0c-635 381-889 127-889 127">
          <text:p/>
        </draw:path>
        <draw:path draw:style-name="gr9" draw:text-style-name="P1" draw:layer="layout" svg:width="1.015cm" svg:height="0.263cm" svg:x="10.997cm" svg:y="3.551cm" svg:viewBox="0 0 1016 264" svg:d="M0 264c508-508 1016-127 1016-127">
          <text:p/>
        </draw:path>
        <draw:path draw:style-name="gr9" draw:text-style-name="P1" draw:layer="layout" svg:width="1.015cm" svg:height="0.263cm" svg:x="10.997cm" svg:y="4.821cm" svg:viewBox="0 0 1016 264" svg:d="M0 264c508-508 1016-127 1016-127">
          <text:p/>
        </draw:path>
        <draw:path draw:style-name="gr9" draw:text-style-name="P1" draw:layer="layout" svg:width="0.209cm" svg:height="0.888cm" svg:x="10.66cm" svg:y="4.059cm" svg:viewBox="0 0 210 889" svg:d="M210 0c-381 508-127 889-127 889">
          <text:p/>
        </draw:path>
        <draw:path draw:style-name="gr9" draw:text-style-name="P1" draw:layer="layout" svg:width="0.209cm" svg:height="0.888cm" svg:x="11.962cm" svg:y="4.059cm" svg:viewBox="0 0 210 889" svg:d="M210 0c-381 508-127 889-127 889">
          <text:p/>
        </draw:path>
        <draw:circle draw:style-name="gr10" draw:text-style-name="P1" draw:layer="layout" svg:width="0.635cm" svg:height="0.635cm" svg:x="10.616cm" svg:y="3.688cm">
          <text:p/>
        </draw:circle>
        <draw:path draw:style-name="gr9" draw:text-style-name="P1" draw:layer="layout" svg:width="1.015cm" svg:height="0.263cm" svg:x="12.267cm" svg:y="3.551cm" svg:viewBox="0 0 1016 264" svg:d="M0 264c508-508 1016-127 1016-127">
          <text:p/>
        </draw:path>
        <draw:path draw:style-name="gr9" draw:text-style-name="P1" draw:layer="layout" svg:width="0.888cm" svg:height="0.209cm" svg:x="12.521cm" svg:y="5.339cm" svg:viewBox="0 0 889 210" svg:d="M889 0c-635 381-889 127-889 127">
          <text:p/>
        </draw:path>
        <draw:path draw:style-name="gr9" draw:text-style-name="P1" draw:layer="layout" svg:width="0.209cm" svg:height="0.888cm" svg:x="13.232cm" svg:y="4.059cm" svg:viewBox="0 0 210 889" svg:d="M210 0c-381 508-127 889-127 889">
          <text:p/>
        </draw:path>
        <draw:path draw:style-name="gr9" draw:text-style-name="P1" draw:layer="layout" svg:width="0.209cm" svg:height="0.888cm" svg:x="14.502cm" svg:y="4.059cm" svg:viewBox="0 0 210 889" svg:d="M210 0c-381 508-127 889-127 889">
          <text:p/>
        </draw:path>
        <draw:circle draw:style-name="gr10" draw:text-style-name="P1" draw:layer="layout" svg:width="0.635cm" svg:height="0.635cm" svg:x="14.426cm" svg:y="3.688cm">
          <text:p/>
        </draw:circle>
        <draw:circle draw:style-name="gr10" draw:text-style-name="P1" draw:layer="layout" svg:width="0.635cm" svg:height="0.635cm" svg:x="11.886cm" svg:y="3.688cm">
          <text:p/>
        </draw:circle>
        <draw:circle draw:style-name="gr10" draw:text-style-name="P1" draw:layer="layout" svg:width="0.635cm" svg:height="0.635cm" svg:x="13.156cm" svg:y="3.688cm">
          <text:p/>
        </draw:circle>
        <draw:path draw:style-name="gr9" draw:text-style-name="P1" draw:layer="layout" svg:width="0.209cm" svg:height="0.888cm" svg:x="10.66cm" svg:y="5.329cm" svg:viewBox="0 0 210 889" svg:d="M210 0c-381 508-127 889-127 889">
          <text:p/>
        </draw:path>
        <draw:path draw:style-name="gr9" draw:text-style-name="P1" draw:layer="layout" svg:width="0.209cm" svg:height="0.888cm" svg:x="11.962cm" svg:y="5.329cm" svg:viewBox="0 0 210 889" svg:d="M210 0c-381 508-127 889-127 889">
          <text:p/>
        </draw:path>
        <draw:path draw:style-name="gr9" draw:text-style-name="P1" draw:layer="layout" svg:width="0.888cm" svg:height="0.209cm" svg:x="12.521cm" svg:y="5.339cm" svg:viewBox="0 0 889 210" svg:d="M889 0c-635 381-889 127-889 127">
          <text:p/>
        </draw:path>
        <draw:path draw:style-name="gr9" draw:text-style-name="P1" draw:layer="layout" svg:width="1.015cm" svg:height="0.263cm" svg:x="12.267cm" svg:y="6.091cm" svg:viewBox="0 0 1016 264" svg:d="M0 264c508-508 1016-127 1016-127">
          <text:p/>
        </draw:path>
        <draw:path draw:style-name="gr9" draw:text-style-name="P1" draw:layer="layout" svg:width="0.209cm" svg:height="0.888cm" svg:x="13.232cm" svg:y="5.329cm" svg:viewBox="0 0 210 889" svg:d="M210 0c-381 508-127 889-127 889">
          <text:p/>
        </draw:path>
        <draw:path draw:style-name="gr9" draw:text-style-name="P1" draw:layer="layout" svg:width="1.015cm" svg:height="0.263cm" svg:x="13.537cm" svg:y="6.091cm" svg:viewBox="0 0 1016 264" svg:d="M0 264c508-508 1016-127 1016-127">
          <text:p/>
        </draw:path>
        <draw:path draw:style-name="gr9" draw:text-style-name="P1" draw:layer="layout" svg:width="0.888cm" svg:height="0.209cm" svg:x="11.251cm" svg:y="6.609cm" svg:viewBox="0 0 889 210" svg:d="M889 0c-635 381-889 127-889 127">
          <text:p/>
        </draw:path>
        <draw:path draw:style-name="gr9" draw:text-style-name="P1" draw:layer="layout" svg:width="0.055cm" svg:height="0.761cm" svg:x="10.997cm" svg:y="6.853cm" svg:viewBox="0 0 56 762" svg:d="M0 762c127-508 0-762 0-762">
          <text:p/>
        </draw:path>
        <draw:circle draw:style-name="gr10" draw:text-style-name="P1" draw:layer="layout" svg:width="0.635cm" svg:height="0.635cm" svg:x="10.616cm" svg:y="7.498cm">
          <text:p/>
        </draw:circle>
        <draw:path draw:style-name="gr9" draw:text-style-name="P1" draw:layer="layout" svg:width="0.209cm" svg:height="0.888cm" svg:x="13.232cm" svg:y="6.599cm" svg:viewBox="0 0 210 889" svg:d="M210 0c-381 508-127 889-127 889">
          <text:p/>
        </draw:path>
        <draw:path draw:style-name="gr9" draw:text-style-name="P1" draw:layer="layout" svg:width="1.015cm" svg:height="0.263cm" svg:x="13.537cm" svg:y="7.361cm" svg:viewBox="0 0 1016 264" svg:d="M0 264c508-508 1016-127 1016-127">
          <text:p/>
        </draw:path>
        <draw:path draw:style-name="gr9" draw:text-style-name="P1" draw:layer="layout" svg:width="0.055cm" svg:height="0.761cm" svg:x="14.839cm" svg:y="6.853cm" svg:viewBox="0 0 56 762" svg:d="M0 762c127-508 0-762 0-762">
          <text:p/>
        </draw:path>
        <draw:circle draw:style-name="gr10" draw:text-style-name="P1" draw:layer="layout" svg:width="0.635cm" svg:height="0.635cm" svg:x="14.426cm" svg:y="7.498cm">
          <text:p/>
        </draw:circle>
        <draw:circle draw:style-name="gr10" draw:text-style-name="P1" draw:layer="layout" svg:width="0.635cm" svg:height="0.635cm" svg:x="11.886cm" svg:y="7.498cm">
          <text:p/>
        </draw:circle>
        <draw:circle draw:style-name="gr10" draw:text-style-name="P1" draw:layer="layout" svg:width="0.635cm" svg:height="0.635cm" svg:x="13.156cm" svg:y="7.498cm">
          <text:p/>
        </draw:circle>
        <draw:circle draw:style-name="gr10" draw:text-style-name="P1" draw:layer="layout" svg:width="0.635cm" svg:height="0.635cm" svg:x="10.616cm" svg:y="4.958cm">
          <text:p/>
        </draw:circle>
        <draw:circle draw:style-name="gr10" draw:text-style-name="P1" draw:layer="layout" svg:width="0.635cm" svg:height="0.635cm" svg:x="14.426cm" svg:y="4.958cm">
          <text:p/>
        </draw:circle>
        <draw:circle draw:style-name="gr10" draw:text-style-name="P1" draw:layer="layout" svg:width="0.635cm" svg:height="0.635cm" svg:x="11.886cm" svg:y="4.958cm">
          <text:p/>
        </draw:circle>
        <draw:circle draw:style-name="gr10" draw:text-style-name="P1" draw:layer="layout" svg:width="0.635cm" svg:height="0.635cm" svg:x="13.156cm" svg:y="4.958cm">
          <text:p/>
        </draw:circle>
        <draw:circle draw:style-name="gr10" draw:text-style-name="P1" draw:layer="layout" svg:width="0.635cm" svg:height="0.635cm" svg:x="10.616cm" svg:y="6.228cm">
          <text:p/>
        </draw:circle>
        <draw:circle draw:style-name="gr10" draw:text-style-name="P1" draw:layer="layout" svg:width="0.635cm" svg:height="0.635cm" svg:x="14.426cm" svg:y="6.228cm">
          <text:p/>
        </draw:circle>
        <draw:circle draw:style-name="gr10" draw:text-style-name="P1" draw:layer="layout" svg:width="0.635cm" svg:height="0.635cm" svg:x="11.886cm" svg:y="6.228cm">
          <text:p/>
        </draw:circle>
        <draw:circle draw:style-name="gr10" draw:text-style-name="P1" draw:layer="layout" svg:width="0.635cm" svg:height="0.635cm" svg:x="13.156cm" svg:y="6.228cm">
          <text:p/>
        </draw:circle>
      </draw:page>
      <draw:page draw:name="page5" draw:style-name="dp1" draw:master-page-name="Default">
        <draw:path draw:style-name="gr7" draw:text-style-name="P1" draw:layer="layout" svg:width="0.888cm" svg:height="0.209cm" svg:x="4.175cm" svg:y="7.909cm" svg:viewBox="0 0 889 210" svg:d="M889 0c-635 381-889 127-889 127">
          <text:p/>
        </draw:path>
        <draw:path draw:style-name="gr7" draw:text-style-name="P1" draw:layer="layout" svg:width="0.888cm" svg:height="0.209cm" svg:x="5.445cm" svg:y="7.909cm" svg:viewBox="0 0 889 210" svg:d="M889 0c-635 381-889 127-889 127">
          <text:p/>
        </draw:path>
        <draw:path draw:style-name="gr11" draw:text-style-name="P1" draw:layer="layout" svg:width="1.015cm" svg:height="0.263cm" svg:x="3.921cm" svg:y="3.54cm" svg:viewBox="0 0 1016 264" svg:d="M0 264c508-508 1016-127 1016-127">
          <text:p/>
        </draw:path>
        <draw:path draw:style-name="gr7" draw:text-style-name="P1" draw:layer="layout" svg:width="1.015cm" svg:height="0.263cm" svg:x="3.921cm" svg:y="4.81cm" svg:viewBox="0 0 1016 264" svg:d="M0 264c508-508 1016-127 1016-127">
          <text:p/>
        </draw:path>
        <draw:path draw:style-name="gr7" draw:text-style-name="P1" draw:layer="layout" svg:width="0.209cm" svg:height="0.888cm" svg:x="3.584cm" svg:y="4.048cm" svg:viewBox="0 0 210 889" svg:d="M210 0c-381 508-127 889-127 889">
          <text:p/>
        </draw:path>
        <draw:path draw:style-name="gr7" draw:text-style-name="P1" draw:layer="layout" svg:width="0.209cm" svg:height="0.888cm" svg:x="4.886cm" svg:y="4.048cm" svg:viewBox="0 0 210 889" svg:d="M210 0c-381 508-127 889-127 889">
          <text:p/>
        </draw:path>
        <draw:circle draw:style-name="gr12" draw:text-style-name="P1" draw:layer="layout" svg:width="0.635cm" svg:height="0.635cm" svg:x="3.54cm" svg:y="3.677cm">
          <text:p/>
        </draw:circle>
        <draw:path draw:style-name="gr11" draw:text-style-name="P1" draw:layer="layout" svg:width="1.015cm" svg:height="0.263cm" svg:x="5.191cm" svg:y="3.54cm" svg:viewBox="0 0 1016 264" svg:d="M0 264c508-508 1016-127 1016-127">
          <text:p/>
        </draw:path>
        <draw:path draw:style-name="gr7" draw:text-style-name="P1" draw:layer="layout" svg:width="0.888cm" svg:height="0.209cm" svg:x="5.445cm" svg:y="5.328cm" svg:viewBox="0 0 889 210" svg:d="M889 0c-635 381-889 127-889 127">
          <text:p/>
        </draw:path>
        <draw:path draw:style-name="gr11" draw:text-style-name="P1" draw:layer="layout" svg:width="0.209cm" svg:height="0.888cm" svg:x="6.156cm" svg:y="4.048cm" svg:viewBox="0 0 210 889" svg:d="M210 0c-381 508-127 889-127 889">
          <text:p/>
        </draw:path>
        <draw:path draw:style-name="gr7" draw:text-style-name="P1" draw:layer="layout" svg:width="0.209cm" svg:height="0.888cm" svg:x="7.426cm" svg:y="4.048cm" svg:viewBox="0 0 210 889" svg:d="M210 0c-381 508-127 889-127 889">
          <text:p/>
        </draw:path>
        <draw:path draw:style-name="gr7" draw:text-style-name="P1" draw:layer="layout" svg:width="0.055cm" svg:height="0.761cm" svg:x="7.763cm" svg:y="4.302cm" svg:viewBox="0 0 56 762" svg:d="M0 762c127-508 0-762 0-762">
          <text:p/>
        </draw:path>
        <draw:circle draw:style-name="gr8" draw:text-style-name="P1" draw:layer="layout" svg:width="0.635cm" svg:height="0.635cm" svg:x="7.35cm" svg:y="3.677cm">
          <text:p/>
        </draw:circle>
        <draw:circle draw:style-name="gr12" draw:text-style-name="P1" draw:layer="layout" svg:width="0.635cm" svg:height="0.635cm" svg:x="4.81cm" svg:y="3.677cm">
          <text:p/>
        </draw:circle>
        <draw:circle draw:style-name="gr12" draw:text-style-name="P1" draw:layer="layout" svg:width="0.635cm" svg:height="0.635cm" svg:x="6.08cm" svg:y="3.677cm">
          <text:p/>
        </draw:circle>
        <draw:path draw:style-name="gr7" draw:text-style-name="P1" draw:layer="layout" svg:width="1.015cm" svg:height="0.263cm" svg:x="3.921cm" svg:y="6.08cm" svg:viewBox="0 0 1016 264" svg:d="M0 264c508-508 1016-127 1016-127">
          <text:p/>
        </draw:path>
        <draw:path draw:style-name="gr7" draw:text-style-name="P1" draw:layer="layout" svg:width="0.209cm" svg:height="0.888cm" svg:x="3.584cm" svg:y="5.318cm" svg:viewBox="0 0 210 889" svg:d="M210 0c-381 508-127 889-127 889">
          <text:p/>
        </draw:path>
        <draw:path draw:style-name="gr7" draw:text-style-name="P1" draw:layer="layout" svg:width="0.055cm" svg:height="0.761cm" svg:x="3.921cm" svg:y="5.572cm" svg:viewBox="0 0 56 762" svg:d="M0 762c127-508 0-762 0-762">
          <text:p/>
        </draw:path>
        <draw:path draw:style-name="gr7" draw:text-style-name="P1" draw:layer="layout" svg:width="0.209cm" svg:height="0.888cm" svg:x="4.886cm" svg:y="5.318cm" svg:viewBox="0 0 210 889" svg:d="M210 0c-381 508-127 889-127 889">
          <text:p/>
        </draw:path>
        <draw:path draw:style-name="gr7" draw:text-style-name="P1" draw:layer="layout" svg:width="0.888cm" svg:height="0.209cm" svg:x="5.445cm" svg:y="5.328cm" svg:viewBox="0 0 889 210" svg:d="M889 0c-635 381-889 127-889 127">
          <text:p/>
        </draw:path>
        <draw:path draw:style-name="gr7" draw:text-style-name="P1" draw:layer="layout" svg:width="1.015cm" svg:height="0.263cm" svg:x="5.191cm" svg:y="6.08cm" svg:viewBox="0 0 1016 264" svg:d="M0 264c508-508 1016-127 1016-127">
          <text:p/>
        </draw:path>
        <draw:path draw:style-name="gr11" draw:text-style-name="P1" draw:layer="layout" svg:width="0.209cm" svg:height="0.888cm" svg:x="6.156cm" svg:y="5.318cm" svg:viewBox="0 0 210 889" svg:d="M210 0c-381 508-127 889-127 889">
          <text:p/>
        </draw:path>
        <draw:path draw:style-name="gr11" draw:text-style-name="P1" draw:layer="layout" svg:width="1.015cm" svg:height="0.263cm" svg:x="6.461cm" svg:y="6.08cm" svg:viewBox="0 0 1016 264" svg:d="M0 264c508-508 1016-127 1016-127">
          <text:p/>
        </draw:path>
        <draw:path draw:style-name="gr7" draw:text-style-name="P1" draw:layer="layout" svg:width="0.888cm" svg:height="0.209cm" svg:x="4.175cm" svg:y="6.598cm" svg:viewBox="0 0 889 210" svg:d="M889 0c-635 381-889 127-889 127">
          <text:p/>
        </draw:path>
        <draw:path draw:style-name="gr7" draw:text-style-name="P1" draw:layer="layout" svg:width="1.015cm" svg:height="0.263cm" svg:x="3.921cm" svg:y="7.35cm" svg:viewBox="0 0 1016 264" svg:d="M0 264c508-508 1016-127 1016-127">
          <text:p/>
        </draw:path>
        <draw:path draw:style-name="gr7" draw:text-style-name="P1" draw:layer="layout" svg:width="0.055cm" svg:height="0.761cm" svg:x="3.921cm" svg:y="6.842cm" svg:viewBox="0 0 56 762" svg:d="M0 762c127-508 0-762 0-762">
          <text:p/>
        </draw:path>
        <draw:circle draw:style-name="gr8" draw:text-style-name="P1" draw:layer="layout" svg:width="0.635cm" svg:height="0.635cm" svg:x="3.54cm" svg:y="7.487cm">
          <text:p/>
        </draw:circle>
        <draw:path draw:style-name="gr7" draw:text-style-name="P1" draw:layer="layout" svg:width="0.209cm" svg:height="0.888cm" svg:x="6.156cm" svg:y="6.588cm" svg:viewBox="0 0 210 889" svg:d="M210 0c-381 508-127 889-127 889">
          <text:p/>
        </draw:path>
        <draw:path draw:style-name="gr7" draw:text-style-name="P1" draw:layer="layout" svg:width="0.888cm" svg:height="0.209cm" svg:x="6.715cm" svg:y="6.598cm" svg:viewBox="0 0 889 210" svg:d="M889 0c-635 381-889 127-889 127">
          <text:p/>
        </draw:path>
        <draw:path draw:style-name="gr7" draw:text-style-name="P1" draw:layer="layout" svg:width="1.015cm" svg:height="0.263cm" svg:x="6.461cm" svg:y="7.35cm" svg:viewBox="0 0 1016 264" svg:d="M0 264c508-508 1016-127 1016-127">
          <text:p/>
        </draw:path>
        <draw:path draw:style-name="gr11" draw:text-style-name="P1" draw:layer="layout" svg:width="0.209cm" svg:height="0.888cm" svg:x="7.426cm" svg:y="6.588cm" svg:viewBox="0 0 210 889" svg:d="M210 0c-381 508-127 889-127 889">
          <text:p/>
        </draw:path>
        <draw:path draw:style-name="gr7" draw:text-style-name="P1" draw:layer="layout" svg:width="0.055cm" svg:height="0.761cm" svg:x="7.763cm" svg:y="6.842cm" svg:viewBox="0 0 56 762" svg:d="M0 762c127-508 0-762 0-762">
          <text:p/>
        </draw:path>
        <draw:circle draw:style-name="gr12" draw:text-style-name="P1" draw:layer="layout" svg:width="0.635cm" svg:height="0.635cm" svg:x="7.35cm" svg:y="7.487cm">
          <text:p/>
        </draw:circle>
        <draw:circle draw:style-name="gr8" draw:text-style-name="P1" draw:layer="layout" svg:width="0.635cm" svg:height="0.635cm" svg:x="4.81cm" svg:y="7.487cm">
          <text:p/>
        </draw:circle>
        <draw:circle draw:style-name="gr8" draw:text-style-name="P1" draw:layer="layout" svg:width="0.635cm" svg:height="0.635cm" svg:x="6.08cm" svg:y="7.487cm">
          <text:p/>
        </draw:circle>
        <draw:circle draw:style-name="gr8" draw:text-style-name="P1" draw:layer="layout" svg:width="0.635cm" svg:height="0.635cm" svg:x="3.54cm" svg:y="4.947cm">
          <text:p/>
        </draw:circle>
        <draw:circle draw:style-name="gr8" draw:text-style-name="P1" draw:layer="layout" svg:width="0.635cm" svg:height="0.635cm" svg:x="7.35cm" svg:y="4.947cm">
          <text:p/>
        </draw:circle>
        <draw:circle draw:style-name="gr8" draw:text-style-name="P1" draw:layer="layout" svg:width="0.635cm" svg:height="0.635cm" svg:x="4.81cm" svg:y="4.947cm">
          <text:p/>
        </draw:circle>
        <draw:circle draw:style-name="gr12" draw:text-style-name="P1" draw:layer="layout" svg:width="0.635cm" svg:height="0.635cm" svg:x="6.08cm" svg:y="4.947cm">
          <text:p/>
        </draw:circle>
        <draw:circle draw:style-name="gr8" draw:text-style-name="P1" draw:layer="layout" svg:width="0.635cm" svg:height="0.635cm" svg:x="3.54cm" svg:y="6.217cm">
          <text:p/>
        </draw:circle>
        <draw:circle draw:style-name="gr12" draw:text-style-name="P1" draw:layer="layout" svg:width="0.635cm" svg:height="0.635cm" svg:x="7.35cm" svg:y="6.217cm">
          <text:p/>
        </draw:circle>
        <draw:circle draw:style-name="gr8" draw:text-style-name="P1" draw:layer="layout" svg:width="0.635cm" svg:height="0.635cm" svg:x="4.81cm" svg:y="6.217cm">
          <text:p/>
        </draw:circle>
        <draw:circle draw:style-name="gr12" draw:text-style-name="P1" draw:layer="layout" svg:width="0.635cm" svg:height="0.635cm" svg:x="6.08cm" svg:y="6.217cm">
          <text:p/>
        </draw:circle>
        <draw:path draw:style-name="gr9" draw:text-style-name="P1" draw:layer="layout" svg:width="0.888cm" svg:height="0.209cm" svg:x="11.25cm" svg:y="7.92cm" svg:viewBox="0 0 889 210" svg:d="M889 0c-635 381-889 127-889 127">
          <text:p/>
        </draw:path>
        <draw:path draw:style-name="gr9" draw:text-style-name="P1" draw:layer="layout" svg:width="0.888cm" svg:height="0.209cm" svg:x="12.52cm" svg:y="7.92cm" svg:viewBox="0 0 889 210" svg:d="M889 0c-635 381-889 127-889 127">
          <text:p/>
        </draw:path>
        <draw:path draw:style-name="gr13" draw:text-style-name="P1" draw:layer="layout" svg:width="1.015cm" svg:height="0.263cm" svg:x="10.996cm" svg:y="3.551cm" svg:viewBox="0 0 1016 264" svg:d="M0 264c508-508 1016-127 1016-127">
          <text:p/>
        </draw:path>
        <draw:path draw:style-name="gr9" draw:text-style-name="P1" draw:layer="layout" svg:width="1.015cm" svg:height="0.263cm" svg:x="10.996cm" svg:y="4.821cm" svg:viewBox="0 0 1016 264" svg:d="M0 264c508-508 1016-127 1016-127">
          <text:p/>
        </draw:path>
        <draw:path draw:style-name="gr9" draw:text-style-name="P1" draw:layer="layout" svg:width="0.209cm" svg:height="0.888cm" svg:x="10.659cm" svg:y="4.059cm" svg:viewBox="0 0 210 889" svg:d="M210 0c-381 508-127 889-127 889">
          <text:p/>
        </draw:path>
        <draw:path draw:style-name="gr9" draw:text-style-name="P1" draw:layer="layout" svg:width="0.209cm" svg:height="0.888cm" svg:x="11.961cm" svg:y="4.059cm" svg:viewBox="0 0 210 889" svg:d="M210 0c-381 508-127 889-127 889">
          <text:p/>
        </draw:path>
        <draw:circle draw:style-name="gr14" draw:text-style-name="P1" draw:layer="layout" svg:width="0.635cm" svg:height="0.635cm" svg:x="10.615cm" svg:y="3.688cm">
          <text:p/>
        </draw:circle>
        <draw:path draw:style-name="gr13" draw:text-style-name="P1" draw:layer="layout" svg:width="1.015cm" svg:height="0.263cm" svg:x="12.266cm" svg:y="3.551cm" svg:viewBox="0 0 1016 264" svg:d="M0 264c508-508 1016-127 1016-127">
          <text:p/>
        </draw:path>
        <draw:path draw:style-name="gr9" draw:text-style-name="P1" draw:layer="layout" svg:width="0.888cm" svg:height="0.209cm" svg:x="12.52cm" svg:y="5.339cm" svg:viewBox="0 0 889 210" svg:d="M889 0c-635 381-889 127-889 127">
          <text:p/>
        </draw:path>
        <draw:path draw:style-name="gr13" draw:text-style-name="P1" draw:layer="layout" svg:width="0.209cm" svg:height="0.888cm" svg:x="13.231cm" svg:y="4.059cm" svg:viewBox="0 0 210 889" svg:d="M210 0c-381 508-127 889-127 889">
          <text:p/>
        </draw:path>
        <draw:path draw:style-name="gr9" draw:text-style-name="P1" draw:layer="layout" svg:width="0.209cm" svg:height="0.888cm" svg:x="14.501cm" svg:y="4.059cm" svg:viewBox="0 0 210 889" svg:d="M210 0c-381 508-127 889-127 889">
          <text:p/>
        </draw:path>
        <draw:circle draw:style-name="gr10" draw:text-style-name="P1" draw:layer="layout" svg:width="0.635cm" svg:height="0.635cm" svg:x="14.425cm" svg:y="3.688cm">
          <text:p/>
        </draw:circle>
        <draw:circle draw:style-name="gr14" draw:text-style-name="P1" draw:layer="layout" svg:width="0.635cm" svg:height="0.635cm" svg:x="11.885cm" svg:y="3.688cm">
          <text:p/>
        </draw:circle>
        <draw:circle draw:style-name="gr14" draw:text-style-name="P1" draw:layer="layout" svg:width="0.635cm" svg:height="0.635cm" svg:x="13.155cm" svg:y="3.688cm">
          <text:p/>
        </draw:circle>
        <draw:path draw:style-name="gr9" draw:text-style-name="P1" draw:layer="layout" svg:width="0.209cm" svg:height="0.888cm" svg:x="10.659cm" svg:y="5.329cm" svg:viewBox="0 0 210 889" svg:d="M210 0c-381 508-127 889-127 889">
          <text:p/>
        </draw:path>
        <draw:path draw:style-name="gr9" draw:text-style-name="P1" draw:layer="layout" svg:width="0.209cm" svg:height="0.888cm" svg:x="11.961cm" svg:y="5.329cm" svg:viewBox="0 0 210 889" svg:d="M210 0c-381 508-127 889-127 889">
          <text:p/>
        </draw:path>
        <draw:path draw:style-name="gr9" draw:text-style-name="P1" draw:layer="layout" svg:width="0.888cm" svg:height="0.209cm" svg:x="12.52cm" svg:y="5.339cm" svg:viewBox="0 0 889 210" svg:d="M889 0c-635 381-889 127-889 127">
          <text:p/>
        </draw:path>
        <draw:path draw:style-name="gr9" draw:text-style-name="P1" draw:layer="layout" svg:width="1.015cm" svg:height="0.263cm" svg:x="12.266cm" svg:y="6.091cm" svg:viewBox="0 0 1016 264" svg:d="M0 264c508-508 1016-127 1016-127">
          <text:p/>
        </draw:path>
        <draw:path draw:style-name="gr13" draw:text-style-name="P1" draw:layer="layout" svg:width="0.209cm" svg:height="0.888cm" svg:x="13.231cm" svg:y="5.329cm" svg:viewBox="0 0 210 889" svg:d="M210 0c-381 508-127 889-127 889">
          <text:p/>
        </draw:path>
        <draw:path draw:style-name="gr13" draw:text-style-name="P1" draw:layer="layout" svg:width="1.015cm" svg:height="0.263cm" svg:x="13.536cm" svg:y="6.091cm" svg:viewBox="0 0 1016 264" svg:d="M0 264c508-508 1016-127 1016-127">
          <text:p/>
        </draw:path>
        <draw:path draw:style-name="gr9" draw:text-style-name="P1" draw:layer="layout" svg:width="0.888cm" svg:height="0.209cm" svg:x="11.25cm" svg:y="6.609cm" svg:viewBox="0 0 889 210" svg:d="M889 0c-635 381-889 127-889 127">
          <text:p/>
        </draw:path>
        <draw:path draw:style-name="gr9" draw:text-style-name="P1" draw:layer="layout" svg:width="0.055cm" svg:height="0.761cm" svg:x="10.996cm" svg:y="6.853cm" svg:viewBox="0 0 56 762" svg:d="M0 762c127-508 0-762 0-762">
          <text:p/>
        </draw:path>
        <draw:circle draw:style-name="gr10" draw:text-style-name="P1" draw:layer="layout" svg:width="0.635cm" svg:height="0.635cm" svg:x="10.615cm" svg:y="7.498cm">
          <text:p/>
        </draw:circle>
        <draw:path draw:style-name="gr9" draw:text-style-name="P1" draw:layer="layout" svg:width="0.209cm" svg:height="0.888cm" svg:x="13.231cm" svg:y="6.599cm" svg:viewBox="0 0 210 889" svg:d="M210 0c-381 508-127 889-127 889">
          <text:p/>
        </draw:path>
        <draw:path draw:style-name="gr9" draw:text-style-name="P1" draw:layer="layout" svg:width="1.015cm" svg:height="0.263cm" svg:x="13.536cm" svg:y="7.361cm" svg:viewBox="0 0 1016 264" svg:d="M0 264c508-508 1016-127 1016-127">
          <text:p/>
        </draw:path>
        <draw:path draw:style-name="gr13" draw:text-style-name="P1" draw:layer="layout" svg:width="0.055cm" svg:height="0.761cm" svg:x="14.838cm" svg:y="6.853cm" svg:viewBox="0 0 56 762" svg:d="M0 762c127-508 0-762 0-762">
          <text:p/>
        </draw:path>
        <draw:circle draw:style-name="gr14" draw:text-style-name="P1" draw:layer="layout" svg:width="0.635cm" svg:height="0.635cm" svg:x="14.425cm" svg:y="7.498cm">
          <text:p/>
        </draw:circle>
        <draw:circle draw:style-name="gr10" draw:text-style-name="P1" draw:layer="layout" svg:width="0.635cm" svg:height="0.635cm" svg:x="11.885cm" svg:y="7.498cm">
          <text:p/>
        </draw:circle>
        <draw:circle draw:style-name="gr10" draw:text-style-name="P1" draw:layer="layout" svg:width="0.635cm" svg:height="0.635cm" svg:x="13.155cm" svg:y="7.498cm">
          <text:p/>
        </draw:circle>
        <draw:circle draw:style-name="gr10" draw:text-style-name="P1" draw:layer="layout" svg:width="0.635cm" svg:height="0.635cm" svg:x="10.615cm" svg:y="4.958cm">
          <text:p/>
        </draw:circle>
        <draw:circle draw:style-name="gr10" draw:text-style-name="P1" draw:layer="layout" svg:width="0.635cm" svg:height="0.635cm" svg:x="14.425cm" svg:y="4.958cm">
          <text:p/>
        </draw:circle>
        <draw:circle draw:style-name="gr10" draw:text-style-name="P1" draw:layer="layout" svg:width="0.635cm" svg:height="0.635cm" svg:x="11.885cm" svg:y="4.958cm">
          <text:p/>
        </draw:circle>
        <draw:circle draw:style-name="gr14" draw:text-style-name="P1" draw:layer="layout" svg:width="0.635cm" svg:height="0.635cm" svg:x="13.155cm" svg:y="4.958cm">
          <text:p/>
        </draw:circle>
        <draw:circle draw:style-name="gr10" draw:text-style-name="P1" draw:layer="layout" svg:width="0.635cm" svg:height="0.635cm" svg:x="10.615cm" svg:y="6.228cm">
          <text:p/>
        </draw:circle>
        <draw:circle draw:style-name="gr14" draw:text-style-name="P1" draw:layer="layout" svg:width="0.635cm" svg:height="0.635cm" svg:x="14.425cm" svg:y="6.228cm">
          <text:p/>
        </draw:circle>
        <draw:circle draw:style-name="gr10" draw:text-style-name="P1" draw:layer="layout" svg:width="0.635cm" svg:height="0.635cm" svg:x="11.885cm" svg:y="6.228cm">
          <text:p/>
        </draw:circle>
        <draw:circle draw:style-name="gr14" draw:text-style-name="P1" draw:layer="layout" svg:width="0.635cm" svg:height="0.635cm" svg:x="13.155cm" svg:y="6.228cm">
          <text:p/>
        </draw:circle>
        <draw:frame draw:style-name="gr4" draw:text-style-name="P3" draw:layer="layout" svg:width="3.558cm" svg:height="0.797cm" svg:x="3.997cm" svg:y="2.142cm">
          <draw:text-box>
            <text:p text:style-name="P3"><text:span text:style-name="T2">Directed Graph</text:span></text:p>
          </draw:text-box>
        </draw:frame>
        <draw:frame draw:style-name="gr4" draw:text-style-name="P3" draw:layer="layout" svg:width="4.054cm" svg:height="0.797cm" svg:x="10.997cm" svg:y="2.243cm">
          <draw:text-box>
            <text:p text:style-name="P3"><text:span text:style-name="T2">Undirected Graph</text:span></text:p>
          </draw:text-box>
        </draw:frame>
        <draw:frame draw:style-name="gr15" draw:layer="layout" svg:width="1.81cm" svg:height="0.962cm" svg:x="8.285cm" svg:y="9.263cm">
          <draw:text-box>
            <text:p>Path</text:p>
          </draw:text-box>
        </draw:frame>
      </draw:page>
      <draw:page draw:name="page6" draw:style-name="dp1" draw:master-page-name="Default">
        <draw:path draw:style-name="gr16" draw:text-style-name="P1" draw:layer="layout" svg:width="0.888cm" svg:height="0.209cm" svg:x="4.175cm" svg:y="7.909cm" svg:viewBox="0 0 889 210" svg:d="M889 0c-635 381-889 127-889 127">
          <text:p/>
        </draw:path>
        <draw:path draw:style-name="gr16" draw:text-style-name="P1" draw:layer="layout" svg:width="0.888cm" svg:height="0.209cm" svg:x="5.445cm" svg:y="7.909cm" svg:viewBox="0 0 889 210" svg:d="M889 0c-635 381-889 127-889 127">
          <text:p/>
        </draw:path>
        <draw:path draw:style-name="gr7" draw:text-style-name="P1" draw:layer="layout" svg:width="1.015cm" svg:height="0.263cm" svg:x="3.921cm" svg:y="3.54cm" svg:viewBox="0 0 1016 264" svg:d="M0 264c508-508 1016-127 1016-127">
          <text:p/>
        </draw:path>
        <draw:path draw:style-name="gr16" draw:text-style-name="P1" draw:layer="layout" svg:width="1.015cm" svg:height="0.263cm" svg:x="3.921cm" svg:y="4.81cm" svg:viewBox="0 0 1016 264" svg:d="M0 264c508-508 1016-127 1016-127">
          <text:p/>
        </draw:path>
        <draw:path draw:style-name="gr7" draw:text-style-name="P1" draw:layer="layout" svg:width="0.209cm" svg:height="0.888cm" svg:x="3.584cm" svg:y="4.048cm" svg:viewBox="0 0 210 889" svg:d="M210 0c-381 508-127 889-127 889">
          <text:p/>
        </draw:path>
        <draw:path draw:style-name="gr7" draw:text-style-name="P1" draw:layer="layout" svg:width="0.209cm" svg:height="0.888cm" svg:x="4.886cm" svg:y="4.048cm" svg:viewBox="0 0 210 889" svg:d="M210 0c-381 508-127 889-127 889">
          <text:p/>
        </draw:path>
        <draw:circle draw:style-name="gr8" draw:text-style-name="P1" draw:layer="layout" svg:width="0.635cm" svg:height="0.635cm" svg:x="3.54cm" svg:y="3.677cm">
          <text:p/>
        </draw:circle>
        <draw:path draw:style-name="gr7" draw:text-style-name="P1" draw:layer="layout" svg:width="1.015cm" svg:height="0.263cm" svg:x="5.191cm" svg:y="3.54cm" svg:viewBox="0 0 1016 264" svg:d="M0 264c508-508 1016-127 1016-127">
          <text:p/>
        </draw:path>
        <draw:path draw:style-name="gr7" draw:text-style-name="P1" draw:layer="layout" svg:width="0.888cm" svg:height="0.209cm" svg:x="5.445cm" svg:y="5.328cm" svg:viewBox="0 0 889 210" svg:d="M889 0c-635 381-889 127-889 127">
          <text:p/>
        </draw:path>
        <draw:path draw:style-name="gr7" draw:text-style-name="P1" draw:layer="layout" svg:width="0.209cm" svg:height="0.888cm" svg:x="6.156cm" svg:y="4.048cm" svg:viewBox="0 0 210 889" svg:d="M210 0c-381 508-127 889-127 889">
          <text:p/>
        </draw:path>
        <draw:path draw:style-name="gr7" draw:text-style-name="P1" draw:layer="layout" svg:width="0.209cm" svg:height="0.888cm" svg:x="7.426cm" svg:y="4.048cm" svg:viewBox="0 0 210 889" svg:d="M210 0c-381 508-127 889-127 889">
          <text:p/>
        </draw:path>
        <draw:path draw:style-name="gr7" draw:text-style-name="P1" draw:layer="layout" svg:width="0.055cm" svg:height="0.761cm" svg:x="7.763cm" svg:y="4.302cm" svg:viewBox="0 0 56 762" svg:d="M0 762c127-508 0-762 0-762">
          <text:p/>
        </draw:path>
        <draw:circle draw:style-name="gr8" draw:text-style-name="P1" draw:layer="layout" svg:width="0.635cm" svg:height="0.635cm" svg:x="7.35cm" svg:y="3.677cm">
          <text:p/>
        </draw:circle>
        <draw:circle draw:style-name="gr8" draw:text-style-name="P1" draw:layer="layout" svg:width="0.635cm" svg:height="0.635cm" svg:x="4.81cm" svg:y="3.677cm">
          <text:p/>
        </draw:circle>
        <draw:circle draw:style-name="gr8" draw:text-style-name="P1" draw:layer="layout" svg:width="0.635cm" svg:height="0.635cm" svg:x="6.08cm" svg:y="3.677cm">
          <text:p/>
        </draw:circle>
        <draw:path draw:style-name="gr7" draw:text-style-name="P1" draw:layer="layout" svg:width="1.015cm" svg:height="0.263cm" svg:x="3.921cm" svg:y="6.08cm" svg:viewBox="0 0 1016 264" svg:d="M0 264c508-508 1016-127 1016-127">
          <text:p/>
        </draw:path>
        <draw:path draw:style-name="gr7" draw:text-style-name="P1" draw:layer="layout" svg:width="0.209cm" svg:height="0.888cm" svg:x="3.584cm" svg:y="5.318cm" svg:viewBox="0 0 210 889" svg:d="M210 0c-381 508-127 889-127 889">
          <text:p/>
        </draw:path>
        <draw:path draw:style-name="gr16" draw:text-style-name="P1" draw:layer="layout" svg:width="0.055cm" svg:height="0.761cm" svg:x="3.921cm" svg:y="5.572cm" svg:viewBox="0 0 56 762" svg:d="M0 762c127-508 0-762 0-762">
          <text:p/>
        </draw:path>
        <draw:path draw:style-name="gr16" draw:text-style-name="P1" draw:layer="layout" svg:width="0.209cm" svg:height="0.888cm" svg:x="4.886cm" svg:y="5.318cm" svg:viewBox="0 0 210 889" svg:d="M210 0c-381 508-127 889-127 889">
          <text:p/>
        </draw:path>
        <draw:path draw:style-name="gr7" draw:text-style-name="P1" draw:layer="layout" svg:width="0.888cm" svg:height="0.209cm" svg:x="5.445cm" svg:y="5.328cm" svg:viewBox="0 0 889 210" svg:d="M889 0c-635 381-889 127-889 127">
          <text:p/>
        </draw:path>
        <draw:path draw:style-name="gr16" draw:text-style-name="P1" draw:layer="layout" svg:width="1.015cm" svg:height="0.263cm" svg:x="5.191cm" svg:y="6.08cm" svg:viewBox="0 0 1016 264" svg:d="M0 264c508-508 1016-127 1016-127">
          <text:p/>
        </draw:path>
        <draw:path draw:style-name="gr7" draw:text-style-name="P1" draw:layer="layout" svg:width="0.209cm" svg:height="0.888cm" svg:x="6.156cm" svg:y="5.318cm" svg:viewBox="0 0 210 889" svg:d="M210 0c-381 508-127 889-127 889">
          <text:p/>
        </draw:path>
        <draw:path draw:style-name="gr7" draw:text-style-name="P1" draw:layer="layout" svg:width="1.015cm" svg:height="0.263cm" svg:x="6.461cm" svg:y="6.08cm" svg:viewBox="0 0 1016 264" svg:d="M0 264c508-508 1016-127 1016-127">
          <text:p/>
        </draw:path>
        <draw:path draw:style-name="gr7" draw:text-style-name="P1" draw:layer="layout" svg:width="0.888cm" svg:height="0.209cm" svg:x="4.175cm" svg:y="6.598cm" svg:viewBox="0 0 889 210" svg:d="M889 0c-635 381-889 127-889 127">
          <text:p/>
        </draw:path>
        <draw:path draw:style-name="gr7" draw:text-style-name="P1" draw:layer="layout" svg:width="1.015cm" svg:height="0.263cm" svg:x="3.921cm" svg:y="7.35cm" svg:viewBox="0 0 1016 264" svg:d="M0 264c508-508 1016-127 1016-127">
          <text:p/>
        </draw:path>
        <draw:path draw:style-name="gr16" draw:text-style-name="P1" draw:layer="layout" svg:width="0.055cm" svg:height="0.761cm" svg:x="3.921cm" svg:y="6.842cm" svg:viewBox="0 0 56 762" svg:d="M0 762c127-508 0-762 0-762">
          <text:p/>
        </draw:path>
        <draw:circle draw:style-name="gr17" draw:text-style-name="P1" draw:layer="layout" svg:width="0.635cm" svg:height="0.635cm" svg:x="3.54cm" svg:y="7.487cm">
          <text:p/>
        </draw:circle>
        <draw:path draw:style-name="gr16" draw:text-style-name="P1" draw:layer="layout" svg:width="0.209cm" svg:height="0.888cm" svg:x="6.156cm" svg:y="6.588cm" svg:viewBox="0 0 210 889" svg:d="M210 0c-381 508-127 889-127 889">
          <text:p/>
        </draw:path>
        <draw:path draw:style-name="gr7" draw:text-style-name="P1" draw:layer="layout" svg:width="0.888cm" svg:height="0.209cm" svg:x="6.715cm" svg:y="6.598cm" svg:viewBox="0 0 889 210" svg:d="M889 0c-635 381-889 127-889 127">
          <text:p/>
        </draw:path>
        <draw:path draw:style-name="gr7" draw:text-style-name="P1" draw:layer="layout" svg:width="1.015cm" svg:height="0.263cm" svg:x="6.461cm" svg:y="7.35cm" svg:viewBox="0 0 1016 264" svg:d="M0 264c508-508 1016-127 1016-127">
          <text:p/>
        </draw:path>
        <draw:path draw:style-name="gr7" draw:text-style-name="P1" draw:layer="layout" svg:width="0.209cm" svg:height="0.888cm" svg:x="7.426cm" svg:y="6.588cm" svg:viewBox="0 0 210 889" svg:d="M210 0c-381 508-127 889-127 889">
          <text:p/>
        </draw:path>
        <draw:path draw:style-name="gr7" draw:text-style-name="P1" draw:layer="layout" svg:width="0.055cm" svg:height="0.761cm" svg:x="7.763cm" svg:y="6.842cm" svg:viewBox="0 0 56 762" svg:d="M0 762c127-508 0-762 0-762">
          <text:p/>
        </draw:path>
        <draw:circle draw:style-name="gr8" draw:text-style-name="P1" draw:layer="layout" svg:width="0.635cm" svg:height="0.635cm" svg:x="7.35cm" svg:y="7.487cm">
          <text:p/>
        </draw:circle>
        <draw:circle draw:style-name="gr17" draw:text-style-name="P1" draw:layer="layout" svg:width="0.635cm" svg:height="0.635cm" svg:x="4.81cm" svg:y="7.487cm">
          <text:p/>
        </draw:circle>
        <draw:circle draw:style-name="gr17" draw:text-style-name="P1" draw:layer="layout" svg:width="0.635cm" svg:height="0.635cm" svg:x="6.08cm" svg:y="7.487cm">
          <text:p/>
        </draw:circle>
        <draw:circle draw:style-name="gr17" draw:text-style-name="P1" draw:layer="layout" svg:width="0.635cm" svg:height="0.635cm" svg:x="3.54cm" svg:y="4.947cm">
          <text:p/>
        </draw:circle>
        <draw:circle draw:style-name="gr8" draw:text-style-name="P1" draw:layer="layout" svg:width="0.635cm" svg:height="0.635cm" svg:x="7.35cm" svg:y="4.947cm">
          <text:p/>
        </draw:circle>
        <draw:circle draw:style-name="gr17" draw:text-style-name="P1" draw:layer="layout" svg:width="0.635cm" svg:height="0.635cm" svg:x="4.81cm" svg:y="4.947cm">
          <text:p/>
        </draw:circle>
        <draw:circle draw:style-name="gr8" draw:text-style-name="P1" draw:layer="layout" svg:width="0.635cm" svg:height="0.635cm" svg:x="6.08cm" svg:y="4.947cm">
          <text:p/>
        </draw:circle>
        <draw:circle draw:style-name="gr17" draw:text-style-name="P1" draw:layer="layout" svg:width="0.635cm" svg:height="0.635cm" svg:x="3.54cm" svg:y="6.217cm">
          <text:p/>
        </draw:circle>
        <draw:circle draw:style-name="gr8" draw:text-style-name="P1" draw:layer="layout" svg:width="0.635cm" svg:height="0.635cm" svg:x="7.35cm" svg:y="6.217cm">
          <text:p/>
        </draw:circle>
        <draw:circle draw:style-name="gr17" draw:text-style-name="P1" draw:layer="layout" svg:width="0.635cm" svg:height="0.635cm" svg:x="4.81cm" svg:y="6.217cm">
          <text:p/>
        </draw:circle>
        <draw:circle draw:style-name="gr17" draw:text-style-name="P1" draw:layer="layout" svg:width="0.635cm" svg:height="0.635cm" svg:x="6.08cm" svg:y="6.217cm">
          <text:p/>
        </draw:circle>
        <draw:frame draw:style-name="gr4" draw:text-style-name="P3" draw:layer="layout" svg:width="3.558cm" svg:height="0.797cm" svg:x="3.997cm" svg:y="2.142cm">
          <draw:text-box>
            <text:p text:style-name="P3"><text:span text:style-name="T2">Directed Graph</text:span></text:p>
          </draw:text-box>
        </draw:frame>
        <draw:frame draw:style-name="gr4" draw:text-style-name="P3" draw:layer="layout" svg:width="4.054cm" svg:height="0.797cm" svg:x="10.997cm" svg:y="2.243cm">
          <draw:text-box>
            <text:p text:style-name="P3"><text:span text:style-name="T2">Undirected Graph</text:span></text:p>
          </draw:text-box>
        </draw:frame>
        <draw:path draw:style-name="gr18" draw:text-style-name="P1" draw:layer="layout" svg:width="0.888cm" svg:height="0.209cm" svg:x="11.251cm" svg:y="7.92cm" svg:viewBox="0 0 889 210" svg:d="M889 0c-635 381-889 127-889 127">
          <text:p/>
        </draw:path>
        <draw:path draw:style-name="gr18" draw:text-style-name="P1" draw:layer="layout" svg:width="0.888cm" svg:height="0.209cm" svg:x="12.521cm" svg:y="7.92cm" svg:viewBox="0 0 889 210" svg:d="M889 0c-635 381-889 127-889 127">
          <text:p/>
        </draw:path>
        <draw:path draw:style-name="gr9" draw:text-style-name="P1" draw:layer="layout" svg:width="1.015cm" svg:height="0.263cm" svg:x="10.997cm" svg:y="3.551cm" svg:viewBox="0 0 1016 264" svg:d="M0 264c508-508 1016-127 1016-127">
          <text:p/>
        </draw:path>
        <draw:path draw:style-name="gr18" draw:text-style-name="P1" draw:layer="layout" svg:width="1.015cm" svg:height="0.263cm" svg:x="10.997cm" svg:y="4.821cm" svg:viewBox="0 0 1016 264" svg:d="M0 264c508-508 1016-127 1016-127">
          <text:p/>
        </draw:path>
        <draw:path draw:style-name="gr9" draw:text-style-name="P1" draw:layer="layout" svg:width="0.209cm" svg:height="0.888cm" svg:x="10.66cm" svg:y="4.059cm" svg:viewBox="0 0 210 889" svg:d="M210 0c-381 508-127 889-127 889">
          <text:p/>
        </draw:path>
        <draw:path draw:style-name="gr9" draw:text-style-name="P1" draw:layer="layout" svg:width="0.209cm" svg:height="0.888cm" svg:x="11.962cm" svg:y="4.059cm" svg:viewBox="0 0 210 889" svg:d="M210 0c-381 508-127 889-127 889">
          <text:p/>
        </draw:path>
        <draw:circle draw:style-name="gr10" draw:text-style-name="P1" draw:layer="layout" svg:width="0.635cm" svg:height="0.635cm" svg:x="10.616cm" svg:y="3.688cm">
          <text:p/>
        </draw:circle>
        <draw:path draw:style-name="gr9" draw:text-style-name="P1" draw:layer="layout" svg:width="1.015cm" svg:height="0.263cm" svg:x="12.267cm" svg:y="3.551cm" svg:viewBox="0 0 1016 264" svg:d="M0 264c508-508 1016-127 1016-127">
          <text:p/>
        </draw:path>
        <draw:path draw:style-name="gr9" draw:text-style-name="P1" draw:layer="layout" svg:width="0.888cm" svg:height="0.209cm" svg:x="12.521cm" svg:y="5.339cm" svg:viewBox="0 0 889 210" svg:d="M889 0c-635 381-889 127-889 127">
          <text:p/>
        </draw:path>
        <draw:path draw:style-name="gr9" draw:text-style-name="P1" draw:layer="layout" svg:width="0.209cm" svg:height="0.888cm" svg:x="13.232cm" svg:y="4.059cm" svg:viewBox="0 0 210 889" svg:d="M210 0c-381 508-127 889-127 889">
          <text:p/>
        </draw:path>
        <draw:path draw:style-name="gr9" draw:text-style-name="P1" draw:layer="layout" svg:width="0.209cm" svg:height="0.888cm" svg:x="14.502cm" svg:y="4.059cm" svg:viewBox="0 0 210 889" svg:d="M210 0c-381 508-127 889-127 889">
          <text:p/>
        </draw:path>
        <draw:circle draw:style-name="gr10" draw:text-style-name="P1" draw:layer="layout" svg:width="0.635cm" svg:height="0.635cm" svg:x="14.426cm" svg:y="3.688cm">
          <text:p/>
        </draw:circle>
        <draw:circle draw:style-name="gr10" draw:text-style-name="P1" draw:layer="layout" svg:width="0.635cm" svg:height="0.635cm" svg:x="11.886cm" svg:y="3.688cm">
          <text:p/>
        </draw:circle>
        <draw:circle draw:style-name="gr10" draw:text-style-name="P1" draw:layer="layout" svg:width="0.635cm" svg:height="0.635cm" svg:x="13.156cm" svg:y="3.688cm">
          <text:p/>
        </draw:circle>
        <draw:path draw:style-name="gr18" draw:text-style-name="P1" draw:layer="layout" svg:width="0.209cm" svg:height="0.888cm" svg:x="10.66cm" svg:y="5.329cm" svg:viewBox="0 0 210 889" svg:d="M210 0c-381 508-127 889-127 889">
          <text:p/>
        </draw:path>
        <draw:path draw:style-name="gr18" draw:text-style-name="P1" draw:layer="layout" svg:width="0.209cm" svg:height="0.888cm" svg:x="11.962cm" svg:y="5.329cm" svg:viewBox="0 0 210 889" svg:d="M210 0c-381 508-127 889-127 889">
          <text:p/>
        </draw:path>
        <draw:path draw:style-name="gr9" draw:text-style-name="P1" draw:layer="layout" svg:width="0.888cm" svg:height="0.209cm" svg:x="12.521cm" svg:y="5.339cm" svg:viewBox="0 0 889 210" svg:d="M889 0c-635 381-889 127-889 127">
          <text:p/>
        </draw:path>
        <draw:path draw:style-name="gr18" draw:text-style-name="P1" draw:layer="layout" svg:width="1.015cm" svg:height="0.263cm" svg:x="12.267cm" svg:y="6.091cm" svg:viewBox="0 0 1016 264" svg:d="M0 264c508-508 1016-127 1016-127">
          <text:p/>
        </draw:path>
        <draw:path draw:style-name="gr9" draw:text-style-name="P1" draw:layer="layout" svg:width="0.209cm" svg:height="0.888cm" svg:x="13.232cm" svg:y="5.329cm" svg:viewBox="0 0 210 889" svg:d="M210 0c-381 508-127 889-127 889">
          <text:p/>
        </draw:path>
        <draw:path draw:style-name="gr9" draw:text-style-name="P1" draw:layer="layout" svg:width="1.015cm" svg:height="0.263cm" svg:x="13.537cm" svg:y="6.091cm" svg:viewBox="0 0 1016 264" svg:d="M0 264c508-508 1016-127 1016-127">
          <text:p/>
        </draw:path>
        <draw:path draw:style-name="gr9" draw:text-style-name="P1" draw:layer="layout" svg:width="0.888cm" svg:height="0.209cm" svg:x="11.251cm" svg:y="6.609cm" svg:viewBox="0 0 889 210" svg:d="M889 0c-635 381-889 127-889 127">
          <text:p/>
        </draw:path>
        <draw:path draw:style-name="gr18" draw:text-style-name="P1" draw:layer="layout" svg:width="0.055cm" svg:height="0.761cm" svg:x="10.997cm" svg:y="6.853cm" svg:viewBox="0 0 56 762" svg:d="M0 762c127-508 0-762 0-762">
          <text:p/>
        </draw:path>
        <draw:circle draw:style-name="gr19" draw:text-style-name="P1" draw:layer="layout" svg:width="0.635cm" svg:height="0.635cm" svg:x="10.616cm" svg:y="7.498cm">
          <text:p/>
        </draw:circle>
        <draw:path draw:style-name="gr18" draw:text-style-name="P1" draw:layer="layout" svg:width="0.209cm" svg:height="0.888cm" svg:x="13.232cm" svg:y="6.599cm" svg:viewBox="0 0 210 889" svg:d="M210 0c-381 508-127 889-127 889">
          <text:p/>
        </draw:path>
        <draw:path draw:style-name="gr9" draw:text-style-name="P1" draw:layer="layout" svg:width="1.015cm" svg:height="0.263cm" svg:x="13.537cm" svg:y="7.361cm" svg:viewBox="0 0 1016 264" svg:d="M0 264c508-508 1016-127 1016-127">
          <text:p/>
        </draw:path>
        <draw:path draw:style-name="gr9" draw:text-style-name="P1" draw:layer="layout" svg:width="0.055cm" svg:height="0.761cm" svg:x="14.839cm" svg:y="6.853cm" svg:viewBox="0 0 56 762" svg:d="M0 762c127-508 0-762 0-762">
          <text:p/>
        </draw:path>
        <draw:circle draw:style-name="gr10" draw:text-style-name="P1" draw:layer="layout" svg:width="0.635cm" svg:height="0.635cm" svg:x="14.426cm" svg:y="7.498cm">
          <text:p/>
        </draw:circle>
        <draw:circle draw:style-name="gr19" draw:text-style-name="P1" draw:layer="layout" svg:width="0.635cm" svg:height="0.635cm" svg:x="11.886cm" svg:y="7.498cm">
          <text:p/>
        </draw:circle>
        <draw:circle draw:style-name="gr19" draw:text-style-name="P1" draw:layer="layout" svg:width="0.635cm" svg:height="0.635cm" svg:x="13.156cm" svg:y="7.498cm">
          <text:p/>
        </draw:circle>
        <draw:circle draw:style-name="gr19" draw:text-style-name="P1" draw:layer="layout" svg:width="0.635cm" svg:height="0.635cm" svg:x="10.616cm" svg:y="4.958cm">
          <text:p/>
        </draw:circle>
        <draw:circle draw:style-name="gr10" draw:text-style-name="P1" draw:layer="layout" svg:width="0.635cm" svg:height="0.635cm" svg:x="14.426cm" svg:y="4.958cm">
          <text:p/>
        </draw:circle>
        <draw:circle draw:style-name="gr19" draw:text-style-name="P1" draw:layer="layout" svg:width="0.635cm" svg:height="0.635cm" svg:x="11.886cm" svg:y="4.958cm">
          <text:p/>
        </draw:circle>
        <draw:circle draw:style-name="gr10" draw:text-style-name="P1" draw:layer="layout" svg:width="0.635cm" svg:height="0.635cm" svg:x="13.156cm" svg:y="4.958cm">
          <text:p/>
        </draw:circle>
        <draw:circle draw:style-name="gr19" draw:text-style-name="P1" draw:layer="layout" svg:width="0.635cm" svg:height="0.635cm" svg:x="10.616cm" svg:y="6.228cm">
          <text:p/>
        </draw:circle>
        <draw:circle draw:style-name="gr10" draw:text-style-name="P1" draw:layer="layout" svg:width="0.635cm" svg:height="0.635cm" svg:x="14.426cm" svg:y="6.228cm">
          <text:p/>
        </draw:circle>
        <draw:circle draw:style-name="gr19" draw:text-style-name="P1" draw:layer="layout" svg:width="0.635cm" svg:height="0.635cm" svg:x="11.886cm" svg:y="6.228cm">
          <text:p/>
        </draw:circle>
        <draw:circle draw:style-name="gr19" draw:text-style-name="P1" draw:layer="layout" svg:width="0.635cm" svg:height="0.635cm" svg:x="13.156cm" svg:y="6.228cm">
          <text:p/>
        </draw:circle>
        <draw:frame draw:style-name="gr4" draw:layer="layout" svg:width="2.09cm" svg:height="0.962cm" svg:x="8.574cm" svg:y="8.882cm">
          <draw:text-box>
            <text:p>Cycle</text:p>
          </draw:text-box>
        </draw:frame>
      </draw:page>
      <draw:page draw:name="page7" draw:style-name="dp1" draw:master-page-name="Default">
        <draw:path draw:style-name="gr20" draw:text-style-name="P1" draw:layer="layout" svg:width="1.162cm" svg:height="2.336cm" svg:x="14.188cm" svg:y="3.413cm" svg:viewBox="0 0 1163 2337" svg:d="M175 231c40 286-185 473-175 767 10 249 95 479 66 722-29 250 69 560 349 609 262 47 505-125 656-338 176-246 56-487 0-722-57-238-11-455-22-722-10-253-185-592-524-542l-219 68-87 113z">
          <text:p/>
        </draw:path>
        <draw:path draw:style-name="gr20" draw:text-style-name="P1" draw:layer="layout" svg:width="1.162cm" svg:height="2.336cm" svg:x="7.107cm" svg:y="3.362cm" svg:viewBox="0 0 1163 2337" svg:d="M175 231c40 286-185 473-175 767 10 249 95 479 66 722-29 250 69 560 349 609 262 47 505-125 656-338 176-246 56-487 0-722-57-238-11-455-22-722-10-253-185-592-524-542l-219 68-87 113z">
          <text:p/>
        </draw:path>
        <draw:path draw:style-name="gr21" draw:text-style-name="P1" draw:layer="layout" svg:width="5.097cm" svg:height="5.684cm" svg:x="10.144cm" svg:y="3.032cm" svg:viewBox="0 0 5098 5685" svg:d="M350 404c-141 262-219 559-219 853 0 314-106 609-109 918-3 249-17 493-22 744-6 302 191 545 131 853-50 256 23 525-44 787-60 232-23 482 0 721 33 352 417 327 656 372 229 43 477 56 700-44 226-102 481-77 722-87 280-11 534-164 809-197 245-29 495 0 743 0 233 0 470 37 700 0 270-44 519-273 590-547 61-234 82-481 66-721-16-248 91-528-44-744-129-207-332-511-656-437-245 57-528-124-590-394-57-248-31-496-44-743-11-228-9-459 44-678 75-313-204-503-372-678-184-191-457-213-700-262-268-53-539-154-809-109-242 40-448 240-700 240-239 0-460 114-699 66l-131 65z">
          <text:p/>
        </draw:path>
        <draw:path draw:style-name="gr21" draw:text-style-name="P1" draw:layer="layout" svg:width="5.097cm" svg:height="5.684cm" svg:x="3.193cm" svg:y="2.963cm" svg:viewBox="0 0 5098 5685" svg:d="M350 404c-141 262-219 559-219 853 0 314-106 609-109 918-3 249-17 493-22 744-6 302 191 545 131 853-50 256 23 525-44 787-60 232-23 482 0 721 33 352 417 327 656 372 229 43 477 56 700-44 226-102 481-77 722-87 280-11 534-164 809-197 245-29 495 0 743 0 233 0 470 37 700 0 270-44 519-273 590-547 61-234 82-481 66-721-16-248 91-528-44-744-129-207-332-511-656-437-245 57-528-124-590-394-57-248-31-496-44-743-11-228-9-459 44-678 75-313-204-503-372-678-184-191-457-213-700-262-268-53-539-154-809-109-242 40-448 240-700 240-239 0-460 114-699 66l-131 65z">
          <text:p/>
        </draw:path>
        <draw:path draw:style-name="gr7" draw:text-style-name="P1" draw:layer="layout" svg:width="0.888cm" svg:height="0.209cm" svg:x="4.175cm" svg:y="7.909cm" svg:viewBox="0 0 889 210" svg:d="M889 0c-635 381-889 127-889 127">
          <text:p/>
        </draw:path>
        <draw:path draw:style-name="gr7" draw:text-style-name="P1" draw:layer="layout" svg:width="0.888cm" svg:height="0.209cm" svg:x="5.445cm" svg:y="7.909cm" svg:viewBox="0 0 889 210" svg:d="M889 0c-635 381-889 127-889 127">
          <text:p/>
        </draw:path>
        <draw:path draw:style-name="gr7" draw:text-style-name="P1" draw:layer="layout" svg:width="1.015cm" svg:height="0.263cm" svg:x="3.921cm" svg:y="3.54cm" svg:viewBox="0 0 1016 264" svg:d="M0 264c508-508 1016-127 1016-127">
          <text:p/>
        </draw:path>
        <draw:path draw:style-name="gr7" draw:text-style-name="P1" draw:layer="layout" svg:width="1.015cm" svg:height="0.263cm" svg:x="3.921cm" svg:y="4.81cm" svg:viewBox="0 0 1016 264" svg:d="M0 264c508-508 1016-127 1016-127">
          <text:p/>
        </draw:path>
        <draw:path draw:style-name="gr7" draw:text-style-name="P1" draw:layer="layout" svg:width="0.209cm" svg:height="0.888cm" svg:x="3.584cm" svg:y="4.048cm" svg:viewBox="0 0 210 889" svg:d="M210 0c-381 508-127 889-127 889">
          <text:p/>
        </draw:path>
        <draw:path draw:style-name="gr7" draw:text-style-name="P1" draw:layer="layout" svg:width="0.209cm" svg:height="0.888cm" svg:x="4.886cm" svg:y="4.048cm" svg:viewBox="0 0 210 889" svg:d="M210 0c-381 508-127 889-127 889">
          <text:p/>
        </draw:path>
        <draw:circle draw:style-name="gr8" draw:text-style-name="P1" draw:layer="layout" svg:width="0.635cm" svg:height="0.635cm" svg:x="3.54cm" svg:y="3.677cm">
          <text:p/>
        </draw:circle>
        <draw:path draw:style-name="gr7" draw:text-style-name="P1" draw:layer="layout" svg:width="1.015cm" svg:height="0.263cm" svg:x="5.191cm" svg:y="3.54cm" svg:viewBox="0 0 1016 264" svg:d="M0 264c508-508 1016-127 1016-127">
          <text:p/>
        </draw:path>
        <draw:path draw:style-name="gr7" draw:text-style-name="P1" draw:layer="layout" svg:width="0.888cm" svg:height="0.209cm" svg:x="5.445cm" svg:y="5.328cm" svg:viewBox="0 0 889 210" svg:d="M889 0c-635 381-889 127-889 127">
          <text:p/>
        </draw:path>
        <draw:path draw:style-name="gr7" draw:text-style-name="P1" draw:layer="layout" svg:width="0.209cm" svg:height="0.888cm" svg:x="6.156cm" svg:y="4.048cm" svg:viewBox="0 0 210 889" svg:d="M210 0c-381 508-127 889-127 889">
          <text:p/>
        </draw:path>
        <draw:path draw:style-name="gr7" draw:text-style-name="P1" draw:layer="layout" svg:width="0.209cm" svg:height="0.888cm" svg:x="7.426cm" svg:y="4.048cm" svg:viewBox="0 0 210 889" svg:d="M210 0c-381 508-127 889-127 889">
          <text:p/>
        </draw:path>
        <draw:path draw:style-name="gr7" draw:text-style-name="P1" draw:layer="layout" svg:width="0.055cm" svg:height="0.761cm" svg:x="7.763cm" svg:y="4.302cm" svg:viewBox="0 0 56 762" svg:d="M0 762c127-508 0-762 0-762">
          <text:p/>
        </draw:path>
        <draw:circle draw:style-name="gr8" draw:text-style-name="P1" draw:layer="layout" svg:width="0.635cm" svg:height="0.635cm" svg:x="7.35cm" svg:y="3.677cm">
          <text:p/>
        </draw:circle>
        <draw:circle draw:style-name="gr8" draw:text-style-name="P1" draw:layer="layout" svg:width="0.635cm" svg:height="0.635cm" svg:x="4.81cm" svg:y="3.677cm">
          <text:p/>
        </draw:circle>
        <draw:circle draw:style-name="gr8" draw:text-style-name="P1" draw:layer="layout" svg:width="0.635cm" svg:height="0.635cm" svg:x="6.08cm" svg:y="3.677cm">
          <text:p/>
        </draw:circle>
        <draw:path draw:style-name="gr7" draw:text-style-name="P1" draw:layer="layout" svg:width="1.015cm" svg:height="0.263cm" svg:x="3.921cm" svg:y="6.08cm" svg:viewBox="0 0 1016 264" svg:d="M0 264c508-508 1016-127 1016-127">
          <text:p/>
        </draw:path>
        <draw:path draw:style-name="gr7" draw:text-style-name="P1" draw:layer="layout" svg:width="0.209cm" svg:height="0.888cm" svg:x="3.584cm" svg:y="5.318cm" svg:viewBox="0 0 210 889" svg:d="M210 0c-381 508-127 889-127 889">
          <text:p/>
        </draw:path>
        <draw:path draw:style-name="gr7" draw:text-style-name="P1" draw:layer="layout" svg:width="0.055cm" svg:height="0.761cm" svg:x="3.921cm" svg:y="5.572cm" svg:viewBox="0 0 56 762" svg:d="M0 762c127-508 0-762 0-762">
          <text:p/>
        </draw:path>
        <draw:path draw:style-name="gr7" draw:text-style-name="P1" draw:layer="layout" svg:width="0.209cm" svg:height="0.888cm" svg:x="4.886cm" svg:y="5.318cm" svg:viewBox="0 0 210 889" svg:d="M210 0c-381 508-127 889-127 889">
          <text:p/>
        </draw:path>
        <draw:path draw:style-name="gr7" draw:text-style-name="P1" draw:layer="layout" svg:width="0.888cm" svg:height="0.209cm" svg:x="5.445cm" svg:y="5.328cm" svg:viewBox="0 0 889 210" svg:d="M889 0c-635 381-889 127-889 127">
          <text:p/>
        </draw:path>
        <draw:path draw:style-name="gr7" draw:text-style-name="P1" draw:layer="layout" svg:width="1.015cm" svg:height="0.263cm" svg:x="5.191cm" svg:y="6.08cm" svg:viewBox="0 0 1016 264" svg:d="M0 264c508-508 1016-127 1016-127">
          <text:p/>
        </draw:path>
        <draw:path draw:style-name="gr7" draw:text-style-name="P1" draw:layer="layout" svg:width="0.209cm" svg:height="0.888cm" svg:x="6.156cm" svg:y="5.318cm" svg:viewBox="0 0 210 889" svg:d="M210 0c-381 508-127 889-127 889">
          <text:p/>
        </draw:path>
        <draw:path draw:style-name="gr7" draw:text-style-name="P1" draw:layer="layout" svg:width="1.015cm" svg:height="0.263cm" svg:x="6.461cm" svg:y="6.08cm" svg:viewBox="0 0 1016 264" svg:d="M0 264c508-508 1016-127 1016-127">
          <text:p/>
        </draw:path>
        <draw:path draw:style-name="gr7" draw:text-style-name="P1" draw:layer="layout" svg:width="0.888cm" svg:height="0.209cm" svg:x="4.175cm" svg:y="6.598cm" svg:viewBox="0 0 889 210" svg:d="M889 0c-635 381-889 127-889 127">
          <text:p/>
        </draw:path>
        <draw:path draw:style-name="gr7" draw:text-style-name="P1" draw:layer="layout" svg:width="1.015cm" svg:height="0.263cm" svg:x="3.921cm" svg:y="7.35cm" svg:viewBox="0 0 1016 264" svg:d="M0 264c508-508 1016-127 1016-127">
          <text:p/>
        </draw:path>
        <draw:path draw:style-name="gr7" draw:text-style-name="P1" draw:layer="layout" svg:width="0.055cm" svg:height="0.761cm" svg:x="3.921cm" svg:y="6.842cm" svg:viewBox="0 0 56 762" svg:d="M0 762c127-508 0-762 0-762">
          <text:p/>
        </draw:path>
        <draw:circle draw:style-name="gr8" draw:text-style-name="P1" draw:layer="layout" svg:width="0.635cm" svg:height="0.635cm" svg:x="3.54cm" svg:y="7.487cm">
          <text:p/>
        </draw:circle>
        <draw:path draw:style-name="gr7" draw:text-style-name="P1" draw:layer="layout" svg:width="0.209cm" svg:height="0.888cm" svg:x="6.156cm" svg:y="6.588cm" svg:viewBox="0 0 210 889" svg:d="M210 0c-381 508-127 889-127 889">
          <text:p/>
        </draw:path>
        <draw:path draw:style-name="gr7" draw:text-style-name="P1" draw:layer="layout" svg:width="0.888cm" svg:height="0.209cm" svg:x="6.715cm" svg:y="6.598cm" svg:viewBox="0 0 889 210" svg:d="M889 0c-635 381-889 127-889 127">
          <text:p/>
        </draw:path>
        <draw:path draw:style-name="gr7" draw:text-style-name="P1" draw:layer="layout" svg:width="1.015cm" svg:height="0.263cm" svg:x="6.461cm" svg:y="7.35cm" svg:viewBox="0 0 1016 264" svg:d="M0 264c508-508 1016-127 1016-127">
          <text:p/>
        </draw:path>
        <draw:path draw:style-name="gr7" draw:text-style-name="P1" draw:layer="layout" svg:width="0.209cm" svg:height="0.888cm" svg:x="7.426cm" svg:y="6.588cm" svg:viewBox="0 0 210 889" svg:d="M210 0c-381 508-127 889-127 889">
          <text:p/>
        </draw:path>
        <draw:path draw:style-name="gr7" draw:text-style-name="P1" draw:layer="layout" svg:width="0.055cm" svg:height="0.761cm" svg:x="7.763cm" svg:y="6.842cm" svg:viewBox="0 0 56 762" svg:d="M0 762c127-508 0-762 0-762">
          <text:p/>
        </draw:path>
        <draw:circle draw:style-name="gr8" draw:text-style-name="P1" draw:layer="layout" svg:width="0.635cm" svg:height="0.635cm" svg:x="7.35cm" svg:y="7.487cm">
          <text:p/>
        </draw:circle>
        <draw:circle draw:style-name="gr8" draw:text-style-name="P1" draw:layer="layout" svg:width="0.635cm" svg:height="0.635cm" svg:x="4.81cm" svg:y="7.487cm">
          <text:p/>
        </draw:circle>
        <draw:circle draw:style-name="gr8" draw:text-style-name="P1" draw:layer="layout" svg:width="0.635cm" svg:height="0.635cm" svg:x="6.08cm" svg:y="7.487cm">
          <text:p/>
        </draw:circle>
        <draw:circle draw:style-name="gr8" draw:text-style-name="P1" draw:layer="layout" svg:width="0.635cm" svg:height="0.635cm" svg:x="3.54cm" svg:y="4.947cm">
          <text:p/>
        </draw:circle>
        <draw:circle draw:style-name="gr8" draw:text-style-name="P1" draw:layer="layout" svg:width="0.635cm" svg:height="0.635cm" svg:x="7.35cm" svg:y="4.947cm">
          <text:p/>
        </draw:circle>
        <draw:circle draw:style-name="gr8" draw:text-style-name="P1" draw:layer="layout" svg:width="0.635cm" svg:height="0.635cm" svg:x="4.81cm" svg:y="4.947cm">
          <text:p/>
        </draw:circle>
        <draw:circle draw:style-name="gr8" draw:text-style-name="P1" draw:layer="layout" svg:width="0.635cm" svg:height="0.635cm" svg:x="6.08cm" svg:y="4.947cm">
          <text:p/>
        </draw:circle>
        <draw:circle draw:style-name="gr8" draw:text-style-name="P1" draw:layer="layout" svg:width="0.635cm" svg:height="0.635cm" svg:x="3.54cm" svg:y="6.217cm">
          <text:p/>
        </draw:circle>
        <draw:circle draw:style-name="gr8" draw:text-style-name="P1" draw:layer="layout" svg:width="0.635cm" svg:height="0.635cm" svg:x="7.35cm" svg:y="6.217cm">
          <text:p/>
        </draw:circle>
        <draw:circle draw:style-name="gr8" draw:text-style-name="P1" draw:layer="layout" svg:width="0.635cm" svg:height="0.635cm" svg:x="4.81cm" svg:y="6.217cm">
          <text:p/>
        </draw:circle>
        <draw:circle draw:style-name="gr8" draw:text-style-name="P1" draw:layer="layout" svg:width="0.635cm" svg:height="0.635cm" svg:x="6.08cm" svg:y="6.217cm">
          <text:p/>
        </draw:circle>
        <draw:frame draw:style-name="gr4" draw:text-style-name="P3" draw:layer="layout" svg:width="3.558cm" svg:height="0.797cm" svg:x="3.997cm" svg:y="2.142cm">
          <draw:text-box>
            <text:p text:style-name="P3"><text:span text:style-name="T2">Directed Graph</text:span></text:p>
          </draw:text-box>
        </draw:frame>
        <draw:frame draw:style-name="gr4" draw:text-style-name="P3" draw:layer="layout" svg:width="4.054cm" svg:height="0.797cm" svg:x="10.997cm" svg:y="2.243cm">
          <draw:text-box>
            <text:p text:style-name="P3"><text:span text:style-name="T2">Undirected Graph</text:span></text:p>
          </draw:text-box>
        </draw:frame>
        <draw:path draw:style-name="gr9" draw:text-style-name="P1" draw:layer="layout" svg:width="0.888cm" svg:height="0.209cm" svg:x="11.251cm" svg:y="7.92cm" svg:viewBox="0 0 889 210" svg:d="M889 0c-635 381-889 127-889 127">
          <text:p/>
        </draw:path>
        <draw:path draw:style-name="gr9" draw:text-style-name="P1" draw:layer="layout" svg:width="0.888cm" svg:height="0.209cm" svg:x="12.521cm" svg:y="7.92cm" svg:viewBox="0 0 889 210" svg:d="M889 0c-635 381-889 127-889 127">
          <text:p/>
        </draw:path>
        <draw:path draw:style-name="gr9" draw:text-style-name="P1" draw:layer="layout" svg:width="1.015cm" svg:height="0.263cm" svg:x="10.997cm" svg:y="3.551cm" svg:viewBox="0 0 1016 264" svg:d="M0 264c508-508 1016-127 1016-127">
          <text:p/>
        </draw:path>
        <draw:path draw:style-name="gr9" draw:text-style-name="P1" draw:layer="layout" svg:width="1.015cm" svg:height="0.263cm" svg:x="10.997cm" svg:y="4.821cm" svg:viewBox="0 0 1016 264" svg:d="M0 264c508-508 1016-127 1016-127">
          <text:p/>
        </draw:path>
        <draw:path draw:style-name="gr9" draw:text-style-name="P1" draw:layer="layout" svg:width="0.209cm" svg:height="0.888cm" svg:x="10.66cm" svg:y="4.059cm" svg:viewBox="0 0 210 889" svg:d="M210 0c-381 508-127 889-127 889">
          <text:p/>
        </draw:path>
        <draw:path draw:style-name="gr9" draw:text-style-name="P1" draw:layer="layout" svg:width="0.209cm" svg:height="0.888cm" svg:x="11.962cm" svg:y="4.059cm" svg:viewBox="0 0 210 889" svg:d="M210 0c-381 508-127 889-127 889">
          <text:p/>
        </draw:path>
        <draw:circle draw:style-name="gr10" draw:text-style-name="P1" draw:layer="layout" svg:width="0.635cm" svg:height="0.635cm" svg:x="10.616cm" svg:y="3.688cm">
          <text:p/>
        </draw:circle>
        <draw:path draw:style-name="gr9" draw:text-style-name="P1" draw:layer="layout" svg:width="1.015cm" svg:height="0.263cm" svg:x="12.267cm" svg:y="3.551cm" svg:viewBox="0 0 1016 264" svg:d="M0 264c508-508 1016-127 1016-127">
          <text:p/>
        </draw:path>
        <draw:path draw:style-name="gr9" draw:text-style-name="P1" draw:layer="layout" svg:width="0.888cm" svg:height="0.209cm" svg:x="12.521cm" svg:y="5.339cm" svg:viewBox="0 0 889 210" svg:d="M889 0c-635 381-889 127-889 127">
          <text:p/>
        </draw:path>
        <draw:path draw:style-name="gr9" draw:text-style-name="P1" draw:layer="layout" svg:width="0.209cm" svg:height="0.888cm" svg:x="13.232cm" svg:y="4.059cm" svg:viewBox="0 0 210 889" svg:d="M210 0c-381 508-127 889-127 889">
          <text:p/>
        </draw:path>
        <draw:path draw:style-name="gr9" draw:text-style-name="P1" draw:layer="layout" svg:width="0.209cm" svg:height="0.888cm" svg:x="14.502cm" svg:y="4.059cm" svg:viewBox="0 0 210 889" svg:d="M210 0c-381 508-127 889-127 889">
          <text:p/>
        </draw:path>
        <draw:circle draw:style-name="gr10" draw:text-style-name="P1" draw:layer="layout" svg:width="0.635cm" svg:height="0.635cm" svg:x="14.426cm" svg:y="3.688cm">
          <text:p/>
        </draw:circle>
        <draw:circle draw:style-name="gr10" draw:text-style-name="P1" draw:layer="layout" svg:width="0.635cm" svg:height="0.635cm" svg:x="11.886cm" svg:y="3.688cm">
          <text:p/>
        </draw:circle>
        <draw:circle draw:style-name="gr10" draw:text-style-name="P1" draw:layer="layout" svg:width="0.635cm" svg:height="0.635cm" svg:x="13.156cm" svg:y="3.688cm">
          <text:p/>
        </draw:circle>
        <draw:path draw:style-name="gr9" draw:text-style-name="P1" draw:layer="layout" svg:width="0.209cm" svg:height="0.888cm" svg:x="10.66cm" svg:y="5.329cm" svg:viewBox="0 0 210 889" svg:d="M210 0c-381 508-127 889-127 889">
          <text:p/>
        </draw:path>
        <draw:path draw:style-name="gr9" draw:text-style-name="P1" draw:layer="layout" svg:width="0.209cm" svg:height="0.888cm" svg:x="11.962cm" svg:y="5.329cm" svg:viewBox="0 0 210 889" svg:d="M210 0c-381 508-127 889-127 889">
          <text:p/>
        </draw:path>
        <draw:path draw:style-name="gr9" draw:text-style-name="P1" draw:layer="layout" svg:width="0.888cm" svg:height="0.209cm" svg:x="12.521cm" svg:y="5.339cm" svg:viewBox="0 0 889 210" svg:d="M889 0c-635 381-889 127-889 127">
          <text:p/>
        </draw:path>
        <draw:path draw:style-name="gr9" draw:text-style-name="P1" draw:layer="layout" svg:width="1.015cm" svg:height="0.263cm" svg:x="12.267cm" svg:y="6.091cm" svg:viewBox="0 0 1016 264" svg:d="M0 264c508-508 1016-127 1016-127">
          <text:p/>
        </draw:path>
        <draw:path draw:style-name="gr9" draw:text-style-name="P1" draw:layer="layout" svg:width="0.209cm" svg:height="0.888cm" svg:x="13.232cm" svg:y="5.329cm" svg:viewBox="0 0 210 889" svg:d="M210 0c-381 508-127 889-127 889">
          <text:p/>
        </draw:path>
        <draw:path draw:style-name="gr9" draw:text-style-name="P1" draw:layer="layout" svg:width="1.015cm" svg:height="0.263cm" svg:x="13.537cm" svg:y="6.091cm" svg:viewBox="0 0 1016 264" svg:d="M0 264c508-508 1016-127 1016-127">
          <text:p/>
        </draw:path>
        <draw:path draw:style-name="gr9" draw:text-style-name="P1" draw:layer="layout" svg:width="0.888cm" svg:height="0.209cm" svg:x="11.251cm" svg:y="6.609cm" svg:viewBox="0 0 889 210" svg:d="M889 0c-635 381-889 127-889 127">
          <text:p/>
        </draw:path>
        <draw:path draw:style-name="gr9" draw:text-style-name="P1" draw:layer="layout" svg:width="0.055cm" svg:height="0.761cm" svg:x="10.997cm" svg:y="6.853cm" svg:viewBox="0 0 56 762" svg:d="M0 762c127-508 0-762 0-762">
          <text:p/>
        </draw:path>
        <draw:circle draw:style-name="gr10" draw:text-style-name="P1" draw:layer="layout" svg:width="0.635cm" svg:height="0.635cm" svg:x="10.616cm" svg:y="7.498cm">
          <text:p/>
        </draw:circle>
        <draw:path draw:style-name="gr9" draw:text-style-name="P1" draw:layer="layout" svg:width="0.209cm" svg:height="0.888cm" svg:x="13.232cm" svg:y="6.599cm" svg:viewBox="0 0 210 889" svg:d="M210 0c-381 508-127 889-127 889">
          <text:p/>
        </draw:path>
        <draw:path draw:style-name="gr9" draw:text-style-name="P1" draw:layer="layout" svg:width="1.015cm" svg:height="0.263cm" svg:x="13.537cm" svg:y="7.361cm" svg:viewBox="0 0 1016 264" svg:d="M0 264c508-508 1016-127 1016-127">
          <text:p/>
        </draw:path>
        <draw:path draw:style-name="gr9" draw:text-style-name="P1" draw:layer="layout" svg:width="0.055cm" svg:height="0.761cm" svg:x="14.839cm" svg:y="6.853cm" svg:viewBox="0 0 56 762" svg:d="M0 762c127-508 0-762 0-762">
          <text:p/>
        </draw:path>
        <draw:circle draw:style-name="gr10" draw:text-style-name="P1" draw:layer="layout" svg:width="0.635cm" svg:height="0.635cm" svg:x="14.426cm" svg:y="7.498cm">
          <text:p/>
        </draw:circle>
        <draw:circle draw:style-name="gr10" draw:text-style-name="P1" draw:layer="layout" svg:width="0.635cm" svg:height="0.635cm" svg:x="11.886cm" svg:y="7.498cm">
          <text:p/>
        </draw:circle>
        <draw:circle draw:style-name="gr10" draw:text-style-name="P1" draw:layer="layout" svg:width="0.635cm" svg:height="0.635cm" svg:x="13.156cm" svg:y="7.498cm">
          <text:p/>
        </draw:circle>
        <draw:circle draw:style-name="gr10" draw:text-style-name="P1" draw:layer="layout" svg:width="0.635cm" svg:height="0.635cm" svg:x="10.616cm" svg:y="4.958cm">
          <text:p/>
        </draw:circle>
        <draw:circle draw:style-name="gr10" draw:text-style-name="P1" draw:layer="layout" svg:width="0.635cm" svg:height="0.635cm" svg:x="14.426cm" svg:y="4.958cm">
          <text:p/>
        </draw:circle>
        <draw:circle draw:style-name="gr10" draw:text-style-name="P1" draw:layer="layout" svg:width="0.635cm" svg:height="0.635cm" svg:x="11.886cm" svg:y="4.958cm">
          <text:p/>
        </draw:circle>
        <draw:circle draw:style-name="gr10" draw:text-style-name="P1" draw:layer="layout" svg:width="0.635cm" svg:height="0.635cm" svg:x="13.156cm" svg:y="4.958cm">
          <text:p/>
        </draw:circle>
        <draw:circle draw:style-name="gr10" draw:text-style-name="P1" draw:layer="layout" svg:width="0.635cm" svg:height="0.635cm" svg:x="10.616cm" svg:y="6.228cm">
          <text:p/>
        </draw:circle>
        <draw:circle draw:style-name="gr10" draw:text-style-name="P1" draw:layer="layout" svg:width="0.635cm" svg:height="0.635cm" svg:x="14.426cm" svg:y="6.228cm">
          <text:p/>
        </draw:circle>
        <draw:circle draw:style-name="gr10" draw:text-style-name="P1" draw:layer="layout" svg:width="0.635cm" svg:height="0.635cm" svg:x="11.886cm" svg:y="6.228cm">
          <text:p/>
        </draw:circle>
        <draw:circle draw:style-name="gr10" draw:text-style-name="P1" draw:layer="layout" svg:width="0.635cm" svg:height="0.635cm" svg:x="13.156cm" svg:y="6.228cm">
          <text:p/>
        </draw:circle>
        <draw:frame draw:style-name="gr4" draw:layer="layout" svg:width="7.208cm" svg:height="0.962cm" svg:x="5.603cm" svg:y="9.382cm">
          <draw:text-box>
            <text:p>Connected components</text:p>
          </draw:text-box>
        </draw:frame>
      </draw:page>
      <draw:page draw:name="page8" draw:style-name="dp1" draw:master-page-name="Default">
        <draw:frame draw:style-name="gr4" draw:text-style-name="P3" draw:layer="layout" svg:width="3.588cm" svg:height="0.797cm" svg:x="3.997cm" svg:y="2.142cm">
          <draw:text-box>
            <text:p text:style-name="P3"><text:span text:style-name="T2">Bipartite Graph</text:span></text:p>
          </draw:text-box>
        </draw:frame>
        <draw:path draw:style-name="gr9" draw:text-style-name="P1" draw:layer="layout" svg:width="0.888cm" svg:height="0.209cm" svg:x="11.251cm" svg:y="7.92cm" svg:viewBox="0 0 889 210" svg:d="M889 0c-635 381-889 127-889 127">
          <text:p/>
        </draw:path>
        <draw:path draw:style-name="gr9" draw:text-style-name="P1" draw:layer="layout" svg:width="0.888cm" svg:height="0.209cm" svg:x="12.521cm" svg:y="7.92cm" svg:viewBox="0 0 889 210" svg:d="M889 0c-635 381-889 127-889 127">
          <text:p/>
        </draw:path>
        <draw:path draw:style-name="gr9" draw:text-style-name="P1" draw:layer="layout" svg:width="1.015cm" svg:height="0.263cm" svg:x="10.997cm" svg:y="3.551cm" svg:viewBox="0 0 1016 264" svg:d="M0 264c508-508 1016-127 1016-127">
          <text:p/>
        </draw:path>
        <draw:path draw:style-name="gr9" draw:text-style-name="P1" draw:layer="layout" svg:width="1.015cm" svg:height="0.263cm" svg:x="10.997cm" svg:y="4.821cm" svg:viewBox="0 0 1016 264" svg:d="M0 264c508-508 1016-127 1016-127">
          <text:p/>
        </draw:path>
        <draw:path draw:style-name="gr9" draw:text-style-name="P1" draw:layer="layout" svg:width="0.209cm" svg:height="0.888cm" svg:x="10.66cm" svg:y="4.059cm" svg:viewBox="0 0 210 889" svg:d="M210 0c-381 508-127 889-127 889">
          <text:p/>
        </draw:path>
        <draw:path draw:style-name="gr9" draw:text-style-name="P1" draw:layer="layout" svg:width="0.209cm" svg:height="0.888cm" svg:x="11.962cm" svg:y="4.059cm" svg:viewBox="0 0 210 889" svg:d="M210 0c-381 508-127 889-127 889">
          <text:p/>
        </draw:path>
        <draw:circle draw:style-name="gr10" draw:text-style-name="P1" draw:layer="layout" svg:width="0.635cm" svg:height="0.635cm" svg:x="10.616cm" svg:y="3.688cm">
          <text:p/>
        </draw:circle>
        <draw:path draw:style-name="gr9" draw:text-style-name="P1" draw:layer="layout" svg:width="1.015cm" svg:height="0.263cm" svg:x="12.267cm" svg:y="3.551cm" svg:viewBox="0 0 1016 264" svg:d="M0 264c508-508 1016-127 1016-127">
          <text:p/>
        </draw:path>
        <draw:path draw:style-name="gr9" draw:text-style-name="P1" draw:layer="layout" svg:width="0.888cm" svg:height="0.209cm" svg:x="12.521cm" svg:y="5.339cm" svg:viewBox="0 0 889 210" svg:d="M889 0c-635 381-889 127-889 127">
          <text:p/>
        </draw:path>
        <draw:path draw:style-name="gr9" draw:text-style-name="P1" draw:layer="layout" svg:width="0.209cm" svg:height="0.888cm" svg:x="13.232cm" svg:y="4.059cm" svg:viewBox="0 0 210 889" svg:d="M210 0c-381 508-127 889-127 889">
          <text:p/>
        </draw:path>
        <draw:path draw:style-name="gr9" draw:text-style-name="P1" draw:layer="layout" svg:width="0.209cm" svg:height="0.888cm" svg:x="14.502cm" svg:y="4.059cm" svg:viewBox="0 0 210 889" svg:d="M210 0c-381 508-127 889-127 889">
          <text:p/>
        </draw:path>
        <draw:circle draw:style-name="gr10" draw:text-style-name="P1" draw:layer="layout" svg:width="0.635cm" svg:height="0.635cm" svg:x="14.426cm" svg:y="3.688cm">
          <text:p/>
        </draw:circle>
        <draw:circle draw:style-name="gr10" draw:text-style-name="P1" draw:layer="layout" svg:width="0.635cm" svg:height="0.635cm" svg:x="11.886cm" svg:y="3.688cm">
          <text:p/>
        </draw:circle>
        <draw:circle draw:style-name="gr10" draw:text-style-name="P1" draw:layer="layout" svg:width="0.635cm" svg:height="0.635cm" svg:x="13.156cm" svg:y="3.688cm">
          <text:p/>
        </draw:circle>
        <draw:path draw:style-name="gr9" draw:text-style-name="P1" draw:layer="layout" svg:width="0.209cm" svg:height="0.888cm" svg:x="10.66cm" svg:y="5.329cm" svg:viewBox="0 0 210 889" svg:d="M210 0c-381 508-127 889-127 889">
          <text:p/>
        </draw:path>
        <draw:path draw:style-name="gr9" draw:text-style-name="P1" draw:layer="layout" svg:width="0.209cm" svg:height="0.888cm" svg:x="11.962cm" svg:y="5.329cm" svg:viewBox="0 0 210 889" svg:d="M210 0c-381 508-127 889-127 889">
          <text:p/>
        </draw:path>
        <draw:path draw:style-name="gr9" draw:text-style-name="P1" draw:layer="layout" svg:width="0.888cm" svg:height="0.209cm" svg:x="12.521cm" svg:y="5.339cm" svg:viewBox="0 0 889 210" svg:d="M889 0c-635 381-889 127-889 127">
          <text:p/>
        </draw:path>
        <draw:path draw:style-name="gr9" draw:text-style-name="P1" draw:layer="layout" svg:width="1.015cm" svg:height="0.263cm" svg:x="12.267cm" svg:y="6.091cm" svg:viewBox="0 0 1016 264" svg:d="M0 264c508-508 1016-127 1016-127">
          <text:p/>
        </draw:path>
        <draw:path draw:style-name="gr9" draw:text-style-name="P1" draw:layer="layout" svg:width="0.209cm" svg:height="0.888cm" svg:x="13.232cm" svg:y="5.329cm" svg:viewBox="0 0 210 889" svg:d="M210 0c-381 508-127 889-127 889">
          <text:p/>
        </draw:path>
        <draw:path draw:style-name="gr9" draw:text-style-name="P1" draw:layer="layout" svg:width="1.015cm" svg:height="0.263cm" svg:x="13.537cm" svg:y="6.091cm" svg:viewBox="0 0 1016 264" svg:d="M0 264c508-508 1016-127 1016-127">
          <text:p/>
        </draw:path>
        <draw:path draw:style-name="gr9" draw:text-style-name="P1" draw:layer="layout" svg:width="0.888cm" svg:height="0.209cm" svg:x="11.251cm" svg:y="6.609cm" svg:viewBox="0 0 889 210" svg:d="M889 0c-635 381-889 127-889 127">
          <text:p/>
        </draw:path>
        <draw:path draw:style-name="gr9" draw:text-style-name="P1" draw:layer="layout" svg:width="0.055cm" svg:height="0.761cm" svg:x="10.997cm" svg:y="6.853cm" svg:viewBox="0 0 56 762" svg:d="M0 762c127-508 0-762 0-762">
          <text:p/>
        </draw:path>
        <draw:circle draw:style-name="gr10" draw:text-style-name="P1" draw:layer="layout" svg:width="0.635cm" svg:height="0.635cm" svg:x="10.616cm" svg:y="7.498cm">
          <text:p/>
        </draw:circle>
        <draw:path draw:style-name="gr9" draw:text-style-name="P1" draw:layer="layout" svg:width="0.209cm" svg:height="0.888cm" svg:x="13.232cm" svg:y="6.599cm" svg:viewBox="0 0 210 889" svg:d="M210 0c-381 508-127 889-127 889">
          <text:p/>
        </draw:path>
        <draw:path draw:style-name="gr9" draw:text-style-name="P1" draw:layer="layout" svg:width="1.015cm" svg:height="0.263cm" svg:x="13.537cm" svg:y="7.361cm" svg:viewBox="0 0 1016 264" svg:d="M0 264c508-508 1016-127 1016-127">
          <text:p/>
        </draw:path>
        <draw:path draw:style-name="gr9" draw:text-style-name="P1" draw:layer="layout" svg:width="0.055cm" svg:height="0.761cm" svg:x="14.839cm" svg:y="6.853cm" svg:viewBox="0 0 56 762" svg:d="M0 762c127-508 0-762 0-762">
          <text:p/>
        </draw:path>
        <draw:circle draw:style-name="gr10" draw:text-style-name="P1" draw:layer="layout" svg:width="0.635cm" svg:height="0.635cm" svg:x="14.426cm" svg:y="7.498cm">
          <text:p/>
        </draw:circle>
        <draw:circle draw:style-name="gr10" draw:text-style-name="P1" draw:layer="layout" svg:width="0.635cm" svg:height="0.635cm" svg:x="11.886cm" svg:y="7.498cm">
          <text:p/>
        </draw:circle>
        <draw:circle draw:style-name="gr10" draw:text-style-name="P1" draw:layer="layout" svg:width="0.635cm" svg:height="0.635cm" svg:x="13.156cm" svg:y="7.498cm">
          <text:p/>
        </draw:circle>
        <draw:circle draw:style-name="gr10" draw:text-style-name="P1" draw:layer="layout" svg:width="0.635cm" svg:height="0.635cm" svg:x="10.616cm" svg:y="4.958cm">
          <text:p/>
        </draw:circle>
        <draw:circle draw:style-name="gr10" draw:text-style-name="P1" draw:layer="layout" svg:width="0.635cm" svg:height="0.635cm" svg:x="14.426cm" svg:y="4.958cm">
          <text:p/>
        </draw:circle>
        <draw:circle draw:style-name="gr10" draw:text-style-name="P1" draw:layer="layout" svg:width="0.635cm" svg:height="0.635cm" svg:x="11.886cm" svg:y="4.958cm">
          <text:p/>
        </draw:circle>
        <draw:circle draw:style-name="gr10" draw:text-style-name="P1" draw:layer="layout" svg:width="0.635cm" svg:height="0.635cm" svg:x="13.156cm" svg:y="4.958cm">
          <text:p/>
        </draw:circle>
        <draw:circle draw:style-name="gr10" draw:text-style-name="P1" draw:layer="layout" svg:width="0.635cm" svg:height="0.635cm" svg:x="10.616cm" svg:y="6.228cm">
          <text:p/>
        </draw:circle>
        <draw:circle draw:style-name="gr10" draw:text-style-name="P1" draw:layer="layout" svg:width="0.635cm" svg:height="0.635cm" svg:x="14.426cm" svg:y="6.228cm">
          <text:p/>
        </draw:circle>
        <draw:circle draw:style-name="gr10" draw:text-style-name="P1" draw:layer="layout" svg:width="0.635cm" svg:height="0.635cm" svg:x="11.886cm" svg:y="6.228cm">
          <text:p/>
        </draw:circle>
        <draw:circle draw:style-name="gr10" draw:text-style-name="P1" draw:layer="layout" svg:width="0.635cm" svg:height="0.635cm" svg:x="13.156cm" svg:y="6.228cm">
          <text:p/>
        </draw:circle>
        <draw:line draw:style-name="gr22" draw:text-style-name="P1" draw:layer="layout" svg:x1="3.921cm" svg:y1="3.921cm" svg:x2="7.604cm" svg:y2="5.318cm">
          <text:p/>
        </draw:line>
        <draw:line draw:style-name="gr22" draw:text-style-name="P1" draw:layer="layout" svg:x1="3.921cm" svg:y1="5.191cm" svg:x2="7.605cm" svg:y2="5.319cm">
          <text:p/>
        </draw:line>
        <draw:line draw:style-name="gr22" draw:text-style-name="P1" draw:layer="layout" svg:x1="3.794cm" svg:y1="6.588cm" svg:x2="7.605cm" svg:y2="5.319cm">
          <text:p/>
        </draw:line>
        <draw:line draw:style-name="gr22" draw:text-style-name="P1" draw:layer="layout" svg:x1="3.794cm" svg:y1="7.858cm" svg:x2="7.604cm" svg:y2="6.588cm">
          <text:p/>
        </draw:line>
        <draw:line draw:style-name="gr22" draw:text-style-name="P1" draw:layer="layout" svg:x1="3.794cm" svg:y1="7.858cm" svg:x2="7.604cm" svg:y2="7.731cm">
          <text:p/>
        </draw:line>
        <draw:line draw:style-name="gr22" draw:text-style-name="P1" draw:layer="layout" svg:x1="3.921cm" svg:y1="3.921cm" svg:x2="7.604cm" svg:y2="6.588cm">
          <text:p/>
        </draw:line>
        <draw:line draw:style-name="gr22" draw:text-style-name="P1" draw:layer="layout" svg:x1="3.921cm" svg:y1="5.191cm" svg:x2="7.604cm" svg:y2="4.048cm">
          <text:p/>
        </draw:line>
        <draw:circle draw:style-name="gr23" draw:text-style-name="P1" draw:layer="layout" svg:width="0.635cm" svg:height="0.635cm" svg:x="7.35cm" svg:y="3.677cm">
          <text:p/>
        </draw:circle>
        <draw:circle draw:style-name="gr23" draw:text-style-name="P1" draw:layer="layout" svg:width="0.635cm" svg:height="0.635cm" svg:x="7.35cm" svg:y="7.487cm">
          <text:p/>
        </draw:circle>
        <draw:circle draw:style-name="gr23" draw:text-style-name="P1" draw:layer="layout" svg:width="0.635cm" svg:height="0.635cm" svg:x="7.35cm" svg:y="4.947cm">
          <text:p/>
        </draw:circle>
        <draw:circle draw:style-name="gr23" draw:text-style-name="P1" draw:layer="layout" svg:width="0.635cm" svg:height="0.635cm" svg:x="7.35cm" svg:y="6.217cm">
          <text:p/>
        </draw:circle>
        <draw:circle draw:style-name="gr8" draw:text-style-name="P1" draw:layer="layout" svg:width="0.635cm" svg:height="0.635cm" svg:x="3.54cm" svg:y="3.677cm">
          <text:p/>
        </draw:circle>
        <draw:circle draw:style-name="gr8" draw:text-style-name="P1" draw:layer="layout" svg:width="0.635cm" svg:height="0.635cm" svg:x="3.54cm" svg:y="7.487cm">
          <text:p/>
        </draw:circle>
        <draw:circle draw:style-name="gr8" draw:text-style-name="P1" draw:layer="layout" svg:width="0.635cm" svg:height="0.635cm" svg:x="3.54cm" svg:y="4.947cm">
          <text:p/>
        </draw:circle>
        <draw:circle draw:style-name="gr8" draw:text-style-name="P1" draw:layer="layout" svg:width="0.635cm" svg:height="0.635cm" svg:x="3.54cm" svg:y="6.217cm">
          <text:p/>
        </draw:circle>
      </draw:page>
      <draw:page draw:name="page9" draw:style-name="dp1" draw:master-page-name="Default">
        <draw:frame draw:style-name="gr4" draw:text-style-name="P3" draw:layer="layout" svg:width="3.588cm" svg:height="0.797cm" svg:x="3.997cm" svg:y="2.142cm">
          <draw:text-box>
            <text:p text:style-name="P3"><text:span text:style-name="T2">Bipartite Graph</text:span></text:p>
          </draw:text-box>
        </draw:frame>
        <draw:path draw:style-name="gr9" draw:text-style-name="P1" draw:layer="layout" svg:width="0.888cm" svg:height="0.209cm" svg:x="11.251cm" svg:y="7.92cm" svg:viewBox="0 0 889 210" svg:d="M889 0c-635 381-889 127-889 127">
          <text:p/>
        </draw:path>
        <draw:path draw:style-name="gr9" draw:text-style-name="P1" draw:layer="layout" svg:width="0.888cm" svg:height="0.209cm" svg:x="12.521cm" svg:y="7.92cm" svg:viewBox="0 0 889 210" svg:d="M889 0c-635 381-889 127-889 127">
          <text:p/>
        </draw:path>
        <draw:path draw:style-name="gr9" draw:text-style-name="P1" draw:layer="layout" svg:width="1.015cm" svg:height="0.263cm" svg:x="10.997cm" svg:y="3.551cm" svg:viewBox="0 0 1016 264" svg:d="M0 264c508-508 1016-127 1016-127">
          <text:p/>
        </draw:path>
        <draw:path draw:style-name="gr9" draw:text-style-name="P1" draw:layer="layout" svg:width="1.015cm" svg:height="0.263cm" svg:x="10.997cm" svg:y="4.821cm" svg:viewBox="0 0 1016 264" svg:d="M0 264c508-508 1016-127 1016-127">
          <text:p/>
        </draw:path>
        <draw:path draw:style-name="gr9" draw:text-style-name="P1" draw:layer="layout" svg:width="0.209cm" svg:height="0.888cm" svg:x="10.66cm" svg:y="4.059cm" svg:viewBox="0 0 210 889" svg:d="M210 0c-381 508-127 889-127 889">
          <text:p/>
        </draw:path>
        <draw:path draw:style-name="gr9" draw:text-style-name="P1" draw:layer="layout" svg:width="0.209cm" svg:height="0.888cm" svg:x="11.962cm" svg:y="4.059cm" svg:viewBox="0 0 210 889" svg:d="M210 0c-381 508-127 889-127 889">
          <text:p/>
        </draw:path>
        <draw:circle draw:style-name="gr24" draw:text-style-name="P1" draw:layer="layout" svg:width="0.635cm" svg:height="0.635cm" svg:x="10.616cm" svg:y="3.688cm">
          <text:p/>
        </draw:circle>
        <draw:path draw:style-name="gr9" draw:text-style-name="P1" draw:layer="layout" svg:width="1.015cm" svg:height="0.263cm" svg:x="12.267cm" svg:y="3.551cm" svg:viewBox="0 0 1016 264" svg:d="M0 264c508-508 1016-127 1016-127">
          <text:p/>
        </draw:path>
        <draw:path draw:style-name="gr9" draw:text-style-name="P1" draw:layer="layout" svg:width="0.888cm" svg:height="0.209cm" svg:x="12.521cm" svg:y="5.339cm" svg:viewBox="0 0 889 210" svg:d="M889 0c-635 381-889 127-889 127">
          <text:p/>
        </draw:path>
        <draw:path draw:style-name="gr9" draw:text-style-name="P1" draw:layer="layout" svg:width="0.209cm" svg:height="0.888cm" svg:x="13.232cm" svg:y="4.059cm" svg:viewBox="0 0 210 889" svg:d="M210 0c-381 508-127 889-127 889">
          <text:p/>
        </draw:path>
        <draw:path draw:style-name="gr9" draw:text-style-name="P1" draw:layer="layout" svg:width="0.209cm" svg:height="0.888cm" svg:x="14.502cm" svg:y="4.059cm" svg:viewBox="0 0 210 889" svg:d="M210 0c-381 508-127 889-127 889">
          <text:p/>
        </draw:path>
        <draw:circle draw:style-name="gr10" draw:text-style-name="P1" draw:layer="layout" svg:width="0.635cm" svg:height="0.635cm" svg:x="14.426cm" svg:y="3.688cm">
          <text:p/>
        </draw:circle>
        <draw:circle draw:style-name="gr10" draw:text-style-name="P1" draw:layer="layout" svg:width="0.635cm" svg:height="0.635cm" svg:x="11.886cm" svg:y="3.688cm">
          <text:p/>
        </draw:circle>
        <draw:circle draw:style-name="gr24" draw:text-style-name="P1" draw:layer="layout" svg:width="0.635cm" svg:height="0.635cm" svg:x="13.156cm" svg:y="3.688cm">
          <text:p/>
        </draw:circle>
        <draw:path draw:style-name="gr9" draw:text-style-name="P1" draw:layer="layout" svg:width="0.209cm" svg:height="0.888cm" svg:x="10.66cm" svg:y="5.329cm" svg:viewBox="0 0 210 889" svg:d="M210 0c-381 508-127 889-127 889">
          <text:p/>
        </draw:path>
        <draw:path draw:style-name="gr9" draw:text-style-name="P1" draw:layer="layout" svg:width="0.209cm" svg:height="0.888cm" svg:x="11.962cm" svg:y="5.329cm" svg:viewBox="0 0 210 889" svg:d="M210 0c-381 508-127 889-127 889">
          <text:p/>
        </draw:path>
        <draw:path draw:style-name="gr9" draw:text-style-name="P1" draw:layer="layout" svg:width="0.888cm" svg:height="0.209cm" svg:x="12.521cm" svg:y="5.339cm" svg:viewBox="0 0 889 210" svg:d="M889 0c-635 381-889 127-889 127">
          <text:p/>
        </draw:path>
        <draw:path draw:style-name="gr9" draw:text-style-name="P1" draw:layer="layout" svg:width="1.015cm" svg:height="0.263cm" svg:x="12.267cm" svg:y="6.091cm" svg:viewBox="0 0 1016 264" svg:d="M0 264c508-508 1016-127 1016-127">
          <text:p/>
        </draw:path>
        <draw:path draw:style-name="gr9" draw:text-style-name="P1" draw:layer="layout" svg:width="0.209cm" svg:height="0.888cm" svg:x="13.232cm" svg:y="5.329cm" svg:viewBox="0 0 210 889" svg:d="M210 0c-381 508-127 889-127 889">
          <text:p/>
        </draw:path>
        <draw:path draw:style-name="gr9" draw:text-style-name="P1" draw:layer="layout" svg:width="1.015cm" svg:height="0.263cm" svg:x="13.537cm" svg:y="6.091cm" svg:viewBox="0 0 1016 264" svg:d="M0 264c508-508 1016-127 1016-127">
          <text:p/>
        </draw:path>
        <draw:path draw:style-name="gr9" draw:text-style-name="P1" draw:layer="layout" svg:width="0.888cm" svg:height="0.209cm" svg:x="11.251cm" svg:y="6.609cm" svg:viewBox="0 0 889 210" svg:d="M889 0c-635 381-889 127-889 127">
          <text:p/>
        </draw:path>
        <draw:path draw:style-name="gr9" draw:text-style-name="P1" draw:layer="layout" svg:width="0.055cm" svg:height="0.761cm" svg:x="10.997cm" svg:y="6.853cm" svg:viewBox="0 0 56 762" svg:d="M0 762c127-508 0-762 0-762">
          <text:p/>
        </draw:path>
        <draw:circle draw:style-name="gr10" draw:text-style-name="P1" draw:layer="layout" svg:width="0.635cm" svg:height="0.635cm" svg:x="10.616cm" svg:y="7.498cm">
          <text:p/>
        </draw:circle>
        <draw:path draw:style-name="gr9" draw:text-style-name="P1" draw:layer="layout" svg:width="0.209cm" svg:height="0.888cm" svg:x="13.232cm" svg:y="6.599cm" svg:viewBox="0 0 210 889" svg:d="M210 0c-381 508-127 889-127 889">
          <text:p/>
        </draw:path>
        <draw:path draw:style-name="gr9" draw:text-style-name="P1" draw:layer="layout" svg:width="1.015cm" svg:height="0.263cm" svg:x="13.537cm" svg:y="7.361cm" svg:viewBox="0 0 1016 264" svg:d="M0 264c508-508 1016-127 1016-127">
          <text:p/>
        </draw:path>
        <draw:path draw:style-name="gr9" draw:text-style-name="P1" draw:layer="layout" svg:width="0.055cm" svg:height="0.761cm" svg:x="14.839cm" svg:y="6.853cm" svg:viewBox="0 0 56 762" svg:d="M0 762c127-508 0-762 0-762">
          <text:p/>
        </draw:path>
        <draw:circle draw:style-name="gr24" draw:text-style-name="P1" draw:layer="layout" svg:width="0.635cm" svg:height="0.635cm" svg:x="14.426cm" svg:y="7.498cm">
          <text:p/>
        </draw:circle>
        <draw:circle draw:style-name="gr24" draw:text-style-name="P1" draw:layer="layout" svg:width="0.635cm" svg:height="0.635cm" svg:x="11.886cm" svg:y="7.498cm">
          <text:p/>
        </draw:circle>
        <draw:circle draw:style-name="gr10" draw:text-style-name="P1" draw:layer="layout" svg:width="0.635cm" svg:height="0.635cm" svg:x="13.156cm" svg:y="7.498cm">
          <text:p/>
        </draw:circle>
        <draw:circle draw:style-name="gr10" draw:text-style-name="P1" draw:layer="layout" svg:width="0.635cm" svg:height="0.635cm" svg:x="10.616cm" svg:y="4.958cm">
          <text:p/>
        </draw:circle>
        <draw:circle draw:style-name="gr24" draw:text-style-name="P1" draw:layer="layout" svg:width="0.635cm" svg:height="0.635cm" svg:x="14.426cm" svg:y="4.958cm">
          <text:p/>
        </draw:circle>
        <draw:circle draw:style-name="gr24" draw:text-style-name="P1" draw:layer="layout" svg:width="0.635cm" svg:height="0.635cm" svg:x="11.886cm" svg:y="4.958cm">
          <text:p/>
        </draw:circle>
        <draw:circle draw:style-name="gr10" draw:text-style-name="P1" draw:layer="layout" svg:width="0.635cm" svg:height="0.635cm" svg:x="13.156cm" svg:y="4.958cm">
          <text:p/>
        </draw:circle>
        <draw:circle draw:style-name="gr24" draw:text-style-name="P1" draw:layer="layout" svg:width="0.635cm" svg:height="0.635cm" svg:x="10.616cm" svg:y="6.228cm">
          <text:p/>
        </draw:circle>
        <draw:circle draw:style-name="gr10" draw:text-style-name="P1" draw:layer="layout" svg:width="0.635cm" svg:height="0.635cm" svg:x="14.426cm" svg:y="6.228cm">
          <text:p/>
        </draw:circle>
        <draw:circle draw:style-name="gr10" draw:text-style-name="P1" draw:layer="layout" svg:width="0.635cm" svg:height="0.635cm" svg:x="11.886cm" svg:y="6.228cm">
          <text:p/>
        </draw:circle>
        <draw:circle draw:style-name="gr24" draw:text-style-name="P1" draw:layer="layout" svg:width="0.635cm" svg:height="0.635cm" svg:x="13.156cm" svg:y="6.228cm">
          <text:p/>
        </draw:circle>
        <draw:line draw:style-name="gr22" draw:text-style-name="P1" draw:layer="layout" svg:x1="3.921cm" svg:y1="3.921cm" svg:x2="7.604cm" svg:y2="5.318cm">
          <text:p/>
        </draw:line>
        <draw:line draw:style-name="gr22" draw:text-style-name="P1" draw:layer="layout" svg:x1="3.921cm" svg:y1="5.191cm" svg:x2="7.605cm" svg:y2="5.319cm">
          <text:p/>
        </draw:line>
        <draw:line draw:style-name="gr22" draw:text-style-name="P1" draw:layer="layout" svg:x1="3.794cm" svg:y1="6.588cm" svg:x2="7.605cm" svg:y2="5.319cm">
          <text:p/>
        </draw:line>
        <draw:line draw:style-name="gr22" draw:text-style-name="P1" draw:layer="layout" svg:x1="3.794cm" svg:y1="7.858cm" svg:x2="7.604cm" svg:y2="6.588cm">
          <text:p/>
        </draw:line>
        <draw:line draw:style-name="gr22" draw:text-style-name="P1" draw:layer="layout" svg:x1="3.794cm" svg:y1="7.858cm" svg:x2="7.604cm" svg:y2="7.731cm">
          <text:p/>
        </draw:line>
        <draw:line draw:style-name="gr22" draw:text-style-name="P1" draw:layer="layout" svg:x1="3.921cm" svg:y1="3.921cm" svg:x2="7.604cm" svg:y2="6.588cm">
          <text:p/>
        </draw:line>
        <draw:line draw:style-name="gr22" draw:text-style-name="P1" draw:layer="layout" svg:x1="3.921cm" svg:y1="5.191cm" svg:x2="7.604cm" svg:y2="4.048cm">
          <text:p/>
        </draw:line>
        <draw:circle draw:style-name="gr23" draw:text-style-name="P1" draw:layer="layout" svg:width="0.635cm" svg:height="0.635cm" svg:x="7.35cm" svg:y="3.677cm">
          <text:p/>
        </draw:circle>
        <draw:circle draw:style-name="gr23" draw:text-style-name="P1" draw:layer="layout" svg:width="0.635cm" svg:height="0.635cm" svg:x="7.35cm" svg:y="7.487cm">
          <text:p/>
        </draw:circle>
        <draw:circle draw:style-name="gr23" draw:text-style-name="P1" draw:layer="layout" svg:width="0.635cm" svg:height="0.635cm" svg:x="7.35cm" svg:y="4.947cm">
          <text:p/>
        </draw:circle>
        <draw:circle draw:style-name="gr23" draw:text-style-name="P1" draw:layer="layout" svg:width="0.635cm" svg:height="0.635cm" svg:x="7.35cm" svg:y="6.217cm">
          <text:p/>
        </draw:circle>
        <draw:circle draw:style-name="gr8" draw:text-style-name="P1" draw:layer="layout" svg:width="0.635cm" svg:height="0.635cm" svg:x="3.54cm" svg:y="3.677cm">
          <text:p/>
        </draw:circle>
        <draw:circle draw:style-name="gr8" draw:text-style-name="P1" draw:layer="layout" svg:width="0.635cm" svg:height="0.635cm" svg:x="3.54cm" svg:y="7.487cm">
          <text:p/>
        </draw:circle>
        <draw:circle draw:style-name="gr8" draw:text-style-name="P1" draw:layer="layout" svg:width="0.635cm" svg:height="0.635cm" svg:x="3.54cm" svg:y="4.947cm">
          <text:p/>
        </draw:circle>
        <draw:circle draw:style-name="gr8" draw:text-style-name="P1" draw:layer="layout" svg:width="0.635cm" svg:height="0.635cm" svg:x="3.54cm" svg:y="6.217cm">
          <text:p/>
        </draw:circle>
        <draw:frame draw:style-name="gr4" draw:text-style-name="P3" draw:layer="layout" svg:width="4.646cm" svg:height="0.797cm" svg:x="10.497cm" svg:y="2.143cm">
          <draw:text-box>
            <text:p text:style-name="P3"><text:span text:style-name="T2">Also Bipartite Graph</text:span></text:p>
          </draw:text-box>
        </draw:frame>
      </draw:page>
      <draw:page draw:name="page10" draw:style-name="dp1" draw:master-page-name="Default">
        <draw:custom-shape draw:style-name="gr25" draw:text-style-name="P1" draw:layer="layout" svg:width="0.481cm" svg:height="0.508cm" svg:x="14.87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1" draw:layer="layout" svg:width="0.888cm" svg:height="0.209cm" svg:x="4.175cm" svg:y="7.909cm" svg:viewBox="0 0 889 210" svg:d="M889 0c-635 381-889 127-889 127">
          <text:p/>
        </draw:path>
        <draw:path draw:style-name="gr7" draw:text-style-name="P1" draw:layer="layout" svg:width="0.888cm" svg:height="0.209cm" svg:x="5.445cm" svg:y="7.909cm" svg:viewBox="0 0 889 210" svg:d="M889 0c-635 381-889 127-889 127">
          <text:p/>
        </draw:path>
        <draw:path draw:style-name="gr7" draw:text-style-name="P1" draw:layer="layout" svg:width="1.015cm" svg:height="0.263cm" svg:x="3.921cm" svg:y="3.54cm" svg:viewBox="0 0 1016 264" svg:d="M0 264c508-508 1016-127 1016-127">
          <text:p/>
        </draw:path>
        <draw:path draw:style-name="gr7" draw:text-style-name="P1" draw:layer="layout" svg:width="1.015cm" svg:height="0.263cm" svg:x="3.921cm" svg:y="4.81cm" svg:viewBox="0 0 1016 264" svg:d="M0 264c508-508 1016-127 1016-127">
          <text:p/>
        </draw:path>
        <draw:path draw:style-name="gr7" draw:text-style-name="P1" draw:layer="layout" svg:width="0.209cm" svg:height="0.888cm" svg:x="3.584cm" svg:y="4.048cm" svg:viewBox="0 0 210 889" svg:d="M210 0c-381 508-127 889-127 889">
          <text:p/>
        </draw:path>
        <draw:path draw:style-name="gr7" draw:text-style-name="P1" draw:layer="layout" svg:width="0.209cm" svg:height="0.888cm" svg:x="4.886cm" svg:y="4.048cm" svg:viewBox="0 0 210 889" svg:d="M210 0c-381 508-127 889-127 889">
          <text:p/>
        </draw:path>
        <draw:circle draw:style-name="gr8" draw:text-style-name="P1" draw:layer="layout" svg:width="0.635cm" svg:height="0.635cm" svg:x="3.54cm" svg:y="3.677cm">
          <text:p/>
        </draw:circle>
        <draw:path draw:style-name="gr7" draw:text-style-name="P1" draw:layer="layout" svg:width="1.015cm" svg:height="0.263cm" svg:x="5.191cm" svg:y="3.54cm" svg:viewBox="0 0 1016 264" svg:d="M0 264c508-508 1016-127 1016-127">
          <text:p/>
        </draw:path>
        <draw:path draw:style-name="gr7" draw:text-style-name="P1" draw:layer="layout" svg:width="0.888cm" svg:height="0.209cm" svg:x="5.445cm" svg:y="5.328cm" svg:viewBox="0 0 889 210" svg:d="M889 0c-635 381-889 127-889 127">
          <text:p/>
        </draw:path>
        <draw:path draw:style-name="gr7" draw:text-style-name="P1" draw:layer="layout" svg:width="0.209cm" svg:height="0.888cm" svg:x="6.156cm" svg:y="4.048cm" svg:viewBox="0 0 210 889" svg:d="M210 0c-381 508-127 889-127 889">
          <text:p/>
        </draw:path>
        <draw:path draw:style-name="gr7" draw:text-style-name="P1" draw:layer="layout" svg:width="0.209cm" svg:height="0.888cm" svg:x="7.426cm" svg:y="4.048cm" svg:viewBox="0 0 210 889" svg:d="M210 0c-381 508-127 889-127 889">
          <text:p/>
        </draw:path>
        <draw:path draw:style-name="gr7" draw:text-style-name="P1" draw:layer="layout" svg:width="0.055cm" svg:height="0.761cm" svg:x="7.763cm" svg:y="4.302cm" svg:viewBox="0 0 56 762" svg:d="M0 762c127-508 0-762 0-762">
          <text:p/>
        </draw:path>
        <draw:circle draw:style-name="gr8" draw:text-style-name="P1" draw:layer="layout" svg:width="0.635cm" svg:height="0.635cm" svg:x="4.81cm" svg:y="3.677cm">
          <text:p/>
        </draw:circle>
        <draw:circle draw:style-name="gr8" draw:text-style-name="P1" draw:layer="layout" svg:width="0.635cm" svg:height="0.635cm" svg:x="6.08cm" svg:y="3.677cm">
          <text:p/>
        </draw:circle>
        <draw:path draw:style-name="gr7" draw:text-style-name="P1" draw:layer="layout" svg:width="1.015cm" svg:height="0.263cm" svg:x="3.921cm" svg:y="6.08cm" svg:viewBox="0 0 1016 264" svg:d="M0 264c508-508 1016-127 1016-127">
          <text:p/>
        </draw:path>
        <draw:path draw:style-name="gr7" draw:text-style-name="P1" draw:layer="layout" svg:width="0.209cm" svg:height="0.888cm" svg:x="3.584cm" svg:y="5.318cm" svg:viewBox="0 0 210 889" svg:d="M210 0c-381 508-127 889-127 889">
          <text:p/>
        </draw:path>
        <draw:path draw:style-name="gr7" draw:text-style-name="P1" draw:layer="layout" svg:width="0.055cm" svg:height="0.761cm" svg:x="3.921cm" svg:y="5.572cm" svg:viewBox="0 0 56 762" svg:d="M0 762c127-508 0-762 0-762">
          <text:p/>
        </draw:path>
        <draw:path draw:style-name="gr7" draw:text-style-name="P1" draw:layer="layout" svg:width="0.209cm" svg:height="0.888cm" svg:x="4.886cm" svg:y="5.318cm" svg:viewBox="0 0 210 889" svg:d="M210 0c-381 508-127 889-127 889">
          <text:p/>
        </draw:path>
        <draw:path draw:style-name="gr7" draw:text-style-name="P1" draw:layer="layout" svg:width="0.888cm" svg:height="0.209cm" svg:x="5.445cm" svg:y="5.328cm" svg:viewBox="0 0 889 210" svg:d="M889 0c-635 381-889 127-889 127">
          <text:p/>
        </draw:path>
        <draw:path draw:style-name="gr7" draw:text-style-name="P1" draw:layer="layout" svg:width="1.015cm" svg:height="0.263cm" svg:x="5.191cm" svg:y="6.08cm" svg:viewBox="0 0 1016 264" svg:d="M0 264c508-508 1016-127 1016-127">
          <text:p/>
        </draw:path>
        <draw:path draw:style-name="gr7" draw:text-style-name="P1" draw:layer="layout" svg:width="0.209cm" svg:height="0.888cm" svg:x="6.156cm" svg:y="5.318cm" svg:viewBox="0 0 210 889" svg:d="M210 0c-381 508-127 889-127 889">
          <text:p/>
        </draw:path>
        <draw:path draw:style-name="gr7" draw:text-style-name="P1" draw:layer="layout" svg:width="1.015cm" svg:height="0.263cm" svg:x="6.461cm" svg:y="6.08cm" svg:viewBox="0 0 1016 264" svg:d="M0 264c508-508 1016-127 1016-127">
          <text:p/>
        </draw:path>
        <draw:path draw:style-name="gr7" draw:text-style-name="P1" draw:layer="layout" svg:width="0.888cm" svg:height="0.209cm" svg:x="4.175cm" svg:y="6.598cm" svg:viewBox="0 0 889 210" svg:d="M889 0c-635 381-889 127-889 127">
          <text:p/>
        </draw:path>
        <draw:path draw:style-name="gr7" draw:text-style-name="P1" draw:layer="layout" svg:width="1.015cm" svg:height="0.263cm" svg:x="3.921cm" svg:y="7.35cm" svg:viewBox="0 0 1016 264" svg:d="M0 264c508-508 1016-127 1016-127">
          <text:p/>
        </draw:path>
        <draw:path draw:style-name="gr7" draw:text-style-name="P1" draw:layer="layout" svg:width="0.055cm" svg:height="0.761cm" svg:x="3.921cm" svg:y="6.842cm" svg:viewBox="0 0 56 762" svg:d="M0 762c127-508 0-762 0-762">
          <text:p/>
        </draw:path>
        <draw:circle draw:style-name="gr8" draw:text-style-name="P1" draw:layer="layout" svg:width="0.635cm" svg:height="0.635cm" svg:x="3.54cm" svg:y="7.487cm">
          <text:p/>
        </draw:circle>
        <draw:path draw:style-name="gr7" draw:text-style-name="P1" draw:layer="layout" svg:width="0.209cm" svg:height="0.888cm" svg:x="6.156cm" svg:y="6.588cm" svg:viewBox="0 0 210 889" svg:d="M210 0c-381 508-127 889-127 889">
          <text:p/>
        </draw:path>
        <draw:path draw:style-name="gr7" draw:text-style-name="P1" draw:layer="layout" svg:width="0.888cm" svg:height="0.209cm" svg:x="6.715cm" svg:y="6.598cm" svg:viewBox="0 0 889 210" svg:d="M889 0c-635 381-889 127-889 127">
          <text:p/>
        </draw:path>
        <draw:path draw:style-name="gr7" draw:text-style-name="P1" draw:layer="layout" svg:width="1.015cm" svg:height="0.263cm" svg:x="6.461cm" svg:y="7.35cm" svg:viewBox="0 0 1016 264" svg:d="M0 264c508-508 1016-127 1016-127">
          <text:p/>
        </draw:path>
        <draw:path draw:style-name="gr7" draw:text-style-name="P1" draw:layer="layout" svg:width="0.209cm" svg:height="0.888cm" svg:x="7.426cm" svg:y="6.588cm" svg:viewBox="0 0 210 889" svg:d="M210 0c-381 508-127 889-127 889">
          <text:p/>
        </draw:path>
        <draw:path draw:style-name="gr7" draw:text-style-name="P1" draw:layer="layout" svg:width="0.055cm" svg:height="0.761cm" svg:x="7.763cm" svg:y="6.842cm" svg:viewBox="0 0 56 762" svg:d="M0 762c127-508 0-762 0-762">
          <text:p/>
        </draw:path>
        <draw:circle draw:style-name="gr8" draw:text-style-name="P1" draw:layer="layout" svg:width="0.635cm" svg:height="0.635cm" svg:x="7.35cm" svg:y="7.487cm">
          <text:p/>
        </draw:circle>
        <draw:circle draw:style-name="gr8" draw:text-style-name="P1" draw:layer="layout" svg:width="0.635cm" svg:height="0.635cm" svg:x="4.81cm" svg:y="7.487cm">
          <text:p/>
        </draw:circle>
        <draw:circle draw:style-name="gr8" draw:text-style-name="P1" draw:layer="layout" svg:width="0.635cm" svg:height="0.635cm" svg:x="6.08cm" svg:y="7.487cm">
          <text:p/>
        </draw:circle>
        <draw:circle draw:style-name="gr8" draw:text-style-name="P1" draw:layer="layout" svg:width="0.635cm" svg:height="0.635cm" svg:x="3.54cm" svg:y="4.947cm">
          <text:p/>
        </draw:circle>
        <draw:circle draw:style-name="gr8" draw:text-style-name="P1" draw:layer="layout" svg:width="0.635cm" svg:height="0.635cm" svg:x="7.35cm" svg:y="4.947cm">
          <text:p/>
        </draw:circle>
        <draw:circle draw:style-name="gr8" draw:text-style-name="P1" draw:layer="layout" svg:width="0.635cm" svg:height="0.635cm" svg:x="4.81cm" svg:y="4.947cm">
          <text:p/>
        </draw:circle>
        <draw:circle draw:style-name="gr8" draw:text-style-name="P1" draw:layer="layout" svg:width="0.635cm" svg:height="0.635cm" svg:x="6.08cm" svg:y="4.947cm">
          <text:p/>
        </draw:circle>
        <draw:circle draw:style-name="gr8" draw:text-style-name="P1" draw:layer="layout" svg:width="0.635cm" svg:height="0.635cm" svg:x="3.54cm" svg:y="6.217cm">
          <text:p/>
        </draw:circle>
        <draw:circle draw:style-name="gr8" draw:text-style-name="P1" draw:layer="layout" svg:width="0.635cm" svg:height="0.635cm" svg:x="7.35cm" svg:y="6.217cm">
          <text:p/>
        </draw:circle>
        <draw:circle draw:style-name="gr8" draw:text-style-name="P1" draw:layer="layout" svg:width="0.635cm" svg:height="0.635cm" svg:x="4.81cm" svg:y="6.217cm">
          <text:p/>
        </draw:circle>
        <draw:circle draw:style-name="gr8" draw:text-style-name="P1" draw:layer="layout" svg:width="0.635cm" svg:height="0.635cm" svg:x="6.08cm" svg:y="6.217cm">
          <text:p/>
        </draw:circle>
        <draw:frame draw:style-name="gr4" draw:text-style-name="P3" draw:layer="layout" svg:width="3.558cm" svg:height="0.797cm" svg:x="3.997cm" svg:y="2.142cm">
          <draw:text-box>
            <text:p text:style-name="P3"><text:span text:style-name="T2">Directed Graph</text:span></text:p>
          </draw:text-box>
        </draw:frame>
        <draw:frame draw:style-name="gr4" draw:text-style-name="P3" draw:layer="layout" svg:width="4.054cm" svg:height="0.797cm" svg:x="10.997cm" svg:y="2.243cm">
          <draw:text-box>
            <text:p text:style-name="P3"><text:span text:style-name="T2">Undirected Graph</text:span></text:p>
          </draw:text-box>
        </draw:frame>
        <draw:path draw:style-name="gr9" draw:text-style-name="P1" draw:layer="layout" svg:width="0.888cm" svg:height="0.209cm" svg:x="11.251cm" svg:y="7.92cm" svg:viewBox="0 0 889 210" svg:d="M889 0c-635 381-889 127-889 127">
          <text:p/>
        </draw:path>
        <draw:path draw:style-name="gr9" draw:text-style-name="P1" draw:layer="layout" svg:width="0.888cm" svg:height="0.209cm" svg:x="12.521cm" svg:y="7.92cm" svg:viewBox="0 0 889 210" svg:d="M889 0c-635 381-889 127-889 127">
          <text:p/>
        </draw:path>
        <draw:path draw:style-name="gr9" draw:text-style-name="P1" draw:layer="layout" svg:width="1.015cm" svg:height="0.263cm" svg:x="10.997cm" svg:y="3.551cm" svg:viewBox="0 0 1016 264" svg:d="M0 264c508-508 1016-127 1016-127">
          <text:p/>
        </draw:path>
        <draw:path draw:style-name="gr9" draw:text-style-name="P1" draw:layer="layout" svg:width="1.015cm" svg:height="0.263cm" svg:x="10.997cm" svg:y="4.821cm" svg:viewBox="0 0 1016 264" svg:d="M0 264c508-508 1016-127 1016-127">
          <text:p/>
        </draw:path>
        <draw:path draw:style-name="gr9" draw:text-style-name="P1" draw:layer="layout" svg:width="0.209cm" svg:height="0.888cm" svg:x="10.66cm" svg:y="4.059cm" svg:viewBox="0 0 210 889" svg:d="M210 0c-381 508-127 889-127 889">
          <text:p/>
        </draw:path>
        <draw:path draw:style-name="gr9" draw:text-style-name="P1" draw:layer="layout" svg:width="0.209cm" svg:height="0.888cm" svg:x="11.962cm" svg:y="4.059cm" svg:viewBox="0 0 210 889" svg:d="M210 0c-381 508-127 889-127 889">
          <text:p/>
        </draw:path>
        <draw:circle draw:style-name="gr10" draw:text-style-name="P1" draw:layer="layout" svg:width="0.635cm" svg:height="0.635cm" svg:x="10.616cm" svg:y="3.688cm">
          <text:p/>
        </draw:circle>
        <draw:path draw:style-name="gr9" draw:text-style-name="P1" draw:layer="layout" svg:width="1.015cm" svg:height="0.263cm" svg:x="12.267cm" svg:y="3.551cm" svg:viewBox="0 0 1016 264" svg:d="M0 264c508-508 1016-127 1016-127">
          <text:p/>
        </draw:path>
        <draw:path draw:style-name="gr9" draw:text-style-name="P1" draw:layer="layout" svg:width="0.888cm" svg:height="0.209cm" svg:x="12.521cm" svg:y="5.339cm" svg:viewBox="0 0 889 210" svg:d="M889 0c-635 381-889 127-889 127">
          <text:p/>
        </draw:path>
        <draw:path draw:style-name="gr9" draw:text-style-name="P1" draw:layer="layout" svg:width="0.209cm" svg:height="0.888cm" svg:x="13.232cm" svg:y="4.059cm" svg:viewBox="0 0 210 889" svg:d="M210 0c-381 508-127 889-127 889">
          <text:p/>
        </draw:path>
        <draw:path draw:style-name="gr9" draw:text-style-name="P1" draw:layer="layout" svg:width="0.209cm" svg:height="0.888cm" svg:x="14.502cm" svg:y="4.059cm" svg:viewBox="0 0 210 889" svg:d="M210 0c-381 508-127 889-127 889">
          <text:p/>
        </draw:path>
        <draw:circle draw:style-name="gr10" draw:text-style-name="P1" draw:layer="layout" svg:width="0.635cm" svg:height="0.635cm" svg:x="14.426cm" svg:y="3.688cm">
          <text:p/>
        </draw:circle>
        <draw:circle draw:style-name="gr10" draw:text-style-name="P1" draw:layer="layout" svg:width="0.635cm" svg:height="0.635cm" svg:x="11.886cm" svg:y="3.688cm">
          <text:p/>
        </draw:circle>
        <draw:circle draw:style-name="gr10" draw:text-style-name="P1" draw:layer="layout" svg:width="0.635cm" svg:height="0.635cm" svg:x="13.156cm" svg:y="3.688cm">
          <text:p/>
        </draw:circle>
        <draw:path draw:style-name="gr9" draw:text-style-name="P1" draw:layer="layout" svg:width="0.209cm" svg:height="0.888cm" svg:x="10.66cm" svg:y="5.329cm" svg:viewBox="0 0 210 889" svg:d="M210 0c-381 508-127 889-127 889">
          <text:p/>
        </draw:path>
        <draw:path draw:style-name="gr9" draw:text-style-name="P1" draw:layer="layout" svg:width="0.209cm" svg:height="0.888cm" svg:x="11.962cm" svg:y="5.329cm" svg:viewBox="0 0 210 889" svg:d="M210 0c-381 508-127 889-127 889">
          <text:p/>
        </draw:path>
        <draw:path draw:style-name="gr9" draw:text-style-name="P1" draw:layer="layout" svg:width="0.888cm" svg:height="0.209cm" svg:x="12.521cm" svg:y="5.339cm" svg:viewBox="0 0 889 210" svg:d="M889 0c-635 381-889 127-889 127">
          <text:p/>
        </draw:path>
        <draw:path draw:style-name="gr9" draw:text-style-name="P1" draw:layer="layout" svg:width="1.015cm" svg:height="0.263cm" svg:x="12.267cm" svg:y="6.091cm" svg:viewBox="0 0 1016 264" svg:d="M0 264c508-508 1016-127 1016-127">
          <text:p/>
        </draw:path>
        <draw:path draw:style-name="gr9" draw:text-style-name="P1" draw:layer="layout" svg:width="0.209cm" svg:height="0.888cm" svg:x="13.232cm" svg:y="5.329cm" svg:viewBox="0 0 210 889" svg:d="M210 0c-381 508-127 889-127 889">
          <text:p/>
        </draw:path>
        <draw:path draw:style-name="gr9" draw:text-style-name="P1" draw:layer="layout" svg:width="1.015cm" svg:height="0.263cm" svg:x="13.537cm" svg:y="6.091cm" svg:viewBox="0 0 1016 264" svg:d="M0 264c508-508 1016-127 1016-127">
          <text:p/>
        </draw:path>
        <draw:path draw:style-name="gr9" draw:text-style-name="P1" draw:layer="layout" svg:width="0.888cm" svg:height="0.209cm" svg:x="11.251cm" svg:y="6.609cm" svg:viewBox="0 0 889 210" svg:d="M889 0c-635 381-889 127-889 127">
          <text:p/>
        </draw:path>
        <draw:path draw:style-name="gr9" draw:text-style-name="P1" draw:layer="layout" svg:width="0.055cm" svg:height="0.761cm" svg:x="10.997cm" svg:y="6.853cm" svg:viewBox="0 0 56 762" svg:d="M0 762c127-508 0-762 0-762">
          <text:p/>
        </draw:path>
        <draw:circle draw:style-name="gr10" draw:text-style-name="P1" draw:layer="layout" svg:width="0.635cm" svg:height="0.635cm" svg:x="10.616cm" svg:y="7.498cm">
          <text:p/>
        </draw:circle>
        <draw:path draw:style-name="gr9" draw:text-style-name="P1" draw:layer="layout" svg:width="0.209cm" svg:height="0.888cm" svg:x="13.232cm" svg:y="6.599cm" svg:viewBox="0 0 210 889" svg:d="M210 0c-381 508-127 889-127 889">
          <text:p/>
        </draw:path>
        <draw:path draw:style-name="gr9" draw:text-style-name="P1" draw:layer="layout" svg:width="1.015cm" svg:height="0.263cm" svg:x="13.537cm" svg:y="7.361cm" svg:viewBox="0 0 1016 264" svg:d="M0 264c508-508 1016-127 1016-127">
          <text:p/>
        </draw:path>
        <draw:path draw:style-name="gr9" draw:text-style-name="P1" draw:layer="layout" svg:width="0.055cm" svg:height="0.761cm" svg:x="14.839cm" svg:y="6.853cm" svg:viewBox="0 0 56 762" svg:d="M0 762c127-508 0-762 0-762">
          <text:p/>
        </draw:path>
        <draw:circle draw:style-name="gr10" draw:text-style-name="P1" draw:layer="layout" svg:width="0.635cm" svg:height="0.635cm" svg:x="14.426cm" svg:y="7.498cm">
          <text:p/>
        </draw:circle>
        <draw:circle draw:style-name="gr10" draw:text-style-name="P1" draw:layer="layout" svg:width="0.635cm" svg:height="0.635cm" svg:x="11.886cm" svg:y="7.498cm">
          <text:p/>
        </draw:circle>
        <draw:circle draw:style-name="gr10" draw:text-style-name="P1" draw:layer="layout" svg:width="0.635cm" svg:height="0.635cm" svg:x="13.156cm" svg:y="7.498cm">
          <text:p/>
        </draw:circle>
        <draw:circle draw:style-name="gr10" draw:text-style-name="P1" draw:layer="layout" svg:width="0.635cm" svg:height="0.635cm" svg:x="10.616cm" svg:y="4.958cm">
          <text:p/>
        </draw:circle>
        <draw:circle draw:style-name="gr10" draw:text-style-name="P1" draw:layer="layout" svg:width="0.635cm" svg:height="0.635cm" svg:x="14.426cm" svg:y="4.958cm">
          <text:p/>
        </draw:circle>
        <draw:circle draw:style-name="gr10" draw:text-style-name="P1" draw:layer="layout" svg:width="0.635cm" svg:height="0.635cm" svg:x="11.886cm" svg:y="4.958cm">
          <text:p/>
        </draw:circle>
        <draw:circle draw:style-name="gr10" draw:text-style-name="P1" draw:layer="layout" svg:width="0.635cm" svg:height="0.635cm" svg:x="13.156cm" svg:y="4.958cm">
          <text:p/>
        </draw:circle>
        <draw:circle draw:style-name="gr10" draw:text-style-name="P1" draw:layer="layout" svg:width="0.635cm" svg:height="0.635cm" svg:x="10.616cm" svg:y="6.228cm">
          <text:p/>
        </draw:circle>
        <draw:circle draw:style-name="gr10" draw:text-style-name="P1" draw:layer="layout" svg:width="0.635cm" svg:height="0.635cm" svg:x="14.426cm" svg:y="6.228cm">
          <text:p/>
        </draw:circle>
        <draw:circle draw:style-name="gr10" draw:text-style-name="P1" draw:layer="layout" svg:width="0.635cm" svg:height="0.635cm" svg:x="11.886cm" svg:y="6.228cm">
          <text:p/>
        </draw:circle>
        <draw:circle draw:style-name="gr10" draw:text-style-name="P1" draw:layer="layout" svg:width="0.635cm" svg:height="0.635cm" svg:x="13.156cm" svg:y="6.228cm">
          <text:p/>
        </draw:circle>
        <draw:frame draw:style-name="gr26" draw:layer="layout" svg:width="5.461cm" svg:height="1.016cm" svg:x="6.704cm" svg:y="9.136cm">
          <draw:text-box>
            <text:p>Loop/Self-Cycle</text:p>
          </draw:text-box>
        </draw:frame>
        <draw:path draw:style-name="gr27" draw:text-style-name="P1" draw:layer="layout" svg:width="1.071cm" svg:height="0.576cm" svg:x="7.858cm" svg:y="3.471cm" svg:viewBox="0 0 1072 577" svg:d="M0 577c2413-1016 0-381 0-381">
          <text:p/>
        </draw:path>
        <draw:circle draw:style-name="gr8" draw:text-style-name="P1" draw:layer="layout" svg:width="0.635cm" svg:height="0.635cm" svg:x="7.35cm" svg:y="3.677cm">
          <text:p/>
        </draw:circle>
      </draw:page>
      <draw:page draw:name="page11" draw:style-name="dp1" draw:master-page-name="Default">
        <draw:path draw:style-name="gr18" draw:text-style-name="P1" draw:layer="layout" svg:width="0.209cm" svg:height="0.888cm" svg:x="14.502cm" svg:y="4.059cm" svg:viewBox="0 0 210 889" svg:d="M210 0c-381 508-127 889-127 889">
          <text:p/>
        </draw:path>
        <draw:path draw:style-name="gr18" draw:text-style-name="P1" draw:layer="layout" svg:width="0.13cm" svg:height="0.888cm" svg:x="14.712cm" svg:y="4.06cm" svg:viewBox="0 0 131 889" svg:d="M0 0c238 508 79 889 79 889">
          <text:p/>
        </draw:path>
        <draw:path draw:style-name="gr7" draw:text-style-name="P1" draw:layer="layout" svg:width="0.888cm" svg:height="0.209cm" svg:x="4.175cm" svg:y="7.909cm" svg:viewBox="0 0 889 210" svg:d="M889 0c-635 381-889 127-889 127">
          <text:p/>
        </draw:path>
        <draw:path draw:style-name="gr7" draw:text-style-name="P1" draw:layer="layout" svg:width="0.888cm" svg:height="0.209cm" svg:x="5.445cm" svg:y="7.909cm" svg:viewBox="0 0 889 210" svg:d="M889 0c-635 381-889 127-889 127">
          <text:p/>
        </draw:path>
        <draw:path draw:style-name="gr7" draw:text-style-name="P1" draw:layer="layout" svg:width="1.015cm" svg:height="0.263cm" svg:x="3.921cm" svg:y="3.54cm" svg:viewBox="0 0 1016 264" svg:d="M0 264c508-508 1016-127 1016-127">
          <text:p/>
        </draw:path>
        <draw:path draw:style-name="gr7" draw:text-style-name="P1" draw:layer="layout" svg:width="1.015cm" svg:height="0.263cm" svg:x="3.921cm" svg:y="4.81cm" svg:viewBox="0 0 1016 264" svg:d="M0 264c508-508 1016-127 1016-127">
          <text:p/>
        </draw:path>
        <draw:path draw:style-name="gr7" draw:text-style-name="P1" draw:layer="layout" svg:width="0.209cm" svg:height="0.888cm" svg:x="3.584cm" svg:y="4.048cm" svg:viewBox="0 0 210 889" svg:d="M210 0c-381 508-127 889-127 889">
          <text:p/>
        </draw:path>
        <draw:path draw:style-name="gr7" draw:text-style-name="P1" draw:layer="layout" svg:width="0.209cm" svg:height="0.888cm" svg:x="4.886cm" svg:y="4.048cm" svg:viewBox="0 0 210 889" svg:d="M210 0c-381 508-127 889-127 889">
          <text:p/>
        </draw:path>
        <draw:circle draw:style-name="gr8" draw:text-style-name="P1" draw:layer="layout" svg:width="0.635cm" svg:height="0.635cm" svg:x="3.54cm" svg:y="3.677cm">
          <text:p/>
        </draw:circle>
        <draw:path draw:style-name="gr7" draw:text-style-name="P1" draw:layer="layout" svg:width="1.015cm" svg:height="0.263cm" svg:x="5.191cm" svg:y="3.54cm" svg:viewBox="0 0 1016 264" svg:d="M0 264c508-508 1016-127 1016-127">
          <text:p/>
        </draw:path>
        <draw:path draw:style-name="gr7" draw:text-style-name="P1" draw:layer="layout" svg:width="0.888cm" svg:height="0.209cm" svg:x="5.445cm" svg:y="5.328cm" svg:viewBox="0 0 889 210" svg:d="M889 0c-635 381-889 127-889 127">
          <text:p/>
        </draw:path>
        <draw:path draw:style-name="gr7" draw:text-style-name="P1" draw:layer="layout" svg:width="0.209cm" svg:height="0.888cm" svg:x="6.156cm" svg:y="4.048cm" svg:viewBox="0 0 210 889" svg:d="M210 0c-381 508-127 889-127 889">
          <text:p/>
        </draw:path>
        <draw:path draw:style-name="gr7" draw:text-style-name="P1" draw:layer="layout" svg:width="0.209cm" svg:height="0.888cm" svg:x="7.426cm" svg:y="4.048cm" svg:viewBox="0 0 210 889" svg:d="M210 0c-381 508-127 889-127 889">
          <text:p/>
        </draw:path>
        <draw:path draw:style-name="gr28" draw:text-style-name="P1" draw:layer="layout" svg:width="0.055cm" svg:height="0.761cm" svg:x="7.763cm" svg:y="4.302cm" svg:viewBox="0 0 56 762" svg:d="M0 762c127-508 0-762 0-762">
          <text:p/>
        </draw:path>
        <draw:circle draw:style-name="gr8" draw:text-style-name="P1" draw:layer="layout" svg:width="0.635cm" svg:height="0.635cm" svg:x="4.81cm" svg:y="3.677cm">
          <text:p/>
        </draw:circle>
        <draw:circle draw:style-name="gr8" draw:text-style-name="P1" draw:layer="layout" svg:width="0.635cm" svg:height="0.635cm" svg:x="6.08cm" svg:y="3.677cm">
          <text:p/>
        </draw:circle>
        <draw:path draw:style-name="gr7" draw:text-style-name="P1" draw:layer="layout" svg:width="1.015cm" svg:height="0.263cm" svg:x="3.921cm" svg:y="6.08cm" svg:viewBox="0 0 1016 264" svg:d="M0 264c508-508 1016-127 1016-127">
          <text:p/>
        </draw:path>
        <draw:path draw:style-name="gr7" draw:text-style-name="P1" draw:layer="layout" svg:width="0.209cm" svg:height="0.888cm" svg:x="3.584cm" svg:y="5.318cm" svg:viewBox="0 0 210 889" svg:d="M210 0c-381 508-127 889-127 889">
          <text:p/>
        </draw:path>
        <draw:path draw:style-name="gr7" draw:text-style-name="P1" draw:layer="layout" svg:width="0.055cm" svg:height="0.761cm" svg:x="3.921cm" svg:y="5.572cm" svg:viewBox="0 0 56 762" svg:d="M0 762c127-508 0-762 0-762">
          <text:p/>
        </draw:path>
        <draw:path draw:style-name="gr7" draw:text-style-name="P1" draw:layer="layout" svg:width="0.209cm" svg:height="0.888cm" svg:x="4.886cm" svg:y="5.318cm" svg:viewBox="0 0 210 889" svg:d="M210 0c-381 508-127 889-127 889">
          <text:p/>
        </draw:path>
        <draw:path draw:style-name="gr7" draw:text-style-name="P1" draw:layer="layout" svg:width="0.888cm" svg:height="0.209cm" svg:x="5.445cm" svg:y="5.328cm" svg:viewBox="0 0 889 210" svg:d="M889 0c-635 381-889 127-889 127">
          <text:p/>
        </draw:path>
        <draw:path draw:style-name="gr7" draw:text-style-name="P1" draw:layer="layout" svg:width="1.015cm" svg:height="0.263cm" svg:x="5.191cm" svg:y="6.08cm" svg:viewBox="0 0 1016 264" svg:d="M0 264c508-508 1016-127 1016-127">
          <text:p/>
        </draw:path>
        <draw:path draw:style-name="gr7" draw:text-style-name="P1" draw:layer="layout" svg:width="0.209cm" svg:height="0.888cm" svg:x="6.156cm" svg:y="5.318cm" svg:viewBox="0 0 210 889" svg:d="M210 0c-381 508-127 889-127 889">
          <text:p/>
        </draw:path>
        <draw:path draw:style-name="gr7" draw:text-style-name="P1" draw:layer="layout" svg:width="1.015cm" svg:height="0.263cm" svg:x="6.461cm" svg:y="6.08cm" svg:viewBox="0 0 1016 264" svg:d="M0 264c508-508 1016-127 1016-127">
          <text:p/>
        </draw:path>
        <draw:path draw:style-name="gr7" draw:text-style-name="P1" draw:layer="layout" svg:width="0.888cm" svg:height="0.209cm" svg:x="4.175cm" svg:y="6.598cm" svg:viewBox="0 0 889 210" svg:d="M889 0c-635 381-889 127-889 127">
          <text:p/>
        </draw:path>
        <draw:path draw:style-name="gr7" draw:text-style-name="P1" draw:layer="layout" svg:width="1.015cm" svg:height="0.263cm" svg:x="3.921cm" svg:y="7.35cm" svg:viewBox="0 0 1016 264" svg:d="M0 264c508-508 1016-127 1016-127">
          <text:p/>
        </draw:path>
        <draw:path draw:style-name="gr7" draw:text-style-name="P1" draw:layer="layout" svg:width="0.055cm" svg:height="0.761cm" svg:x="3.921cm" svg:y="6.842cm" svg:viewBox="0 0 56 762" svg:d="M0 762c127-508 0-762 0-762">
          <text:p/>
        </draw:path>
        <draw:circle draw:style-name="gr8" draw:text-style-name="P1" draw:layer="layout" svg:width="0.635cm" svg:height="0.635cm" svg:x="3.54cm" svg:y="7.487cm">
          <text:p/>
        </draw:circle>
        <draw:path draw:style-name="gr7" draw:text-style-name="P1" draw:layer="layout" svg:width="0.209cm" svg:height="0.888cm" svg:x="6.156cm" svg:y="6.588cm" svg:viewBox="0 0 210 889" svg:d="M210 0c-381 508-127 889-127 889">
          <text:p/>
        </draw:path>
        <draw:path draw:style-name="gr7" draw:text-style-name="P1" draw:layer="layout" svg:width="0.888cm" svg:height="0.209cm" svg:x="6.715cm" svg:y="6.598cm" svg:viewBox="0 0 889 210" svg:d="M889 0c-635 381-889 127-889 127">
          <text:p/>
        </draw:path>
        <draw:path draw:style-name="gr7" draw:text-style-name="P1" draw:layer="layout" svg:width="1.015cm" svg:height="0.263cm" svg:x="6.461cm" svg:y="7.35cm" svg:viewBox="0 0 1016 264" svg:d="M0 264c508-508 1016-127 1016-127">
          <text:p/>
        </draw:path>
        <draw:path draw:style-name="gr7" draw:text-style-name="P1" draw:layer="layout" svg:width="0.209cm" svg:height="0.888cm" svg:x="7.426cm" svg:y="6.588cm" svg:viewBox="0 0 210 889" svg:d="M210 0c-381 508-127 889-127 889">
          <text:p/>
        </draw:path>
        <draw:path draw:style-name="gr7" draw:text-style-name="P1" draw:layer="layout" svg:width="0.055cm" svg:height="0.761cm" svg:x="7.763cm" svg:y="6.842cm" svg:viewBox="0 0 56 762" svg:d="M0 762c127-508 0-762 0-762">
          <text:p/>
        </draw:path>
        <draw:circle draw:style-name="gr8" draw:text-style-name="P1" draw:layer="layout" svg:width="0.635cm" svg:height="0.635cm" svg:x="7.35cm" svg:y="7.487cm">
          <text:p/>
        </draw:circle>
        <draw:circle draw:style-name="gr8" draw:text-style-name="P1" draw:layer="layout" svg:width="0.635cm" svg:height="0.635cm" svg:x="4.81cm" svg:y="7.487cm">
          <text:p/>
        </draw:circle>
        <draw:circle draw:style-name="gr8" draw:text-style-name="P1" draw:layer="layout" svg:width="0.635cm" svg:height="0.635cm" svg:x="6.08cm" svg:y="7.487cm">
          <text:p/>
        </draw:circle>
        <draw:circle draw:style-name="gr8" draw:text-style-name="P1" draw:layer="layout" svg:width="0.635cm" svg:height="0.635cm" svg:x="3.54cm" svg:y="4.947cm">
          <text:p/>
        </draw:circle>
        <draw:circle draw:style-name="gr8" draw:text-style-name="P1" draw:layer="layout" svg:width="0.635cm" svg:height="0.635cm" svg:x="4.81cm" svg:y="4.947cm">
          <text:p/>
        </draw:circle>
        <draw:circle draw:style-name="gr8" draw:text-style-name="P1" draw:layer="layout" svg:width="0.635cm" svg:height="0.635cm" svg:x="6.08cm" svg:y="4.947cm">
          <text:p/>
        </draw:circle>
        <draw:circle draw:style-name="gr8" draw:text-style-name="P1" draw:layer="layout" svg:width="0.635cm" svg:height="0.635cm" svg:x="3.54cm" svg:y="6.217cm">
          <text:p/>
        </draw:circle>
        <draw:circle draw:style-name="gr8" draw:text-style-name="P1" draw:layer="layout" svg:width="0.635cm" svg:height="0.635cm" svg:x="7.35cm" svg:y="6.217cm">
          <text:p/>
        </draw:circle>
        <draw:circle draw:style-name="gr8" draw:text-style-name="P1" draw:layer="layout" svg:width="0.635cm" svg:height="0.635cm" svg:x="4.81cm" svg:y="6.217cm">
          <text:p/>
        </draw:circle>
        <draw:circle draw:style-name="gr8" draw:text-style-name="P1" draw:layer="layout" svg:width="0.635cm" svg:height="0.635cm" svg:x="6.08cm" svg:y="6.217cm">
          <text:p/>
        </draw:circle>
        <draw:frame draw:style-name="gr4" draw:text-style-name="P3" draw:layer="layout" svg:width="3.558cm" svg:height="0.797cm" svg:x="3.997cm" svg:y="2.142cm">
          <draw:text-box>
            <text:p text:style-name="P3"><text:span text:style-name="T2">Directed Graph</text:span></text:p>
          </draw:text-box>
        </draw:frame>
        <draw:frame draw:style-name="gr4" draw:text-style-name="P3" draw:layer="layout" svg:width="4.054cm" svg:height="0.797cm" svg:x="10.997cm" svg:y="2.243cm">
          <draw:text-box>
            <text:p text:style-name="P3"><text:span text:style-name="T2">Undirected Graph</text:span></text:p>
          </draw:text-box>
        </draw:frame>
        <draw:path draw:style-name="gr9" draw:text-style-name="P1" draw:layer="layout" svg:width="0.888cm" svg:height="0.209cm" svg:x="11.251cm" svg:y="7.92cm" svg:viewBox="0 0 889 210" svg:d="M889 0c-635 381-889 127-889 127">
          <text:p/>
        </draw:path>
        <draw:path draw:style-name="gr9" draw:text-style-name="P1" draw:layer="layout" svg:width="0.888cm" svg:height="0.209cm" svg:x="12.521cm" svg:y="7.92cm" svg:viewBox="0 0 889 210" svg:d="M889 0c-635 381-889 127-889 127">
          <text:p/>
        </draw:path>
        <draw:path draw:style-name="gr9" draw:text-style-name="P1" draw:layer="layout" svg:width="1.015cm" svg:height="0.263cm" svg:x="10.997cm" svg:y="3.551cm" svg:viewBox="0 0 1016 264" svg:d="M0 264c508-508 1016-127 1016-127">
          <text:p/>
        </draw:path>
        <draw:path draw:style-name="gr9" draw:text-style-name="P1" draw:layer="layout" svg:width="1.015cm" svg:height="0.263cm" svg:x="10.997cm" svg:y="4.821cm" svg:viewBox="0 0 1016 264" svg:d="M0 264c508-508 1016-127 1016-127">
          <text:p/>
        </draw:path>
        <draw:path draw:style-name="gr9" draw:text-style-name="P1" draw:layer="layout" svg:width="0.209cm" svg:height="0.888cm" svg:x="10.66cm" svg:y="4.059cm" svg:viewBox="0 0 210 889" svg:d="M210 0c-381 508-127 889-127 889">
          <text:p/>
        </draw:path>
        <draw:path draw:style-name="gr9" draw:text-style-name="P1" draw:layer="layout" svg:width="0.209cm" svg:height="0.888cm" svg:x="11.962cm" svg:y="4.059cm" svg:viewBox="0 0 210 889" svg:d="M210 0c-381 508-127 889-127 889">
          <text:p/>
        </draw:path>
        <draw:circle draw:style-name="gr10" draw:text-style-name="P1" draw:layer="layout" svg:width="0.635cm" svg:height="0.635cm" svg:x="10.616cm" svg:y="3.688cm">
          <text:p/>
        </draw:circle>
        <draw:path draw:style-name="gr9" draw:text-style-name="P1" draw:layer="layout" svg:width="1.015cm" svg:height="0.263cm" svg:x="12.267cm" svg:y="3.551cm" svg:viewBox="0 0 1016 264" svg:d="M0 264c508-508 1016-127 1016-127">
          <text:p/>
        </draw:path>
        <draw:path draw:style-name="gr9" draw:text-style-name="P1" draw:layer="layout" svg:width="0.888cm" svg:height="0.209cm" svg:x="12.521cm" svg:y="5.339cm" svg:viewBox="0 0 889 210" svg:d="M889 0c-635 381-889 127-889 127">
          <text:p/>
        </draw:path>
        <draw:path draw:style-name="gr9" draw:text-style-name="P1" draw:layer="layout" svg:width="0.209cm" svg:height="0.888cm" svg:x="13.232cm" svg:y="4.059cm" svg:viewBox="0 0 210 889" svg:d="M210 0c-381 508-127 889-127 889">
          <text:p/>
        </draw:path>
        <draw:circle draw:style-name="gr10" draw:text-style-name="P1" draw:layer="layout" svg:width="0.635cm" svg:height="0.635cm" svg:x="14.426cm" svg:y="3.688cm">
          <text:p/>
        </draw:circle>
        <draw:circle draw:style-name="gr10" draw:text-style-name="P1" draw:layer="layout" svg:width="0.635cm" svg:height="0.635cm" svg:x="11.886cm" svg:y="3.688cm">
          <text:p/>
        </draw:circle>
        <draw:circle draw:style-name="gr10" draw:text-style-name="P1" draw:layer="layout" svg:width="0.635cm" svg:height="0.635cm" svg:x="13.156cm" svg:y="3.688cm">
          <text:p/>
        </draw:circle>
        <draw:path draw:style-name="gr9" draw:text-style-name="P1" draw:layer="layout" svg:width="0.209cm" svg:height="0.888cm" svg:x="10.66cm" svg:y="5.329cm" svg:viewBox="0 0 210 889" svg:d="M210 0c-381 508-127 889-127 889">
          <text:p/>
        </draw:path>
        <draw:path draw:style-name="gr9" draw:text-style-name="P1" draw:layer="layout" svg:width="0.209cm" svg:height="0.888cm" svg:x="11.962cm" svg:y="5.329cm" svg:viewBox="0 0 210 889" svg:d="M210 0c-381 508-127 889-127 889">
          <text:p/>
        </draw:path>
        <draw:path draw:style-name="gr9" draw:text-style-name="P1" draw:layer="layout" svg:width="0.888cm" svg:height="0.209cm" svg:x="12.521cm" svg:y="5.339cm" svg:viewBox="0 0 889 210" svg:d="M889 0c-635 381-889 127-889 127">
          <text:p/>
        </draw:path>
        <draw:path draw:style-name="gr9" draw:text-style-name="P1" draw:layer="layout" svg:width="1.015cm" svg:height="0.263cm" svg:x="12.267cm" svg:y="6.091cm" svg:viewBox="0 0 1016 264" svg:d="M0 264c508-508 1016-127 1016-127">
          <text:p/>
        </draw:path>
        <draw:path draw:style-name="gr9" draw:text-style-name="P1" draw:layer="layout" svg:width="0.209cm" svg:height="0.888cm" svg:x="13.232cm" svg:y="5.329cm" svg:viewBox="0 0 210 889" svg:d="M210 0c-381 508-127 889-127 889">
          <text:p/>
        </draw:path>
        <draw:path draw:style-name="gr9" draw:text-style-name="P1" draw:layer="layout" svg:width="1.015cm" svg:height="0.263cm" svg:x="13.537cm" svg:y="6.091cm" svg:viewBox="0 0 1016 264" svg:d="M0 264c508-508 1016-127 1016-127">
          <text:p/>
        </draw:path>
        <draw:path draw:style-name="gr9" draw:text-style-name="P1" draw:layer="layout" svg:width="0.888cm" svg:height="0.209cm" svg:x="11.251cm" svg:y="6.609cm" svg:viewBox="0 0 889 210" svg:d="M889 0c-635 381-889 127-889 127">
          <text:p/>
        </draw:path>
        <draw:path draw:style-name="gr9" draw:text-style-name="P1" draw:layer="layout" svg:width="0.055cm" svg:height="0.761cm" svg:x="10.997cm" svg:y="6.853cm" svg:viewBox="0 0 56 762" svg:d="M0 762c127-508 0-762 0-762">
          <text:p/>
        </draw:path>
        <draw:circle draw:style-name="gr10" draw:text-style-name="P1" draw:layer="layout" svg:width="0.635cm" svg:height="0.635cm" svg:x="10.616cm" svg:y="7.498cm">
          <text:p/>
        </draw:circle>
        <draw:path draw:style-name="gr9" draw:text-style-name="P1" draw:layer="layout" svg:width="0.209cm" svg:height="0.888cm" svg:x="13.232cm" svg:y="6.599cm" svg:viewBox="0 0 210 889" svg:d="M210 0c-381 508-127 889-127 889">
          <text:p/>
        </draw:path>
        <draw:path draw:style-name="gr9" draw:text-style-name="P1" draw:layer="layout" svg:width="1.015cm" svg:height="0.263cm" svg:x="13.537cm" svg:y="7.361cm" svg:viewBox="0 0 1016 264" svg:d="M0 264c508-508 1016-127 1016-127">
          <text:p/>
        </draw:path>
        <draw:path draw:style-name="gr9" draw:text-style-name="P1" draw:layer="layout" svg:width="0.055cm" svg:height="0.761cm" svg:x="14.839cm" svg:y="6.853cm" svg:viewBox="0 0 56 762" svg:d="M0 762c127-508 0-762 0-762">
          <text:p/>
        </draw:path>
        <draw:circle draw:style-name="gr10" draw:text-style-name="P1" draw:layer="layout" svg:width="0.635cm" svg:height="0.635cm" svg:x="14.426cm" svg:y="7.498cm">
          <text:p/>
        </draw:circle>
        <draw:circle draw:style-name="gr10" draw:text-style-name="P1" draw:layer="layout" svg:width="0.635cm" svg:height="0.635cm" svg:x="11.886cm" svg:y="7.498cm">
          <text:p/>
        </draw:circle>
        <draw:circle draw:style-name="gr10" draw:text-style-name="P1" draw:layer="layout" svg:width="0.635cm" svg:height="0.635cm" svg:x="13.156cm" svg:y="7.498cm">
          <text:p/>
        </draw:circle>
        <draw:circle draw:style-name="gr10" draw:text-style-name="P1" draw:layer="layout" svg:width="0.635cm" svg:height="0.635cm" svg:x="10.616cm" svg:y="4.958cm">
          <text:p/>
        </draw:circle>
        <draw:circle draw:style-name="gr10" draw:text-style-name="P1" draw:layer="layout" svg:width="0.635cm" svg:height="0.635cm" svg:x="14.426cm" svg:y="4.958cm">
          <text:p/>
        </draw:circle>
        <draw:circle draw:style-name="gr10" draw:text-style-name="P1" draw:layer="layout" svg:width="0.635cm" svg:height="0.635cm" svg:x="11.886cm" svg:y="4.958cm">
          <text:p/>
        </draw:circle>
        <draw:circle draw:style-name="gr10" draw:text-style-name="P1" draw:layer="layout" svg:width="0.635cm" svg:height="0.635cm" svg:x="13.156cm" svg:y="4.958cm">
          <text:p/>
        </draw:circle>
        <draw:circle draw:style-name="gr10" draw:text-style-name="P1" draw:layer="layout" svg:width="0.635cm" svg:height="0.635cm" svg:x="10.616cm" svg:y="6.228cm">
          <text:p/>
        </draw:circle>
        <draw:circle draw:style-name="gr10" draw:text-style-name="P1" draw:layer="layout" svg:width="0.635cm" svg:height="0.635cm" svg:x="14.426cm" svg:y="6.228cm">
          <text:p/>
        </draw:circle>
        <draw:circle draw:style-name="gr10" draw:text-style-name="P1" draw:layer="layout" svg:width="0.635cm" svg:height="0.635cm" svg:x="11.886cm" svg:y="6.228cm">
          <text:p/>
        </draw:circle>
        <draw:circle draw:style-name="gr10" draw:text-style-name="P1" draw:layer="layout" svg:width="0.635cm" svg:height="0.635cm" svg:x="13.156cm" svg:y="6.228cm">
          <text:p/>
        </draw:circle>
        <draw:frame draw:style-name="gr26" draw:text-style-name="P6" draw:layer="layout" svg:width="5.461cm" svg:height="1.016cm" svg:x="6.704cm" svg:y="9.136cm">
          <draw:text-box>
            <text:p text:style-name="P6">Multi-Edge</text:p>
          </draw:text-box>
        </draw:frame>
        <draw:circle draw:style-name="gr8" draw:text-style-name="P1" draw:layer="layout" svg:width="0.635cm" svg:height="0.635cm" svg:x="7.35cm" svg:y="3.677cm">
          <text:p/>
        </draw:circle>
        <draw:path draw:style-name="gr28" draw:text-style-name="P1" draw:layer="layout" svg:width="0.323cm" svg:height="0.761cm" svg:x="7.791cm" svg:y="4.303cm" svg:viewBox="0 0 324 762" svg:d="M0 762c728-508 0-762 0-762">
          <text:p/>
        </draw:path>
        <draw:circle draw:style-name="gr8" draw:text-style-name="P1" draw:layer="layout" svg:width="0.635cm" svg:height="0.635cm" svg:x="7.35cm" svg:y="4.947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22T12:35:10.405232000</meta:creation-date>
    <dc:date>2020-10-12T14:14:06</dc:date>
    <meta:editing-duration>PT47M37S</meta:editing-duration>
    <meta:editing-cycles>7</meta:editing-cycles>
    <meta:generator>OpenOffice/4.1.5$Unix OpenOffice.org_project/415m1$Build-9789</meta:generator>
    <dc:creator>James Plank</dc:creator>
    <meta:document-statistic meta:object-count="670"/>
  </office:meta>
</office:document-meta>
</file>